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Export 60-65</text:p>
          </table:table-cell>
          <table:table-cell office:value-type="string">
            <text:p>Export 65-70</text:p>
          </table:table-cell>
          <table:table-cell office:value-type="string">
            <text:p>Export 70-75</text:p>
          </table:table-cell>
          <table:table-cell office:value-type="string">
            <text:p>Export 75-80</text:p>
          </table:table-cell>
          <table:table-cell office:value-type="string">
            <text:p>Export 80-85</text:p>
          </table:table-cell>
          <table:table-cell office:value-type="string">
            <text:p>Import 60-65</text:p>
          </table:table-cell>
          <table:table-cell office:value-type="string">
            <text:p>Import 65-70</text:p>
          </table:table-cell>
          <table:table-cell office:value-type="string">
            <text:p>Import 70-75</text:p>
          </table:table-cell>
          <table:table-cell office:value-type="string">
            <text:p>Import 75-80</text:p>
          </table:table-cell>
          <table:table-cell office:value-type="string">
            <text:p>Import 80-85</text:p>
          </table:table-cell>
          <table:table-cell table:number-columns-repeated="11"/>
        </table:table-row>
        <table:table-row table:style-name="ro1">
          <table:table-cell office:value-type="float" office:value="0.2546">
            <text:p>0.2546</text:p>
          </table:table-cell>
          <table:table-cell office:value-type="float" office:value="0.1903">
            <text:p>0.1903</text:p>
          </table:table-cell>
          <table:table-cell office:value-type="float" office:value="0.1905">
            <text:p>0.1905</text:p>
          </table:table-cell>
          <table:table-cell office:value-type="float" office:value="0.2742">
            <text:p>0.2742</text:p>
          </table:table-cell>
          <table:table-cell office:value-type="float" office:value="0.2614">
            <text:p>0.2614</text:p>
          </table:table-cell>
          <table:table-cell office:value-type="float" office:value="0.309">
            <text:p>0.309</text:p>
          </table:table-cell>
          <table:table-cell office:value-type="float" office:value="0.1832">
            <text:p>0.1832</text:p>
          </table:table-cell>
          <table:table-cell office:value-type="float" office:value="0.2257">
            <text:p>0.2257</text:p>
          </table:table-cell>
          <table:table-cell office:value-type="float" office:value="0.3475">
            <text:p>0.3475</text:p>
          </table:table-cell>
          <table:table-cell office:value-type="float" office:value="0.2371">
            <text:p>0.2371</text:p>
          </table:table-cell>
          <table:table-cell table:number-columns-repeated="3" office:value-type="float" office:value="4.937">
            <text:p>4.937</text:p>
          </table:table-cell>
          <table:table-cell office:value-type="float" office:value="3.949">
            <text:p>3.949</text:p>
          </table:table-cell>
          <table:table-cell office:value-type="float" office:value="3.837">
            <text:p>3.837</text:p>
          </table:table-cell>
          <table:table-cell office:value-type="float" office:value="5.028">
            <text:p>5.028</text:p>
          </table:table-cell>
          <table:table-cell office:value-type="float" office:value="-0.012636">
            <text:p>-0.012636</text:p>
          </table:table-cell>
          <table:table-cell office:value-type="float" office:value="-0.005478">
            <text:p>-0.005478</text:p>
          </table:table-cell>
          <table:table-cell office:value-type="float" office:value="0.205768">
            <text:p>0.205768</text:p>
          </table:table-cell>
          <table:table-cell office:value-type="float" office:value="0.129028">
            <text:p>0.129028</text:p>
          </table:table-cell>
          <table:table-cell office:value-type="float" office:value="0.002286">
            <text:p>0.00228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28.749">
            <text:p>28.749</text:p>
          </table:table-cell>
          <table:table-cell office:value-type="float" office:value="28.75">
            <text:p>28.75</text:p>
          </table:table-cell>
          <table:table-cell office:value-type="float" office:value="28.752">
            <text:p>28.752</text:p>
          </table:table-cell>
          <table:table-cell office:value-type="float" office:value="25.553">
            <text:p>25.553</text:p>
          </table:table-cell>
          <table:table-cell office:value-type="float" office:value="49.431">
            <text:p>49.431</text:p>
          </table:table-cell>
          <table:table-cell office:value-type="float" office:value="79.5">
            <text:p>79.5</text:p>
          </table:table-cell>
          <table:table-cell office:value-type="float" office:value="-0.008697">
            <text:p>-0.008697</text:p>
          </table:table-cell>
          <table:table-cell office:value-type="float" office:value="0.038383">
            <text:p>0.038383</text:p>
          </table:table-cell>
          <table:table-cell office:value-type="float" office:value="0.072479">
            <text:p>0.072479</text:p>
          </table:table-cell>
          <table:table-cell office:value-type="float" office:value="0.08799">
            <text:p>0.08799</text:p>
          </table:table-cell>
          <table:table-cell office:value-type="float" office:value="0.004495">
            <text:p>0.004495</text:p>
          </table:table-cell>
        </table:table-row>
        <table:table-row table:style-name="ro1">
          <table:table-cell office:value-type="float" office:value="0.0239">
            <text:p>0.0239</text:p>
          </table:table-cell>
          <table:table-cell office:value-type="float" office:value="0.0422">
            <text:p>0.0422</text:p>
          </table:table-cell>
          <table:table-cell office:value-type="float" office:value="0.0712">
            <text:p>0.0712</text:p>
          </table:table-cell>
          <table:table-cell office:value-type="float" office:value="0.0975">
            <text:p>0.0975</text:p>
          </table:table-cell>
          <table:table-cell office:value-type="float" office:value="0.0804">
            <text:p>0.0804</text:p>
          </table:table-cell>
          <table:table-cell office:value-type="float" office:value="0.0458">
            <text:p>0.0458</text:p>
          </table:table-cell>
          <table:table-cell office:value-type="float" office:value="0.0713">
            <text:p>0.0713</text:p>
          </table:table-cell>
          <table:table-cell office:value-type="float" office:value="0.0994">
            <text:p>0.0994</text:p>
          </table:table-cell>
          <table:table-cell office:value-type="float" office:value="0.1705">
            <text:p>0.1705</text:p>
          </table:table-cell>
          <table:table-cell office:value-type="float" office:value="0.1528">
            <text:p>0.1528</text:p>
          </table:table-cell>
          <table:table-cell office:value-type="float" office:value="246.77">
            <text:p>246.77</text:p>
          </table:table-cell>
          <table:table-cell office:value-type="float" office:value="246.83">
            <text:p>246.83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0.019312">
            <text:p>0.019312</text:p>
          </table:table-cell>
          <table:table-cell office:value-type="float" office:value="0.003217">
            <text:p>0.003217</text:p>
          </table:table-cell>
          <table:table-cell office:value-type="float" office:value="-0.052057">
            <text:p>-0.052057</text:p>
          </table:table-cell>
          <table:table-cell office:value-type="float" office:value="-0.048724">
            <text:p>-0.048724</text:p>
          </table:table-cell>
          <table:table-cell office:value-type="float" office:value="0.00678">
            <text:p>0.00678</text:p>
          </table:table-cell>
        </table:table-row>
        <table:table-row table:style-name="ro1">
          <table:table-cell office:value-type="float" office:value="0.0805">
            <text:p>0.0805</text:p>
          </table:table-cell>
          <table:table-cell office:value-type="float" office:value="0.0845">
            <text:p>0.0845</text:p>
          </table:table-cell>
          <table:table-cell office:value-type="float" office:value="0.1545">
            <text:p>0.1545</text:p>
          </table:table-cell>
          <table:table-cell office:value-type="float" office:value="0.2402">
            <text:p>0.2402</text:p>
          </table:table-cell>
          <table:table-cell office:value-type="float" office:value="0.2765">
            <text:p>0.2765</text:p>
          </table:table-cell>
          <table:table-cell office:value-type="float" office:value="0.1574">
            <text:p>0.1574</text:p>
          </table:table-cell>
          <table:table-cell office:value-type="float" office:value="0.2216">
            <text:p>0.2216</text:p>
          </table:table-cell>
          <table:table-cell office:value-type="float" office:value="0.2831">
            <text:p>0.2831</text:p>
          </table:table-cell>
          <table:table-cell office:value-type="float" office:value="0.3432">
            <text:p>0.3432</text:p>
          </table:table-cell>
          <table:table-cell office:value-type="float" office:value="0.3622">
            <text:p>0.3622</text:p>
          </table:table-cell>
          <table:table-cell office:value-type="float" office:value="0.714">
            <text:p>0.714</text:p>
          </table:table-cell>
          <table:table-cell office:value-type="float" office:value="0.715">
            <text:p>0.715</text:p>
          </table:table-cell>
          <table:table-cell office:value-type="float" office:value="0.714">
            <text:p>0.714</text:p>
          </table:table-cell>
          <table:table-cell office:value-type="float" office:value="0.739">
            <text:p>0.739</text:p>
          </table:table-cell>
          <table:table-cell office:value-type="float" office:value="0.777">
            <text:p>0.777</text:p>
          </table:table-cell>
          <table:table-cell office:value-type="float" office:value="1.888">
            <text:p>1.888</text:p>
          </table:table-cell>
          <table:table-cell office:value-type="string">
            <text:p><text:s text:c="7"/>NA</text:p>
          </table:table-cell>
          <table:table-cell office:value-type="float" office:value="0.01126">
            <text:p>0.01126</text:p>
          </table:table-cell>
          <table:table-cell office:value-type="float" office:value="-0.0975">
            <text:p>-0.0975</text:p>
          </table:table-cell>
          <table:table-cell office:value-type="float" office:value="-0.0309">
            <text:p>-0.0309</text:p>
          </table:table-cell>
          <table:table-cell office:value-type="float" office:value="-0.0041">
            <text:p>-0.0041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0.0386">
            <text:p>0.0386</text:p>
          </table:table-cell>
          <table:table-cell office:value-type="float" office:value="0.0438">
            <text:p>0.0438</text:p>
          </table:table-cell>
          <table:table-cell office:value-type="float" office:value="0.0633">
            <text:p>0.0633</text:p>
          </table:table-cell>
          <table:table-cell office:value-type="float" office:value="0.0583">
            <text:p>0.0583</text:p>
          </table:table-cell>
          <table:table-cell office:value-type="string">
            <text:p><text:s text:c="4"/>NA</text:p>
          </table:table-cell>
          <table:table-cell office:value-type="float" office:value="0.0786">
            <text:p>0.0786</text:p>
          </table:table-cell>
          <table:table-cell office:value-type="float" office:value="0.1146">
            <text:p>0.1146</text:p>
          </table:table-cell>
          <table:table-cell office:value-type="float" office:value="0.1864">
            <text:p>0.1864</text:p>
          </table:table-cell>
          <table:table-cell office:value-type="float" office:value="0.1622">
            <text:p>0.1622</text:p>
          </table:table-cell>
          <table:table-cell office:value-type="string">
            <text:p><text:s text:c="7"/>NA</text:p>
          </table:table-cell>
          <table:table-cell office:value-type="float" office:value="246.85">
            <text:p>246.85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0.072581">
            <text:p>0.072581</text:p>
          </table:table-cell>
          <table:table-cell office:value-type="float" office:value="-0.017039">
            <text:p>-0.017039</text:p>
          </table:table-cell>
          <table:table-cell office:value-type="float" office:value="-0.02759">
            <text:p>-0.02759</text:p>
          </table:table-cell>
          <table:table-cell office:value-type="float" office:value="-0.019688">
            <text:p>-0.019688</text:p>
          </table:table-cell>
          <table:table-cell office:value-type="float" office:value="0.004495">
            <text:p>0.004495</text:p>
          </table:table-cell>
        </table:table-row>
        <table:table-row table:style-name="ro1">
          <table:table-cell office:value-type="float" office:value="0.0839">
            <text:p>0.0839</text:p>
          </table:table-cell>
          <table:table-cell office:value-type="float" office:value="0.0588">
            <text:p>0.0588</text:p>
          </table:table-cell>
          <table:table-cell office:value-type="float" office:value="0.0444">
            <text:p>0.0444</text:p>
          </table:table-cell>
          <table:table-cell office:value-type="float" office:value="0.0617">
            <text:p>0.0617</text:p>
          </table:table-cell>
          <table:table-cell office:value-type="float" office:value="0.0482">
            <text:p>0.0482</text:p>
          </table:table-cell>
          <table:table-cell office:value-type="float" office:value="0.0966">
            <text:p>0.0966</text:p>
          </table:table-cell>
          <table:table-cell office:value-type="float" office:value="0.0723">
            <text:p>0.0723</text:p>
          </table:table-cell>
          <table:table-cell office:value-type="float" office:value="0.0595">
            <text:p>0.0595</text:p>
          </table:table-cell>
          <table:table-cell office:value-type="float" office:value="0.0938">
            <text:p>0.0938</text:p>
          </table:table-cell>
          <table:table-cell office:value-type="float" office:value="0.1208">
            <text:p>0.1208</text:p>
          </table:table-cell>
          <table:table-cell office:value-type="float" office:value="49.997">
            <text:p>49.997</text:p>
          </table:table-cell>
          <table:table-cell office:value-type="float" office:value="84.35">
            <text:p>84.35</text:p>
          </table:table-cell>
          <table:table-cell office:value-type="float" office:value="87.5">
            <text:p>87.5</text:p>
          </table:table-cell>
          <table:table-cell office:value-type="float" office:value="78.75">
            <text:p>78.75</text:p>
          </table:table-cell>
          <table:table-cell office:value-type="float" office:value="90">
            <text:p>90</text:p>
          </table:table-cell>
          <table:table-cell office:value-type="float" office:value="120.69">
            <text:p>120.69</text:p>
          </table:table-cell>
          <table:table-cell office:value-type="string">
            <text:p><text:s text:c="7"/>NA</text:p>
          </table:table-cell>
          <table:table-cell office:value-type="float" office:value="0.06951">
            <text:p>0.06951</text:p>
          </table:table-cell>
          <table:table-cell office:value-type="float" office:value="-0.18009">
            <text:p>-0.18009</text:p>
          </table:table-cell>
          <table:table-cell office:value-type="float" office:value="0.07482">
            <text:p>0.07482</text:p>
          </table:table-cell>
          <table:table-cell office:value-type="float" office:value="-0.00237">
            <text:p>-0.00237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0.1259">
            <text:p>0.1259</text:p>
          </table:table-cell>
          <table:table-cell office:value-type="float" office:value="0.1079">
            <text:p>0.1079</text:p>
          </table:table-cell>
          <table:table-cell office:value-type="float" office:value="0.1413">
            <text:p>0.1413</text:p>
          </table:table-cell>
          <table:table-cell office:value-type="float" office:value="0.1622">
            <text:p>0.1622</text:p>
          </table:table-cell>
          <table:table-cell office:value-type="string">
            <text:p><text:s text:c="4"/>NA</text:p>
          </table:table-cell>
          <table:table-cell office:value-type="float" office:value="0.1063">
            <text:p>0.1063</text:p>
          </table:table-cell>
          <table:table-cell office:value-type="float" office:value="0.1158">
            <text:p>0.1158</text:p>
          </table:table-cell>
          <table:table-cell office:value-type="float" office:value="0.169">
            <text:p>0.169</text:p>
          </table:table-cell>
          <table:table-cell office:value-type="float" office:value="0.1532">
            <text:p>0.1532</text:p>
          </table:table-cell>
          <table:table-cell office:value-type="float" office:value="243.88">
            <text:p>243.88</text:p>
          </table:table-cell>
          <table:table-cell office:value-type="float" office:value="243.85">
            <text:p>243.85</text:p>
          </table:table-cell>
          <table:table-cell office:value-type="float" office:value="274.33">
            <text:p>274.33</text:p>
          </table:table-cell>
          <table:table-cell office:value-type="float" office:value="222.42">
            <text:p>222.42</text:p>
          </table:table-cell>
          <table:table-cell office:value-type="float" office:value="209.21">
            <text:p>209.21</text:p>
          </table:table-cell>
          <table:table-cell office:value-type="float" office:value="471.13">
            <text:p>471.13</text:p>
          </table:table-cell>
          <table:table-cell office:value-type="float" office:value="-0.041144">
            <text:p>-0.041144</text:p>
          </table:table-cell>
          <table:table-cell office:value-type="float" office:value="0.072979">
            <text:p>0.072979</text:p>
          </table:table-cell>
          <table:table-cell office:value-type="float" office:value="-0.045027">
            <text:p>-0.045027</text:p>
          </table:table-cell>
          <table:table-cell office:value-type="float" office:value="0.059849">
            <text:p>0.059849</text:p>
          </table:table-cell>
          <table:table-cell office:value-type="float" office:value="-0.050263">
            <text:p>-0.050263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1094">
            <text:p>0.1094</text:p>
          </table:table-cell>
          <table:table-cell office:value-type="float" office:value="0.0323">
            <text:p>0.0323</text:p>
          </table:table-cell>
          <table:table-cell office:value-type="float" office:value="0.0679">
            <text:p>0.067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4585">
            <text:p>0.4585</text:p>
          </table:table-cell>
          <table:table-cell office:value-type="float" office:value="0.3532">
            <text:p>0.3532</text:p>
          </table:table-cell>
          <table:table-cell office:value-type="float" office:value="0.3105">
            <text:p>0.3105</text:p>
          </table:table-cell>
          <table:table-cell office:value-type="float" office:value="28.862">
            <text:p>28.862</text:p>
          </table:table-cell>
          <table:table-cell office:value-type="float" office:value="28.718">
            <text:p>28.718</text:p>
          </table:table-cell>
          <table:table-cell office:value-type="float" office:value="28.75">
            <text:p>28.75</text:p>
          </table:table-cell>
          <table:table-cell office:value-type="float" office:value="25.55">
            <text:p>25.55</text:p>
          </table:table-cell>
          <table:table-cell office:value-type="float" office:value="40.17">
            <text:p>40.17</text:p>
          </table:table-cell>
          <table:table-cell office:value-type="float" office:value="93">
            <text:p>93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0.0942">
            <text:p>0.0942</text:p>
          </table:table-cell>
          <table:table-cell office:value-type="float" office:value="0.0839">
            <text:p>0.0839</text:p>
          </table:table-cell>
          <table:table-cell office:value-type="float" office:value="0.1164">
            <text:p>0.1164</text:p>
          </table:table-cell>
          <table:table-cell office:value-type="float" office:value="0.1127">
            <text:p>0.1127</text:p>
          </table:table-cell>
          <table:table-cell office:value-type="float" office:value="0.1316">
            <text:p>0.1316</text:p>
          </table:table-cell>
          <table:table-cell office:value-type="float" office:value="0.1509">
            <text:p>0.1509</text:p>
          </table:table-cell>
          <table:table-cell office:value-type="float" office:value="0.1261">
            <text:p>0.1261</text:p>
          </table:table-cell>
          <table:table-cell office:value-type="float" office:value="0.1745">
            <text:p>0.1745</text:p>
          </table:table-cell>
          <table:table-cell office:value-type="float" office:value="0.1746">
            <text:p>0.1746</text:p>
          </table:table-cell>
          <table:table-cell table:number-columns-repeated="2" office:value-type="float" office:value="246.8">
            <text:p>246.8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-0.016948">
            <text:p>-0.016948</text:p>
          </table:table-cell>
          <table:table-cell office:value-type="float" office:value="0.019685">
            <text:p>0.019685</text:p>
          </table:table-cell>
          <table:table-cell office:value-type="float" office:value="-0.023809">
            <text:p>-0.023809</text:p>
          </table:table-cell>
          <table:table-cell office:value-type="float" office:value="0.065337">
            <text:p>0.065337</text:p>
          </table:table-cell>
          <table:table-cell office:value-type="float" office:value="-0.011564">
            <text:p>-0.011564</text:p>
          </table:table-cell>
        </table:table-row>
        <table:table-row table:style-name="ro1">
          <table:table-cell office:value-type="float" office:value="0.0671">
            <text:p>0.0671</text:p>
          </table:table-cell>
          <table:table-cell office:value-type="float" office:value="0.0699">
            <text:p>0.0699</text:p>
          </table:table-cell>
          <table:table-cell office:value-type="float" office:value="0.0789">
            <text:p>0.0789</text:p>
          </table:table-cell>
          <table:table-cell office:value-type="float" office:value="0.0891">
            <text:p>0.0891</text:p>
          </table:table-cell>
          <table:table-cell office:value-type="float" office:value="0.0597">
            <text:p>0.0597</text:p>
          </table:table-cell>
          <table:table-cell office:value-type="float" office:value="0.0949">
            <text:p>0.0949</text:p>
          </table:table-cell>
          <table:table-cell office:value-type="float" office:value="0.1019">
            <text:p>0.1019</text:p>
          </table:table-cell>
          <table:table-cell office:value-type="float" office:value="0.1101">
            <text:p>0.1101</text:p>
          </table:table-cell>
          <table:table-cell office:value-type="float" office:value="0.1553">
            <text:p>0.1553</text:p>
          </table:table-cell>
          <table:table-cell office:value-type="float" office:value="0.1103">
            <text:p>0.1103</text:p>
          </table:table-cell>
          <table:table-cell office:value-type="float" office:value="246.8">
            <text:p>246.8</text:p>
          </table:table-cell>
          <table:table-cell office:value-type="float" office:value="246.83">
            <text:p>246.83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-0.00831">
            <text:p>-0.00831</text:p>
          </table:table-cell>
          <table:table-cell office:value-type="float" office:value="-0.04713">
            <text:p>-0.04713</text:p>
          </table:table-cell>
          <table:table-cell office:value-type="float" office:value="0.060038">
            <text:p>0.060038</text:p>
          </table:table-cell>
          <table:table-cell office:value-type="float" office:value="-0.006897">
            <text:p>-0.006897</text:p>
          </table:table-cell>
          <table:table-cell office:value-type="float" office:value="0.025033">
            <text:p>0.025033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float" office:value="449.26">
            <text:p>449.26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1583">
            <text:p>0.1583</text:p>
          </table:table-cell>
          <table:table-cell office:value-type="float" office:value="0.1979">
            <text:p>0.1979</text:p>
          </table:table-cell>
          <table:table-cell office:value-type="float" office:value="0.1963">
            <text:p>0.1963</text:p>
          </table:table-cell>
          <table:table-cell office:value-type="float" office:value="0.2949">
            <text:p>0.2949</text:p>
          </table:table-cell>
          <table:table-cell office:value-type="float" office:value="0.3736">
            <text:p>0.3736</text:p>
          </table:table-cell>
          <table:table-cell office:value-type="float" office:value="0.4166">
            <text:p>0.4166</text:p>
          </table:table-cell>
          <table:table-cell office:value-type="float" office:value="0.3273">
            <text:p>0.3273</text:p>
          </table:table-cell>
          <table:table-cell office:value-type="float" office:value="0.2856">
            <text:p>0.2856</text:p>
          </table:table-cell>
          <table:table-cell office:value-type="float" office:value="0.4212">
            <text:p>0.4212</text:p>
          </table:table-cell>
          <table:table-cell office:value-type="float" office:value="0.3983">
            <text:p>0.3983</text:p>
          </table:table-cell>
          <table:table-cell table:number-columns-repeated="2" office:value-type="float" office:value="246.77">
            <text:p>246.77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-0.002933">
            <text:p>-0.002933</text:p>
          </table:table-cell>
          <table:table-cell office:value-type="float" office:value="-0.223933">
            <text:p>-0.223933</text:p>
          </table:table-cell>
          <table:table-cell office:value-type="float" office:value="0.256187">
            <text:p>0.256187</text:p>
          </table:table-cell>
          <table:table-cell office:value-type="float" office:value="0.095385">
            <text:p>0.095385</text:p>
          </table:table-cell>
          <table:table-cell office:value-type="float" office:value="0.011176">
            <text:p>0.011176</text:p>
          </table:table-cell>
        </table:table-row>
        <table:table-row table:style-name="ro1">
          <table:table-cell office:value-type="float" office:value="0.1986">
            <text:p>0.1986</text:p>
          </table:table-cell>
          <table:table-cell office:value-type="float" office:value="0.1427">
            <text:p>0.1427</text:p>
          </table:table-cell>
          <table:table-cell office:value-type="float" office:value="0.098">
            <text:p>0.098</text:p>
          </table:table-cell>
          <table:table-cell office:value-type="float" office:value="0.1018">
            <text:p>0.1018</text:p>
          </table:table-cell>
          <table:table-cell office:value-type="float" office:value="0.1074">
            <text:p>0.1074</text:p>
          </table:table-cell>
          <table:table-cell office:value-type="float" office:value="0.2413">
            <text:p>0.2413</text:p>
          </table:table-cell>
          <table:table-cell office:value-type="float" office:value="0.1714">
            <text:p>0.1714</text:p>
          </table:table-cell>
          <table:table-cell office:value-type="float" office:value="0.1423">
            <text:p>0.1423</text:p>
          </table:table-cell>
          <table:table-cell office:value-type="float" office:value="0.1696">
            <text:p>0.1696</text:p>
          </table:table-cell>
          <table:table-cell office:value-type="float" office:value="0.159">
            <text:p>0.159</text:p>
          </table:table-cell>
          <table:table-cell office:value-type="float" office:value="0.318">
            <text:p>0.318</text:p>
          </table:table-cell>
          <table:table-cell table:number-columns-repeated="2" office:value-type="float" office:value="0.398">
            <text:p>0.398</text:p>
          </table:table-cell>
          <table:table-cell office:value-type="float" office:value="0.456">
            <text:p>0.456</text:p>
          </table:table-cell>
          <table:table-cell office:value-type="float" office:value="0.72">
            <text:p>0.72</text:p>
          </table:table-cell>
          <table:table-cell office:value-type="float" office:value="0.955">
            <text:p>0.955</text:p>
          </table:table-cell>
          <table:table-cell office:value-type="float" office:value="-0.004939">
            <text:p>-0.004939</text:p>
          </table:table-cell>
          <table:table-cell office:value-type="float" office:value="-0.009584">
            <text:p>-0.009584</text:p>
          </table:table-cell>
          <table:table-cell office:value-type="float" office:value="0.030115">
            <text:p>0.030115</text:p>
          </table:table-cell>
          <table:table-cell office:value-type="float" office:value="-0.006558">
            <text:p>-0.006558</text:p>
          </table:table-cell>
          <table:table-cell office:value-type="float" office:value="0.006937">
            <text:p>0.006937</text:p>
          </table:table-cell>
        </table:table-row>
        <table:table-row table:style-name="ro1">
          <table:table-cell office:value-type="float" office:value="0.0537">
            <text:p>0.0537</text:p>
          </table:table-cell>
          <table:table-cell office:value-type="float" office:value="0.0575">
            <text:p>0.0575</text:p>
          </table:table-cell>
          <table:table-cell office:value-type="float" office:value="0.0599">
            <text:p>0.0599</text:p>
          </table:table-cell>
          <table:table-cell office:value-type="float" office:value="0.0551">
            <text:p>0.0551</text:p>
          </table:table-cell>
          <table:table-cell office:value-type="float" office:value="0.046">
            <text:p>0.046</text:p>
          </table:table-cell>
          <table:table-cell office:value-type="float" office:value="0.0611">
            <text:p>0.0611</text:p>
          </table:table-cell>
          <table:table-cell office:value-type="float" office:value="0.0695">
            <text:p>0.0695</text:p>
          </table:table-cell>
          <table:table-cell office:value-type="float" office:value="0.0584">
            <text:p>0.0584</text:p>
          </table:table-cell>
          <table:table-cell office:value-type="float" office:value="0.0712">
            <text:p>0.0712</text:p>
          </table:table-cell>
          <table:table-cell office:value-type="float" office:value="0.0728">
            <text:p>0.0728</text:p>
          </table:table-cell>
          <table:table-cell office:value-type="float" office:value="2.484">
            <text:p>2.484</text:p>
          </table:table-cell>
          <table:table-cell table:number-columns-repeated="2" office:value-type="float" office:value="2.5">
            <text:p>2.5</text:p>
          </table:table-cell>
          <table:table-cell table:number-columns-repeated="3" office:value-type="float" office:value="2.07">
            <text:p>2.07</text:p>
          </table:table-cell>
          <table:table-cell office:value-type="float" office:value="0.00358">
            <text:p>0.00358</text:p>
          </table:table-cell>
          <table:table-cell office:value-type="float" office:value="-0.031258">
            <text:p>-0.031258</text:p>
          </table:table-cell>
          <table:table-cell office:value-type="float" office:value="-0.046635">
            <text:p>-0.046635</text:p>
          </table:table-cell>
          <table:table-cell office:value-type="float" office:value="-0.007018">
            <text:p>-0.007018</text:p>
          </table:table-cell>
          <table:table-cell office:value-type="float" office:value="-0.039149">
            <text:p>-0.039149</text:p>
          </table:table-cell>
        </table:table-row>
        <table:table-row table:style-name="ro1">
          <table:table-cell office:value-type="float" office:value="0.2937">
            <text:p>0.2937</text:p>
          </table:table-cell>
          <table:table-cell office:value-type="float" office:value="0.4522">
            <text:p>0.4522</text:p>
          </table:table-cell>
          <table:table-cell office:value-type="float" office:value="0.4701">
            <text:p>0.4701</text:p>
          </table:table-cell>
          <table:table-cell office:value-type="string">
            <text:p><text:s text:c="5"/>NA</text:p>
          </table:table-cell>
          <table:table-cell office:value-type="float" office:value="0.5707">
            <text:p>0.5707</text:p>
          </table:table-cell>
          <table:table-cell office:value-type="float" office:value="0.2533">
            <text:p>0.2533</text:p>
          </table:table-cell>
          <table:table-cell office:value-type="float" office:value="0.3836">
            <text:p>0.3836</text:p>
          </table:table-cell>
          <table:table-cell office:value-type="float" office:value="0.4104">
            <text:p>0.4104</text:p>
          </table:table-cell>
          <table:table-cell office:value-type="string">
            <text:p><text:s text:c="5"/>NA</text:p>
          </table:table-cell>
          <table:table-cell office:value-type="float" office:value="0.3882">
            <text:p>0.3882</text:p>
          </table:table-cell>
          <table:table-cell table:number-columns-repeated="2" office:value-type="float" office:value="246.88">
            <text:p>246.88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0.009682">
            <text:p>0.009682</text:p>
          </table:table-cell>
          <table:table-cell office:value-type="float" office:value="-0.117777">
            <text:p>-0.117777</text:p>
          </table:table-cell>
          <table:table-cell office:value-type="float" office:value="0.264919">
            <text:p>0.264919</text:p>
          </table:table-cell>
          <table:table-cell office:value-type="float" office:value="0.099991">
            <text:p>0.099991</text:p>
          </table:table-cell>
          <table:table-cell office:value-type="float" office:value="0.002286">
            <text:p>0.002286</text:p>
          </table:table-cell>
        </table:table-row>
        <table:table-row table:style-name="ro1">
          <table:table-cell office:value-type="float" office:value="0.4183">
            <text:p>0.4183</text:p>
          </table:table-cell>
          <table:table-cell office:value-type="float" office:value="0.4477">
            <text:p>0.4477</text:p>
          </table:table-cell>
          <table:table-cell office:value-type="float" office:value="0.288">
            <text:p>0.288</text:p>
          </table:table-cell>
          <table:table-cell office:value-type="float" office:value="0.3706">
            <text:p>0.3706</text:p>
          </table:table-cell>
          <table:table-cell office:value-type="float" office:value="0.3019">
            <text:p>0.3019</text:p>
          </table:table-cell>
          <table:table-cell office:value-type="float" office:value="0.371">
            <text:p>0.371</text:p>
          </table:table-cell>
          <table:table-cell office:value-type="float" office:value="0.3659">
            <text:p>0.3659</text:p>
          </table:table-cell>
          <table:table-cell office:value-type="float" office:value="0.2908">
            <text:p>0.2908</text:p>
          </table:table-cell>
          <table:table-cell office:value-type="float" office:value="0.4779">
            <text:p>0.4779</text:p>
          </table:table-cell>
          <table:table-cell office:value-type="float" office:value="0.4388">
            <text:p>0.4388</text:p>
          </table:table-cell>
          <table:table-cell office:value-type="float" office:value="1.787">
            <text:p>1.787</text:p>
          </table:table-cell>
          <table:table-cell office:value-type="float" office:value="1.784">
            <text:p>1.784</text:p>
          </table:table-cell>
          <table:table-cell office:value-type="float" office:value="2.083">
            <text:p>2.083</text:p>
          </table:table-cell>
          <table:table-cell office:value-type="float" office:value="2.013">
            <text:p>2.013</text:p>
          </table:table-cell>
          <table:table-cell office:value-type="float" office:value="1.754">
            <text:p>1.754</text:p>
          </table:table-cell>
          <table:table-cell office:value-type="float" office:value="4.988">
            <text:p>4.988</text:p>
          </table:table-cell>
          <table:table-cell office:value-type="float" office:value="0.003745">
            <text:p>0.003745</text:p>
          </table:table-cell>
          <table:table-cell office:value-type="float" office:value="0.005256">
            <text:p>0.005256</text:p>
          </table:table-cell>
          <table:table-cell office:value-type="float" office:value="-0.017891">
            <text:p>-0.017891</text:p>
          </table:table-cell>
          <table:table-cell office:value-type="float" office:value="-0.058382">
            <text:p>-0.058382</text:p>
          </table:table-cell>
          <table:table-cell office:value-type="float" office:value="0.030494">
            <text:p>0.030494</text:p>
          </table:table-cell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0.12">
            <text:p>0.12</text:p>
          </table:table-cell>
          <table:table-cell office:value-type="float" office:value="0.1197">
            <text:p>0.1197</text:p>
          </table:table-cell>
          <table:table-cell office:value-type="float" office:value="0.1547">
            <text:p>0.1547</text:p>
          </table:table-cell>
          <table:table-cell office:value-type="float" office:value="0.1188">
            <text:p>0.1188</text:p>
          </table:table-cell>
          <table:table-cell office:value-type="float" office:value="0.1664">
            <text:p>0.1664</text:p>
          </table:table-cell>
          <table:table-cell office:value-type="float" office:value="0.1438">
            <text:p>0.1438</text:p>
          </table:table-cell>
          <table:table-cell office:value-type="float" office:value="0.1196">
            <text:p>0.1196</text:p>
          </table:table-cell>
          <table:table-cell office:value-type="float" office:value="0.1612">
            <text:p>0.1612</text:p>
          </table:table-cell>
          <table:table-cell office:value-type="float" office:value="0.1375">
            <text:p>0.1375</text:p>
          </table:table-cell>
          <table:table-cell table:number-columns-repeated="2" office:value-type="float" office:value="0.714">
            <text:p>0.714</text:p>
          </table:table-cell>
          <table:table-cell office:value-type="float" office:value="1.02">
            <text:p>1.02</text:p>
          </table:table-cell>
          <table:table-cell office:value-type="float" office:value="1.15">
            <text:p>1.15</text:p>
          </table:table-cell>
          <table:table-cell office:value-type="float" office:value="2.75">
            <text:p>2.75</text:p>
          </table:table-cell>
          <table:table-cell office:value-type="float" office:value="54.365">
            <text:p>54.365</text:p>
          </table:table-cell>
          <table:table-cell office:value-type="float" office:value="-0.077711">
            <text:p>-0.077711</text:p>
          </table:table-cell>
          <table:table-cell office:value-type="float" office:value="0.07831">
            <text:p>0.07831</text:p>
          </table:table-cell>
          <table:table-cell office:value-type="float" office:value="-0.019217">
            <text:p>-0.019217</text:p>
          </table:table-cell>
          <table:table-cell office:value-type="float" office:value="0.043738">
            <text:p>0.043738</text:p>
          </table:table-cell>
          <table:table-cell office:value-type="float" office:value="-0.105904">
            <text:p>-0.105904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24.684">
            <text:p>24.684</text:p>
          </table:table-cell>
          <table:table-cell table:number-columns-repeated="2" office:value-type="float" office:value="24.685">
            <text:p>24.685</text:p>
          </table:table-cell>
          <table:table-cell office:value-type="float" office:value="20.67">
            <text:p>20.67</text:p>
          </table:table-cell>
          <table:table-cell office:value-type="float" office:value="18.968">
            <text:p>18.968</text:p>
          </table:table-cell>
          <table:table-cell office:value-type="float" office:value="24.332">
            <text:p>24.332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263">
            <text:p>0.0263</text:p>
          </table:table-cell>
          <table:table-cell office:value-type="float" office:value="0.037">
            <text:p>0.037</text:p>
          </table:table-cell>
          <table:table-cell office:value-type="float" office:value="0.0348">
            <text:p>0.0348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001">
            <text:p>0.2001</text:p>
          </table:table-cell>
          <table:table-cell office:value-type="float" office:value="0.1647">
            <text:p>0.1647</text:p>
          </table:table-cell>
          <table:table-cell office:value-type="float" office:value="0.1546">
            <text:p>0.1546</text:p>
          </table:table-cell>
          <table:table-cell office:value-type="float" office:value="28.776">
            <text:p>28.776</text:p>
          </table:table-cell>
          <table:table-cell office:value-type="float" office:value="28.713">
            <text:p>28.713</text:p>
          </table:table-cell>
          <table:table-cell office:value-type="float" office:value="28.75">
            <text:p>28.75</text:p>
          </table:table-cell>
          <table:table-cell office:value-type="float" office:value="25.543">
            <text:p>25.543</text:p>
          </table:table-cell>
          <table:table-cell office:value-type="float" office:value="33.811">
            <text:p>33.811</text:p>
          </table:table-cell>
          <table:table-cell office:value-type="float" office:value="159.62">
            <text:p>159.62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2131">
            <text:p>0.2131</text:p>
          </table:table-cell>
          <table:table-cell office:value-type="float" office:value="0.2001">
            <text:p>0.2001</text:p>
          </table:table-cell>
          <table:table-cell office:value-type="float" office:value="0.1926">
            <text:p>0.1926</text:p>
          </table:table-cell>
          <table:table-cell office:value-type="float" office:value="0.2736">
            <text:p>0.2736</text:p>
          </table:table-cell>
          <table:table-cell office:value-type="float" office:value="0.2245">
            <text:p>0.2245</text:p>
          </table:table-cell>
          <table:table-cell office:value-type="float" office:value="0.1748">
            <text:p>0.1748</text:p>
          </table:table-cell>
          <table:table-cell office:value-type="float" office:value="0.1627">
            <text:p>0.1627</text:p>
          </table:table-cell>
          <table:table-cell office:value-type="float" office:value="0.1665">
            <text:p>0.1665</text:p>
          </table:table-cell>
          <table:table-cell office:value-type="float" office:value="0.2637">
            <text:p>0.2637</text:p>
          </table:table-cell>
          <table:table-cell office:value-type="float" office:value="0.2384">
            <text:p>0.2384</text:p>
          </table:table-cell>
          <table:table-cell table:number-columns-repeated="2" office:value-type="float" office:value="246.86">
            <text:p>246.86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-0.023014">
            <text:p>-0.023014</text:p>
          </table:table-cell>
          <table:table-cell office:value-type="float" office:value="0.015411">
            <text:p>0.015411</text:p>
          </table:table-cell>
          <table:table-cell office:value-type="float" office:value="-0.015411">
            <text:p>-0.015411</text:p>
          </table:table-cell>
          <table:table-cell office:value-type="float" office:value="0.05637">
            <text:p>0.05637</text:p>
          </table:table-cell>
          <table:table-cell office:value-type="float" office:value="-0.03197">
            <text:p>-0.03197</text:p>
          </table:table-cell>
        </table:table-row>
        <table:table-row table:style-name="ro1">
          <table:table-cell office:value-type="float" office:value="0.1815">
            <text:p>0.1815</text:p>
          </table:table-cell>
          <table:table-cell office:value-type="float" office:value="0.1586">
            <text:p>0.1586</text:p>
          </table:table-cell>
          <table:table-cell office:value-type="float" office:value="0.1254">
            <text:p>0.1254</text:p>
          </table:table-cell>
          <table:table-cell office:value-type="float" office:value="0.1435">
            <text:p>0.1435</text:p>
          </table:table-cell>
          <table:table-cell office:value-type="float" office:value="0.1158">
            <text:p>0.1158</text:p>
          </table:table-cell>
          <table:table-cell office:value-type="float" office:value="0.1709">
            <text:p>0.1709</text:p>
          </table:table-cell>
          <table:table-cell office:value-type="float" office:value="0.1563">
            <text:p>0.1563</text:p>
          </table:table-cell>
          <table:table-cell office:value-type="float" office:value="0.1405">
            <text:p>0.1405</text:p>
          </table:table-cell>
          <table:table-cell office:value-type="float" office:value="0.1595">
            <text:p>0.1595</text:p>
          </table:table-cell>
          <table:table-cell office:value-type="float" office:value="0.1411">
            <text:p>0.1411</text:p>
          </table:table-cell>
          <table:table-cell table:number-columns-repeated="3" office:value-type="float" office:value="7.143">
            <text:p>7.143</text:p>
          </table:table-cell>
          <table:table-cell office:value-type="float" office:value="7.343">
            <text:p>7.343</text:p>
          </table:table-cell>
          <table:table-cell office:value-type="float" office:value="7.42">
            <text:p>7.42</text:p>
          </table:table-cell>
          <table:table-cell office:value-type="float" office:value="16.432">
            <text:p>16.432</text:p>
          </table:table-cell>
          <table:table-cell office:value-type="float" office:value="-0.01551">
            <text:p>-0.01551</text:p>
          </table:table-cell>
          <table:table-cell office:value-type="float" office:value="-0.057989">
            <text:p>-0.057989</text:p>
          </table:table-cell>
          <table:table-cell office:value-type="float" office:value="0.01884">
            <text:p>0.01884</text:p>
          </table:table-cell>
          <table:table-cell office:value-type="float" office:value="0.032726">
            <text:p>0.032726</text:p>
          </table:table-cell>
          <table:table-cell office:value-type="float" office:value="-0.02059">
            <text:p>-0.02059</text:p>
          </table:table-cell>
        </table:table-row>
        <table:table-row table:style-name="ro1">
          <table:table-cell office:value-type="float" office:value="0.0501">
            <text:p>0.0501</text:p>
          </table:table-cell>
          <table:table-cell office:value-type="float" office:value="0.0467">
            <text:p>0.0467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0553">
            <text:p>0.0553</text:p>
          </table:table-cell>
          <table:table-cell office:value-type="float" office:value="0.2423">
            <text:p>0.2423</text:p>
          </table:table-cell>
          <table:table-cell office:value-type="float" office:value="0.2718">
            <text:p>0.2718</text:p>
          </table:table-cell>
          <table:table-cell office:value-type="float" office:value="0.3493">
            <text:p>0.3493</text:p>
          </table:table-cell>
          <table:table-cell office:value-type="float" office:value="0.3979">
            <text:p>0.3979</text:p>
          </table:table-cell>
          <table:table-cell office:value-type="float" office:value="0.4292">
            <text:p>0.4292</text:p>
          </table:table-cell>
          <table:table-cell table:number-columns-repeated="2" office:value-type="float" office:value="0.713">
            <text:p>0.713</text:p>
          </table:table-cell>
          <table:table-cell office:value-type="float" office:value="0.714">
            <text:p>0.714</text:p>
          </table:table-cell>
          <table:table-cell office:value-type="float" office:value="0.739">
            <text:p>0.739</text:p>
          </table:table-cell>
          <table:table-cell office:value-type="float" office:value="0.779">
            <text:p>0.779</text:p>
          </table:table-cell>
          <table:table-cell office:value-type="float" office:value="2.191">
            <text:p>2.191</text:p>
          </table:table-cell>
          <table:table-cell office:value-type="string">
            <text:p><text:s text:c="7"/>NA</text:p>
          </table:table-cell>
          <table:table-cell office:value-type="float" office:value="0.0143">
            <text:p>0.0143</text:p>
          </table:table-cell>
          <table:table-cell office:value-type="float" office:value="-0.0623">
            <text:p>-0.0623</text:p>
          </table:table-cell>
          <table:table-cell office:value-type="float" office:value="-0.002">
            <text:p>-0.002</text:p>
          </table:table-cell>
          <table:table-cell office:value-type="float" office:value="0.00023">
            <text:p>0.00023</text:p>
          </table:table-cell>
        </table:table-row>
        <table:table-row table:style-name="ro1">
          <table:table-cell office:value-type="float" office:value="0.2056">
            <text:p>0.2056</text:p>
          </table:table-cell>
          <table:table-cell office:value-type="float" office:value="0.3713">
            <text:p>0.3713</text:p>
          </table:table-cell>
          <table:table-cell office:value-type="float" office:value="0.3687">
            <text:p>0.3687</text:p>
          </table:table-cell>
          <table:table-cell office:value-type="float" office:value="0.3216">
            <text:p>0.3216</text:p>
          </table:table-cell>
          <table:table-cell office:value-type="float" office:value="0.2868">
            <text:p>0.2868</text:p>
          </table:table-cell>
          <table:table-cell office:value-type="float" office:value="0.2316">
            <text:p>0.2316</text:p>
          </table:table-cell>
          <table:table-cell office:value-type="float" office:value="0.2589">
            <text:p>0.2589</text:p>
          </table:table-cell>
          <table:table-cell office:value-type="float" office:value="0.265">
            <text:p>0.265</text:p>
          </table:table-cell>
          <table:table-cell office:value-type="float" office:value="0.3315">
            <text:p>0.3315</text:p>
          </table:table-cell>
          <table:table-cell office:value-type="float" office:value="0.2836">
            <text:p>0.2836</text:p>
          </table:table-cell>
          <table:table-cell table:number-columns-repeated="6" office:value-type="float" office:value="1">
            <text:p>1</text:p>
          </table:table-cell>
          <table:table-cell office:value-type="float" office:value="-0.116229">
            <text:p>-0.116229</text:p>
          </table:table-cell>
          <table:table-cell office:value-type="float" office:value="-0.01324">
            <text:p>-0.01324</text:p>
          </table:table-cell>
          <table:table-cell office:value-type="float" office:value="-0.056695">
            <text:p>-0.056695</text:p>
          </table:table-cell>
          <table:table-cell office:value-type="float" office:value="-0.043926">
            <text:p>-0.043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16">
            <text:p>0.0516</text:p>
          </table:table-cell>
          <table:table-cell office:value-type="float" office:value="0.0672">
            <text:p>0.0672</text:p>
          </table:table-cell>
          <table:table-cell office:value-type="float" office:value="0.0666">
            <text:p>0.0666</text:p>
          </table:table-cell>
          <table:table-cell office:value-type="float" office:value="0.0887">
            <text:p>0.0887</text:p>
          </table:table-cell>
          <table:table-cell office:value-type="float" office:value="0.0659">
            <text:p>0.0659</text:p>
          </table:table-cell>
          <table:table-cell office:value-type="float" office:value="0.0685">
            <text:p>0.0685</text:p>
          </table:table-cell>
          <table:table-cell office:value-type="float" office:value="0.0894">
            <text:p>0.0894</text:p>
          </table:table-cell>
          <table:table-cell office:value-type="float" office:value="0.0801">
            <text:p>0.0801</text:p>
          </table:table-cell>
          <table:table-cell office:value-type="float" office:value="0.1195">
            <text:p>0.1195</text:p>
          </table:table-cell>
          <table:table-cell office:value-type="float" office:value="0.1145">
            <text:p>0.1145</text:p>
          </table:table-cell>
          <table:table-cell office:value-type="float" office:value="246.88">
            <text:p>246.88</text:p>
          </table:table-cell>
          <table:table-cell office:value-type="float" office:value="246.86">
            <text:p>246.86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662.48">
            <text:p>662.48</text:p>
          </table:table-cell>
          <table:table-cell office:value-type="float" office:value="-0.037525">
            <text:p>-0.037525</text:p>
          </table:table-cell>
          <table:table-cell office:value-type="float" office:value="-0.015558">
            <text:p>-0.015558</text:p>
          </table:table-cell>
          <table:table-cell office:value-type="float" office:value="-0.006937">
            <text:p>-0.006937</text:p>
          </table:table-cell>
          <table:table-cell office:value-type="float" office:value="0.015102">
            <text:p>0.015102</text:p>
          </table:table-cell>
          <table:table-cell office:value-type="float" office:value="0.004348">
            <text:p>0.004348</text:p>
          </table:table-cell>
        </table:table-row>
        <table:table-row table:style-name="ro1">
          <table:table-cell office:value-type="float" office:value="0.0836">
            <text:p>0.0836</text:p>
          </table:table-cell>
          <table:table-cell office:value-type="float" office:value="0.0819">
            <text:p>0.0819</text:p>
          </table:table-cell>
          <table:table-cell office:value-type="float" office:value="0.0837">
            <text:p>0.0837</text:p>
          </table:table-cell>
          <table:table-cell office:value-type="float" office:value="0.1025">
            <text:p>0.1025</text:p>
          </table:table-cell>
          <table:table-cell office:value-type="float" office:value="0.0891">
            <text:p>0.0891</text:p>
          </table:table-cell>
          <table:table-cell office:value-type="float" office:value="0.1395">
            <text:p>0.1395</text:p>
          </table:table-cell>
          <table:table-cell office:value-type="float" office:value="0.1349">
            <text:p>0.1349</text:p>
          </table:table-cell>
          <table:table-cell office:value-type="float" office:value="0.1246">
            <text:p>0.1246</text:p>
          </table:table-cell>
          <table:table-cell office:value-type="float" office:value="0.1534">
            <text:p>0.1534</text:p>
          </table:table-cell>
          <table:table-cell office:value-type="float" office:value="0.1139">
            <text:p>0.1139</text:p>
          </table:table-cell>
          <table:table-cell table:number-columns-repeated="2" office:value-type="float" office:value="0.714">
            <text:p>0.714</text:p>
          </table:table-cell>
          <table:table-cell office:value-type="float" office:value="0.833">
            <text:p>0.833</text:p>
          </table:table-cell>
          <table:table-cell office:value-type="float" office:value="0.864">
            <text:p>0.864</text:p>
          </table:table-cell>
          <table:table-cell office:value-type="float" office:value="0.812">
            <text:p>0.812</text:p>
          </table:table-cell>
          <table:table-cell office:value-type="float" office:value="1.719">
            <text:p>1.719</text:p>
          </table:table-cell>
          <table:table-cell office:value-type="float" office:value="-0.037428">
            <text:p>-0.037428</text:p>
          </table:table-cell>
          <table:table-cell office:value-type="float" office:value="0.016929">
            <text:p>0.016929</text:p>
          </table:table-cell>
          <table:table-cell office:value-type="float" office:value="-0.008417">
            <text:p>-0.008417</text:p>
          </table:table-cell>
          <table:table-cell office:value-type="float" office:value="-0.054058">
            <text:p>-0.054058</text:p>
          </table:table-cell>
          <table:table-cell office:value-type="float" office:value="0.006487">
            <text:p>0.006487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0.0594">
            <text:p>0.0594</text:p>
          </table:table-cell>
          <table:table-cell office:value-type="float" office:value="0.0556">
            <text:p>0.0556</text:p>
          </table:table-cell>
          <table:table-cell office:value-type="float" office:value="0.071">
            <text:p>0.071</text:p>
          </table:table-cell>
          <table:table-cell office:value-type="float" office:value="0.0736">
            <text:p>0.0736</text:p>
          </table:table-cell>
          <table:table-cell office:value-type="string">
            <text:p><text:s text:c="4"/>NA</text:p>
          </table:table-cell>
          <table:table-cell office:value-type="float" office:value="0.0936">
            <text:p>0.0936</text:p>
          </table:table-cell>
          <table:table-cell office:value-type="float" office:value="0.1166">
            <text:p>0.1166</text:p>
          </table:table-cell>
          <table:table-cell office:value-type="float" office:value="0.1624">
            <text:p>0.1624</text:p>
          </table:table-cell>
          <table:table-cell office:value-type="float" office:value="0.1532">
            <text:p>0.1532</text:p>
          </table:table-cell>
          <table:table-cell table:number-columns-repeated="2" office:value-type="float" office:value="246.83">
            <text:p>246.83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28">
            <text:p>211.28</text:p>
          </table:table-cell>
          <table:table-cell office:value-type="float" office:value="449.26">
            <text:p>449.26</text:p>
          </table:table-cell>
          <table:table-cell office:value-type="float" office:value="0.017639">
            <text:p>0.017639</text:p>
          </table:table-cell>
          <table:table-cell office:value-type="float" office:value="-0.015979">
            <text:p>-0.015979</text:p>
          </table:table-cell>
          <table:table-cell office:value-type="float" office:value="-0.019062">
            <text:p>-0.019062</text:p>
          </table:table-cell>
          <table:table-cell office:value-type="float" office:value="-0.00678">
            <text:p>-0.00678</text:p>
          </table:table-cell>
          <table:table-cell office:value-type="float" office:value="0.023307">
            <text:p>0.023307</text:p>
          </table:table-cell>
        </table:table-row>
        <table:table-row table:style-name="ro1">
          <table:table-cell office:value-type="float" office:value="0.1145">
            <text:p>0.1145</text:p>
          </table:table-cell>
          <table:table-cell office:value-type="float" office:value="0.2298">
            <text:p>0.2298</text:p>
          </table:table-cell>
          <table:table-cell office:value-type="float" office:value="0.2538">
            <text:p>0.2538</text:p>
          </table:table-cell>
          <table:table-cell office:value-type="float" office:value="0.1779">
            <text:p>0.1779</text:p>
          </table:table-cell>
          <table:table-cell office:value-type="float" office:value="0.2248">
            <text:p>0.2248</text:p>
          </table:table-cell>
          <table:table-cell office:value-type="float" office:value="0.262">
            <text:p>0.262</text:p>
          </table:table-cell>
          <table:table-cell office:value-type="float" office:value="0.1669">
            <text:p>0.1669</text:p>
          </table:table-cell>
          <table:table-cell office:value-type="float" office:value="0.2527">
            <text:p>0.2527</text:p>
          </table:table-cell>
          <table:table-cell office:value-type="float" office:value="0.3323">
            <text:p>0.3323</text:p>
          </table:table-cell>
          <table:table-cell office:value-type="float" office:value="0.3909">
            <text:p>0.3909</text:p>
          </table:table-cell>
          <table:table-cell office:value-type="float" office:value="49.377">
            <text:p>49.377</text:p>
          </table:table-cell>
          <table:table-cell office:value-type="float" office:value="49.366">
            <text:p>49.366</text:p>
          </table:table-cell>
          <table:table-cell office:value-type="float" office:value="55.542">
            <text:p>55.542</text:p>
          </table:table-cell>
          <table:table-cell office:value-type="float" office:value="43.104">
            <text:p>43.104</text:p>
          </table:table-cell>
          <table:table-cell office:value-type="float" office:value="45.914">
            <text:p>45.914</text:p>
          </table:table-cell>
          <table:table-cell office:value-type="float" office:value="77.085">
            <text:p>77.085</text:p>
          </table:table-cell>
          <table:table-cell office:value-type="float" office:value="-0.004301">
            <text:p>-0.004301</text:p>
          </table:table-cell>
          <table:table-cell office:value-type="float" office:value="-0.013152">
            <text:p>-0.013152</text:p>
          </table:table-cell>
          <table:table-cell office:value-type="float" office:value="-0.06364">
            <text:p>-0.06364</text:p>
          </table:table-cell>
          <table:table-cell office:value-type="float" office:value="-0.045306">
            <text:p>-0.045306</text:p>
          </table:table-cell>
          <table:table-cell office:value-type="float" office:value="-0.007186">
            <text:p>-0.007186</text:p>
          </table:table-cell>
        </table:table-row>
        <table:table-row table:style-name="ro1">
          <table:table-cell office:value-type="float" office:value="0.1505">
            <text:p>0.1505</text:p>
          </table:table-cell>
          <table:table-cell office:value-type="float" office:value="0.1425">
            <text:p>0.1425</text:p>
          </table:table-cell>
          <table:table-cell office:value-type="float" office:value="0.1803">
            <text:p>0.1803</text:p>
          </table:table-cell>
          <table:table-cell office:value-type="float" office:value="0.1977">
            <text:p>0.1977</text:p>
          </table:table-cell>
          <table:table-cell office:value-type="float" office:value="0.1689">
            <text:p>0.1689</text:p>
          </table:table-cell>
          <table:table-cell office:value-type="float" office:value="0.1619">
            <text:p>0.1619</text:p>
          </table:table-cell>
          <table:table-cell office:value-type="float" office:value="0.1422">
            <text:p>0.1422</text:p>
          </table:table-cell>
          <table:table-cell office:value-type="float" office:value="0.1769">
            <text:p>0.1769</text:p>
          </table:table-cell>
          <table:table-cell office:value-type="float" office:value="0.2316">
            <text:p>0.2316</text:p>
          </table:table-cell>
          <table:table-cell office:value-type="float" office:value="0.1897">
            <text:p>0.1897</text:p>
          </table:table-cell>
          <table:table-cell office:value-type="float" office:value="4.763">
            <text:p>4.763</text:p>
          </table:table-cell>
          <table:table-cell office:value-type="float" office:value="4.762">
            <text:p>4.762</text:p>
          </table:table-cell>
          <table:table-cell office:value-type="float" office:value="5.556">
            <text:p>5.556</text:p>
          </table:table-cell>
          <table:table-cell office:value-type="float" office:value="6.027">
            <text:p>6.027</text:p>
          </table:table-cell>
          <table:table-cell office:value-type="float" office:value="7.684">
            <text:p>7.684</text:p>
          </table:table-cell>
          <table:table-cell office:value-type="float" office:value="15.442">
            <text:p>15.442</text:p>
          </table:table-cell>
          <table:table-cell office:value-type="float" office:value="-0.034457">
            <text:p>-0.034457</text:p>
          </table:table-cell>
          <table:table-cell office:value-type="float" office:value="-0.001955">
            <text:p>-0.001955</text:p>
          </table:table-cell>
          <table:table-cell office:value-type="float" office:value="0.149475">
            <text:p>0.149475</text:p>
          </table:table-cell>
          <table:table-cell office:value-type="float" office:value="-0.156749">
            <text:p>-0.156749</text:p>
          </table:table-cell>
          <table:table-cell office:value-type="float" office:value="-0.01198">
            <text:p>-0.01198</text:p>
          </table:table-cell>
        </table:table-row>
        <table:table-row table:style-name="ro1">
          <table:table-cell office:value-type="float" office:value="0.1148">
            <text:p>0.1148</text:p>
          </table:table-cell>
          <table:table-cell office:value-type="float" office:value="0.0957">
            <text:p>0.0957</text:p>
          </table:table-cell>
          <table:table-cell office:value-type="float" office:value="0.1101">
            <text:p>0.1101</text:p>
          </table:table-cell>
          <table:table-cell office:value-type="float" office:value="0.1042">
            <text:p>0.1042</text:p>
          </table:table-cell>
          <table:table-cell office:value-type="float" office:value="0.0869">
            <text:p>0.0869</text:p>
          </table:table-cell>
          <table:table-cell office:value-type="float" office:value="0.1241">
            <text:p>0.1241</text:p>
          </table:table-cell>
          <table:table-cell office:value-type="float" office:value="0.1005">
            <text:p>0.1005</text:p>
          </table:table-cell>
          <table:table-cell office:value-type="float" office:value="0.1194">
            <text:p>0.1194</text:p>
          </table:table-cell>
          <table:table-cell office:value-type="float" office:value="0.1912">
            <text:p>0.1912</text:p>
          </table:table-cell>
          <table:table-cell office:value-type="float" office:value="0.1386">
            <text:p>0.1386</text:p>
          </table:table-cell>
          <table:table-cell table:number-columns-repeated="2" office:value-type="float" office:value="5.059">
            <text:p>5.059</text:p>
          </table:table-cell>
          <table:table-cell office:value-type="float" office:value="5.061">
            <text:p>5.061</text:p>
          </table:table-cell>
          <table:table-cell office:value-type="float" office:value="4.052">
            <text:p>4.052</text:p>
          </table:table-cell>
          <table:table-cell office:value-type="float" office:value="3.937">
            <text:p>3.937</text:p>
          </table:table-cell>
          <table:table-cell office:value-type="float" office:value="10.063">
            <text:p>10.063</text:p>
          </table:table-cell>
          <table:table-cell office:value-type="float" office:value="-0.002954">
            <text:p>-0.002954</text:p>
          </table:table-cell>
          <table:table-cell office:value-type="float" office:value="-0.075313">
            <text:p>-0.075313</text:p>
          </table:table-cell>
          <table:table-cell office:value-type="float" office:value="0.139004">
            <text:p>0.139004</text:p>
          </table:table-cell>
          <table:table-cell office:value-type="float" office:value="-0.106935">
            <text:p>-0.106935</text:p>
          </table:table-cell>
          <table:table-cell office:value-type="float" office:value="0.004495">
            <text:p>0.004495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226">
            <text:p>0.0226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578">
            <text:p>0.0578</text:p>
          </table:table-cell>
          <table:table-cell table:number-columns-repeated="2" office:value-type="float" office:value="28.747">
            <text:p>28.747</text:p>
          </table:table-cell>
          <table:table-cell office:value-type="float" office:value="28.75">
            <text:p>28.75</text:p>
          </table:table-cell>
          <table:table-cell office:value-type="float" office:value="25.553">
            <text:p>25.553</text:p>
          </table:table-cell>
          <table:table-cell office:value-type="float" office:value="32.4">
            <text:p>32.4</text:p>
          </table:table-cell>
          <table:table-cell office:value-type="float" office:value="43.181">
            <text:p>43.181</text:p>
          </table:table-cell>
          <table:table-cell office:value-type="float" office:value="-0.009526">
            <text:p>-0.009526</text:p>
          </table:table-cell>
          <table:table-cell office:value-type="float" office:value="-0.002068">
            <text:p>-0.002068</text:p>
          </table:table-cell>
          <table:table-cell office:value-type="float" office:value="0.032125">
            <text:p>0.032125</text:p>
          </table:table-cell>
          <table:table-cell office:value-type="float" office:value="-0.02396">
            <text:p>-0.02396</text:p>
          </table:table-cell>
          <table:table-cell office:value-type="float" office:value="-0.013799">
            <text:p>-0.013799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0.0638">
            <text:p>0.0638</text:p>
          </table:table-cell>
          <table:table-cell office:value-type="float" office:value="0.0779">
            <text:p>0.0779</text:p>
          </table:table-cell>
          <table:table-cell office:value-type="float" office:value="0.1528">
            <text:p>0.1528</text:p>
          </table:table-cell>
          <table:table-cell office:value-type="float" office:value="0.1261">
            <text:p>0.1261</text:p>
          </table:table-cell>
          <table:table-cell office:value-type="float" office:value="0.0876">
            <text:p>0.0876</text:p>
          </table:table-cell>
          <table:table-cell office:value-type="float" office:value="0.0919">
            <text:p>0.0919</text:p>
          </table:table-cell>
          <table:table-cell office:value-type="float" office:value="0.1297">
            <text:p>0.1297</text:p>
          </table:table-cell>
          <table:table-cell office:value-type="float" office:value="0.2153">
            <text:p>0.2153</text:p>
          </table:table-cell>
          <table:table-cell office:value-type="float" office:value="0.1816">
            <text:p>0.1816</text:p>
          </table:table-cell>
          <table:table-cell office:value-type="float" office:value="246.8">
            <text:p>246.8</text:p>
          </table:table-cell>
          <table:table-cell office:value-type="float" office:value="246.88">
            <text:p>246.88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0.028051">
            <text:p>0.028051</text:p>
          </table:table-cell>
          <table:table-cell office:value-type="float" office:value="0.01951">
            <text:p>0.01951</text:p>
          </table:table-cell>
          <table:table-cell office:value-type="float" office:value="-0.043067">
            <text:p>-0.043067</text:p>
          </table:table-cell>
          <table:table-cell office:value-type="float" office:value="-0.046723">
            <text:p>-0.046723</text:p>
          </table:table-cell>
          <table:table-cell office:value-type="float" office:value="-0.042394">
            <text:p>-0.042394</text:p>
          </table:table-cell>
        </table:table-row>
        <table:table-row table:style-name="ro1">
          <table:table-cell office:value-type="float" office:value="0.0511">
            <text:p>0.0511</text:p>
          </table:table-cell>
          <table:table-cell office:value-type="float" office:value="0.0652">
            <text:p>0.0652</text:p>
          </table:table-cell>
          <table:table-cell office:value-type="float" office:value="0.0962">
            <text:p>0.0962</text:p>
          </table:table-cell>
          <table:table-cell office:value-type="float" office:value="0.1754">
            <text:p>0.1754</text:p>
          </table:table-cell>
          <table:table-cell office:value-type="float" office:value="0.1543">
            <text:p>0.1543</text:p>
          </table:table-cell>
          <table:table-cell office:value-type="float" office:value="0.0635">
            <text:p>0.0635</text:p>
          </table:table-cell>
          <table:table-cell office:value-type="float" office:value="0.0735">
            <text:p>0.0735</text:p>
          </table:table-cell>
          <table:table-cell office:value-type="float" office:value="0.067">
            <text:p>0.067</text:p>
          </table:table-cell>
          <table:table-cell office:value-type="float" office:value="0.1714">
            <text:p>0.1714</text:p>
          </table:table-cell>
          <table:table-cell office:value-type="float" office:value="0.1546">
            <text:p>0.1546</text:p>
          </table:table-cell>
          <table:table-cell table:number-columns-repeated="3" office:value-type="float" office:value="0.714">
            <text:p>0.714</text:p>
          </table:table-cell>
          <table:table-cell office:value-type="float" office:value="0.615">
            <text:p>0.615</text:p>
          </table:table-cell>
          <table:table-cell office:value-type="float" office:value="0.547">
            <text:p>0.547</text:p>
          </table:table-cell>
          <table:table-cell office:value-type="float" office:value="0.894">
            <text:p>0.894</text:p>
          </table:table-cell>
          <table:table-cell office:value-type="float" office:value="-0.008512">
            <text:p>-0.008512</text:p>
          </table:table-cell>
          <table:table-cell office:value-type="float" office:value="0.034886">
            <text:p>0.034886</text:p>
          </table:table-cell>
          <table:table-cell office:value-type="float" office:value="0.211543">
            <text:p>0.211543</text:p>
          </table:table-cell>
          <table:table-cell office:value-type="float" office:value="0.116903">
            <text:p>0.116903</text:p>
          </table:table-cell>
          <table:table-cell office:value-type="float" office:value="-0.011838">
            <text:p>-0.011838</text:p>
          </table:table-cell>
        </table:table-row>
        <table:table-row table:style-name="ro1">
          <table:table-cell office:value-type="float" office:value="0.0333">
            <text:p>0.0333</text:p>
          </table:table-cell>
          <table:table-cell office:value-type="float" office:value="0.032">
            <text:p>0.032</text:p>
          </table:table-cell>
          <table:table-cell office:value-type="float" office:value="0.0276">
            <text:p>0.0276</text:p>
          </table:table-cell>
          <table:table-cell office:value-type="float" office:value="0.0635">
            <text:p>0.0635</text:p>
          </table:table-cell>
          <table:table-cell office:value-type="float" office:value="0.0464">
            <text:p>0.0464</text:p>
          </table:table-cell>
          <table:table-cell office:value-type="float" office:value="0.0412">
            <text:p>0.0412</text:p>
          </table:table-cell>
          <table:table-cell office:value-type="float" office:value="0.053">
            <text:p>0.053</text:p>
          </table:table-cell>
          <table:table-cell office:value-type="float" office:value="0.0424">
            <text:p>0.0424</text:p>
          </table:table-cell>
          <table:table-cell office:value-type="float" office:value="0.0869">
            <text:p>0.0869</text:p>
          </table:table-cell>
          <table:table-cell office:value-type="float" office:value="0.087">
            <text:p>0.087</text:p>
          </table:table-cell>
          <table:table-cell office:value-type="float" office:value="49.98">
            <text:p>49.98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2.84">
            <text:p>92.84</text:p>
          </table:table-cell>
          <table:table-cell office:value-type="float" office:value="101.26">
            <text:p>101.26</text:p>
          </table:table-cell>
          <table:table-cell office:value-type="float" office:value="0.035605">
            <text:p>0.035605</text:p>
          </table:table-cell>
          <table:table-cell office:value-type="float" office:value="-0.003543">
            <text:p>-0.003543</text:p>
          </table:table-cell>
          <table:table-cell office:value-type="float" office:value="-0.057095">
            <text:p>-0.057095</text:p>
          </table:table-cell>
          <table:table-cell office:value-type="float" office:value="0.110235">
            <text:p>0.110235</text:p>
          </table:table-cell>
          <table:table-cell office:value-type="float" office:value="-0.0691">
            <text:p>-0.0691</text:p>
          </table:table-cell>
        </table:table-row>
        <table:table-row table:style-name="ro1">
          <table:table-cell office:value-type="float" office:value="0.1732">
            <text:p>0.1732</text:p>
          </table:table-cell>
          <table:table-cell office:value-type="float" office:value="0.1218">
            <text:p>0.1218</text:p>
          </table:table-cell>
          <table:table-cell office:value-type="float" office:value="0.1532">
            <text:p>0.1532</text:p>
          </table:table-cell>
          <table:table-cell office:value-type="float" office:value="0.1991">
            <text:p>0.1991</text:p>
          </table:table-cell>
          <table:table-cell office:value-type="float" office:value="0.1354">
            <text:p>0.1354</text:p>
          </table:table-cell>
          <table:table-cell office:value-type="float" office:value="0.2103">
            <text:p>0.2103</text:p>
          </table:table-cell>
          <table:table-cell office:value-type="float" office:value="0.1501">
            <text:p>0.1501</text:p>
          </table:table-cell>
          <table:table-cell office:value-type="float" office:value="0.1852">
            <text:p>0.1852</text:p>
          </table:table-cell>
          <table:table-cell office:value-type="float" office:value="0.2458">
            <text:p>0.2458</text:p>
          </table:table-cell>
          <table:table-cell office:value-type="float" office:value="0.1952">
            <text:p>0.1952</text:p>
          </table:table-cell>
          <table:table-cell table:number-columns-repeated="2" office:value-type="float" office:value="246.86">
            <text:p>246.86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-0.002746">
            <text:p>-0.002746</text:p>
          </table:table-cell>
          <table:table-cell office:value-type="float" office:value="-0.039155">
            <text:p>-0.039155</text:p>
          </table:table-cell>
          <table:table-cell office:value-type="float" office:value="0.109195">
            <text:p>0.109195</text:p>
          </table:table-cell>
          <table:table-cell office:value-type="float" office:value="-0.085639">
            <text:p>-0.085639</text:p>
          </table:table-cell>
          <table:table-cell office:value-type="float" office:value="0.002286">
            <text:p>0.00228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5191">
            <text:p>0.5191</text:p>
          </table:table-cell>
          <table:table-cell office:value-type="float" office:value="0.4329">
            <text:p>0.4329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5645">
            <text:p>0.5645</text:p>
          </table:table-cell>
          <table:table-cell office:value-type="float" office:value="0.568">
            <text:p>0.568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float" office:value="6.392">
            <text:p>6.392</text:p>
          </table:table-cell>
          <table:table-cell office:value-type="float" office:value="7.134">
            <text:p>7.134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1261">
            <text:p>0.1261</text:p>
          </table:table-cell>
          <table:table-cell office:value-type="float" office:value="0.1121">
            <text:p>0.1121</text:p>
          </table:table-cell>
          <table:table-cell office:value-type="float" office:value="0.0862">
            <text:p>0.0862</text:p>
          </table:table-cell>
          <table:table-cell office:value-type="float" office:value="0.0688">
            <text:p>0.0688</text:p>
          </table:table-cell>
          <table:table-cell office:value-type="float" office:value="0.0579">
            <text:p>0.0579</text:p>
          </table:table-cell>
          <table:table-cell office:value-type="float" office:value="0.1398">
            <text:p>0.1398</text:p>
          </table:table-cell>
          <table:table-cell office:value-type="float" office:value="0.1212">
            <text:p>0.1212</text:p>
          </table:table-cell>
          <table:table-cell office:value-type="float" office:value="0.0925">
            <text:p>0.0925</text:p>
          </table:table-cell>
          <table:table-cell office:value-type="float" office:value="0.0917">
            <text:p>0.0917</text:p>
          </table:table-cell>
          <table:table-cell office:value-type="float" office:value="0.0969">
            <text:p>0.0969</text:p>
          </table:table-cell>
          <table:table-cell table:number-columns-repeated="2" office:value-type="float" office:value="0.714">
            <text:p>0.714</text:p>
          </table:table-cell>
          <table:table-cell office:value-type="float" office:value="0.833">
            <text:p>0.833</text:p>
          </table:table-cell>
          <table:table-cell office:value-type="float" office:value="0.879">
            <text:p>0.879</text:p>
          </table:table-cell>
          <table:table-cell office:value-type="float" office:value="1.05">
            <text:p>1.05</text:p>
          </table:table-cell>
          <table:table-cell office:value-type="float" office:value="3.141">
            <text:p>3.141</text:p>
          </table:table-cell>
          <table:table-cell office:value-type="float" office:value="-0.013488">
            <text:p>-0.013488</text:p>
          </table:table-cell>
          <table:table-cell office:value-type="float" office:value="0.015036">
            <text:p>0.015036</text:p>
          </table:table-cell>
          <table:table-cell office:value-type="float" office:value="-0.043366">
            <text:p>-0.043366</text:p>
          </table:table-cell>
          <table:table-cell office:value-type="float" office:value="-0.006897">
            <text:p>-0.006897</text:p>
          </table:table-cell>
          <table:table-cell office:value-type="float" office:value="-0.009526">
            <text:p>-0.009526</text:p>
          </table:table-cell>
        </table:table-row>
        <table:table-row table:style-name="ro1">
          <table:table-cell office:value-type="float" office:value="0.0529">
            <text:p>0.0529</text:p>
          </table:table-cell>
          <table:table-cell office:value-type="float" office:value="0.0585">
            <text:p>0.0585</text:p>
          </table:table-cell>
          <table:table-cell office:value-type="float" office:value="0.0511">
            <text:p>0.0511</text:p>
          </table:table-cell>
          <table:table-cell office:value-type="float" office:value="0.074">
            <text:p>0.074</text:p>
          </table:table-cell>
          <table:table-cell office:value-type="float" office:value="0.2138">
            <text:p>0.2138</text:p>
          </table:table-cell>
          <table:table-cell office:value-type="float" office:value="0.0774">
            <text:p>0.0774</text:p>
          </table:table-cell>
          <table:table-cell office:value-type="float" office:value="0.0838">
            <text:p>0.0838</text:p>
          </table:table-cell>
          <table:table-cell office:value-type="float" office:value="0.0888">
            <text:p>0.0888</text:p>
          </table:table-cell>
          <table:table-cell office:value-type="float" office:value="0.1906">
            <text:p>0.1906</text:p>
          </table:table-cell>
          <table:table-cell office:value-type="float" office:value="0.6122">
            <text:p>0.6122</text:p>
          </table:table-cell>
          <table:table-cell table:number-columns-repeated="3" office:value-type="float" office:value="7.143">
            <text:p>7.143</text:p>
          </table:table-cell>
          <table:table-cell table:number-columns-repeated="2" office:value-type="float" office:value="6.295">
            <text:p>6.295</text:p>
          </table:table-cell>
          <table:table-cell office:value-type="float" office:value="39.487">
            <text:p>39.487</text:p>
          </table:table-cell>
          <table:table-cell office:value-type="float" office:value="0.030675">
            <text:p>0.030675</text:p>
          </table:table-cell>
          <table:table-cell office:value-type="float" office:value="-0.044603">
            <text:p>-0.044603</text:p>
          </table:table-cell>
          <table:table-cell office:value-type="float" office:value="-0.061011">
            <text:p>-0.061011</text:p>
          </table:table-cell>
          <table:table-cell office:value-type="float" office:value="-0.003306">
            <text:p>-0.003306</text:p>
          </table:table-cell>
          <table:table-cell office:value-type="float" office:value="0.002312">
            <text:p>0.002312</text:p>
          </table:table-cell>
        </table:table-row>
        <table:table-row table:style-name="ro1">
          <table:table-cell office:value-type="float" office:value="0.1442">
            <text:p>0.1442</text:p>
          </table:table-cell>
          <table:table-cell office:value-type="float" office:value="0.1303">
            <text:p>0.1303</text:p>
          </table:table-cell>
          <table:table-cell office:value-type="float" office:value="0.1343">
            <text:p>0.1343</text:p>
          </table:table-cell>
          <table:table-cell office:value-type="float" office:value="0.1849">
            <text:p>0.1849</text:p>
          </table:table-cell>
          <table:table-cell office:value-type="float" office:value="0.1779">
            <text:p>0.1779</text:p>
          </table:table-cell>
          <table:table-cell office:value-type="float" office:value="0.1128">
            <text:p>0.1128</text:p>
          </table:table-cell>
          <table:table-cell office:value-type="float" office:value="0.1215">
            <text:p>0.1215</text:p>
          </table:table-cell>
          <table:table-cell office:value-type="float" office:value="0.1359">
            <text:p>0.1359</text:p>
          </table:table-cell>
          <table:table-cell office:value-type="float" office:value="0.1586">
            <text:p>0.1586</text:p>
          </table:table-cell>
          <table:table-cell office:value-type="float" office:value="0.1601">
            <text:p>0.1601</text:p>
          </table:table-cell>
          <table:table-cell table:number-columns-repeated="3" office:value-type="float" office:value="0.714">
            <text:p>0.714</text:p>
          </table:table-cell>
          <table:table-cell office:value-type="float" office:value="0.74">
            <text:p>0.74</text:p>
          </table:table-cell>
          <table:table-cell office:value-type="float" office:value="0.779">
            <text:p>0.779</text:p>
          </table:table-cell>
          <table:table-cell office:value-type="float" office:value="2.191">
            <text:p>2.191</text:p>
          </table:table-cell>
          <table:table-cell office:value-type="float" office:value="0.003849">
            <text:p>0.003849</text:p>
          </table:table-cell>
          <table:table-cell office:value-type="float" office:value="-0.003361">
            <text:p>-0.003361</text:p>
          </table:table-cell>
          <table:table-cell office:value-type="float" office:value="-0.032079">
            <text:p>-0.032079</text:p>
          </table:table-cell>
          <table:table-cell office:value-type="float" office:value="-0.056417">
            <text:p>-0.056417</text:p>
          </table:table-cell>
          <table:table-cell office:value-type="float" office:value="-0.025264">
            <text:p>-0.025264</text:p>
          </table:table-cell>
        </table:table-row>
        <table:table-row table:style-name="ro1">
          <table:table-cell office:value-type="float" office:value="0.0729">
            <text:p>0.0729</text:p>
          </table:table-cell>
          <table:table-cell office:value-type="float" office:value="0.0672">
            <text:p>0.0672</text:p>
          </table:table-cell>
          <table:table-cell office:value-type="float" office:value="0.0692">
            <text:p>0.0692</text:p>
          </table:table-cell>
          <table:table-cell office:value-type="float" office:value="0.0615">
            <text:p>0.0615</text:p>
          </table:table-cell>
          <table:table-cell office:value-type="float" office:value="0.0435">
            <text:p>0.0435</text:p>
          </table:table-cell>
          <table:table-cell office:value-type="float" office:value="0.0667">
            <text:p>0.0667</text:p>
          </table:table-cell>
          <table:table-cell office:value-type="float" office:value="0.0601">
            <text:p>0.0601</text:p>
          </table:table-cell>
          <table:table-cell office:value-type="float" office:value="0.0748">
            <text:p>0.0748</text:p>
          </table:table-cell>
          <table:table-cell office:value-type="float" office:value="0.1132">
            <text:p>0.1132</text:p>
          </table:table-cell>
          <table:table-cell office:value-type="float" office:value="0.0953">
            <text:p>0.0953</text:p>
          </table:table-cell>
          <table:table-cell table:number-columns-repeated="4" office:value-type="float" office:value="0.348">
            <text:p>0.348</text:p>
          </table:table-cell>
          <table:table-cell office:value-type="float" office:value="0.588">
            <text:p>0.588</text:p>
          </table:table-cell>
          <table:table-cell office:value-type="float" office:value="2.008">
            <text:p>2.008</text:p>
          </table:table-cell>
          <table:table-cell office:value-type="float" office:value="-0.014727">
            <text:p>-0.014727</text:p>
          </table:table-cell>
          <table:table-cell office:value-type="float" office:value="0.015037">
            <text:p>0.015037</text:p>
          </table:table-cell>
          <table:table-cell office:value-type="float" office:value="0.035226">
            <text:p>0.035226</text:p>
          </table:table-cell>
          <table:table-cell office:value-type="float" office:value="-0.027952">
            <text:p>-0.027952</text:p>
          </table:table-cell>
          <table:table-cell office:value-type="float" office:value="-0.01698">
            <text:p>-0.01698</text:p>
          </table:table-cell>
        </table:table-row>
        <table:table-row table:style-name="ro1">
          <table:table-cell office:value-type="float" office:value="0.1489">
            <text:p>0.1489</text:p>
          </table:table-cell>
          <table:table-cell office:value-type="float" office:value="0.235">
            <text:p>0.235</text:p>
          </table:table-cell>
          <table:table-cell office:value-type="float" office:value="0.2692">
            <text:p>0.2692</text:p>
          </table:table-cell>
          <table:table-cell office:value-type="float" office:value="0.2604">
            <text:p>0.2604</text:p>
          </table:table-cell>
          <table:table-cell office:value-type="float" office:value="0.2904">
            <text:p>0.2904</text:p>
          </table:table-cell>
          <table:table-cell office:value-type="float" office:value="0.1328">
            <text:p>0.1328</text:p>
          </table:table-cell>
          <table:table-cell office:value-type="float" office:value="0.2138">
            <text:p>0.2138</text:p>
          </table:table-cell>
          <table:table-cell office:value-type="float" office:value="0.2182">
            <text:p>0.2182</text:p>
          </table:table-cell>
          <table:table-cell office:value-type="float" office:value="0.2844">
            <text:p>0.2844</text:p>
          </table:table-cell>
          <table:table-cell office:value-type="float" office:value="0.4217">
            <text:p>0.4217</text:p>
          </table:table-cell>
          <table:table-cell table:number-columns-repeated="3" office:value-type="float" office:value="0.714">
            <text:p>0.714</text:p>
          </table:table-cell>
          <table:table-cell office:value-type="float" office:value="0.739">
            <text:p>0.739</text:p>
          </table:table-cell>
          <table:table-cell office:value-type="float" office:value="0.779">
            <text:p>0.779</text:p>
          </table:table-cell>
          <table:table-cell office:value-type="float" office:value="2.191">
            <text:p>2.191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1797">
            <text:p>0.1797</text:p>
          </table:table-cell>
          <table:table-cell office:value-type="float" office:value="0.1729">
            <text:p>0.1729</text:p>
          </table:table-cell>
          <table:table-cell office:value-type="float" office:value="0.1484">
            <text:p>0.1484</text:p>
          </table:table-cell>
          <table:table-cell office:value-type="float" office:value="0.1204">
            <text:p>0.1204</text:p>
          </table:table-cell>
          <table:table-cell office:value-type="float" office:value="0.0628">
            <text:p>0.0628</text:p>
          </table:table-cell>
          <table:table-cell office:value-type="float" office:value="0.1481">
            <text:p>0.1481</text:p>
          </table:table-cell>
          <table:table-cell office:value-type="float" office:value="0.1558">
            <text:p>0.1558</text:p>
          </table:table-cell>
          <table:table-cell office:value-type="float" office:value="0.1864">
            <text:p>0.1864</text:p>
          </table:table-cell>
          <table:table-cell office:value-type="float" office:value="0.1847">
            <text:p>0.1847</text:p>
          </table:table-cell>
          <table:table-cell office:value-type="float" office:value="0.1182">
            <text:p>0.1182</text:p>
          </table:table-cell>
          <table:table-cell table:number-columns-repeated="3" office:value-type="float" office:value="7.143">
            <text:p>7.143</text:p>
          </table:table-cell>
          <table:table-cell office:value-type="float" office:value="7.367">
            <text:p>7.367</text:p>
          </table:table-cell>
          <table:table-cell office:value-type="float" office:value="8.197">
            <text:p>8.197</text:p>
          </table:table-cell>
          <table:table-cell office:value-type="float" office:value="17.472">
            <text:p>17.472</text:p>
          </table:table-cell>
          <table:table-cell office:value-type="float" office:value="0">
            <text:p>0</text:p>
          </table:table-cell>
          <table:table-cell office:value-type="float" office:value="-0.007548">
            <text:p>-0.007548</text:p>
          </table:table-cell>
          <table:table-cell office:value-type="float" office:value="0.007548">
            <text:p>0.007548</text:p>
          </table:table-cell>
          <table:table-cell office:value-type="float" office:value="0">
            <text:p>0</text:p>
          </table:table-cell>
          <table:table-cell office:value-type="float" office:value="-0.026072">
            <text:p>-0.026072</text:p>
          </table:table-cell>
        </table:table-row>
        <table:table-row table:style-name="ro1">
          <table:table-cell office:value-type="float" office:value="0.1172">
            <text:p>0.1172</text:p>
          </table:table-cell>
          <table:table-cell office:value-type="float" office:value="0.1416">
            <text:p>0.1416</text:p>
          </table:table-cell>
          <table:table-cell office:value-type="float" office:value="0.1631">
            <text:p>0.1631</text:p>
          </table:table-cell>
          <table:table-cell office:value-type="float" office:value="0.1882">
            <text:p>0.1882</text:p>
          </table:table-cell>
          <table:table-cell office:value-type="float" office:value="0.1904">
            <text:p>0.1904</text:p>
          </table:table-cell>
          <table:table-cell office:value-type="float" office:value="0.1628">
            <text:p>0.1628</text:p>
          </table:table-cell>
          <table:table-cell office:value-type="float" office:value="0.139">
            <text:p>0.139</text:p>
          </table:table-cell>
          <table:table-cell office:value-type="float" office:value="0.1637">
            <text:p>0.1637</text:p>
          </table:table-cell>
          <table:table-cell office:value-type="float" office:value="0.3229">
            <text:p>0.3229</text:p>
          </table:table-cell>
          <table:table-cell office:value-type="float" office:value="0.2457">
            <text:p>0.2457</text:p>
          </table:table-cell>
          <table:table-cell office:value-type="float" office:value="246.94">
            <text:p>246.94</text:p>
          </table:table-cell>
          <table:table-cell office:value-type="float" office:value="246.83">
            <text:p>246.83</text:p>
          </table:table-cell>
          <table:table-cell office:value-type="float" office:value="277.71">
            <text:p>277.71</text:p>
          </table:table-cell>
          <table:table-cell office:value-type="float" office:value="214.32">
            <text:p>214.32</text:p>
          </table:table-cell>
          <table:table-cell office:value-type="float" office:value="211.3">
            <text:p>211.3</text:p>
          </table:table-cell>
          <table:table-cell office:value-type="float" office:value="449.26">
            <text:p>449.26</text:p>
          </table:table-cell>
          <table:table-cell office:value-type="float" office:value="-0.025567">
            <text:p>-0.025567</text:p>
          </table:table-cell>
          <table:table-cell office:value-type="float" office:value="-0.100841">
            <text:p>-0.100841</text:p>
          </table:table-cell>
          <table:table-cell office:value-type="float" office:value="0.23947">
            <text:p>0.23947</text:p>
          </table:table-cell>
          <table:table-cell office:value-type="float" office:value="-0.154899">
            <text:p>-0.154899</text:p>
          </table:table-cell>
          <table:table-cell office:value-type="float" office:value="-0.029321">
            <text:p>-0.029321</text:p>
          </table:table-cell>
        </table:table-row>
        <table:table-row table:style-name="ro1">
          <table:table-cell office:value-type="float" office:value="0.094">
            <text:p>0.094</text:p>
          </table:table-cell>
          <table:table-cell office:value-type="float" office:value="0.0945">
            <text:p>0.0945</text:p>
          </table:table-cell>
          <table:table-cell office:value-type="float" office:value="0.1345">
            <text:p>0.1345</text:p>
          </table:table-cell>
          <table:table-cell office:value-type="float" office:value="0.183">
            <text:p>0.183</text:p>
          </table:table-cell>
          <table:table-cell office:value-type="float" office:value="0.174">
            <text:p>0.174</text:p>
          </table:table-cell>
          <table:table-cell office:value-type="float" office:value="0.1438">
            <text:p>0.1438</text:p>
          </table:table-cell>
          <table:table-cell office:value-type="float" office:value="0.1302">
            <text:p>0.1302</text:p>
          </table:table-cell>
          <table:table-cell office:value-type="float" office:value="0.1436">
            <text:p>0.1436</text:p>
          </table:table-cell>
          <table:table-cell office:value-type="float" office:value="0.2257">
            <text:p>0.2257</text:p>
          </table:table-cell>
          <table:table-cell office:value-type="float" office:value="0.2135">
            <text:p>0.2135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402">
            <text:p>0.402</text:p>
          </table:table-cell>
          <table:table-cell office:value-type="float" office:value="0.405">
            <text:p>0.405</text:p>
          </table:table-cell>
          <table:table-cell office:value-type="float" office:value="0.834">
            <text:p>0.834</text:p>
          </table:table-cell>
          <table:table-cell office:value-type="float" office:value="0.00575">
            <text:p>0.00575</text:p>
          </table:table-cell>
          <table:table-cell office:value-type="float" office:value="-0.068394">
            <text:p>-0.068394</text:p>
          </table:table-cell>
          <table:table-cell office:value-type="float" office:value="0.154551">
            <text:p>0.154551</text:p>
          </table:table-cell>
          <table:table-cell office:value-type="float" office:value="0.049779">
            <text:p>0.049779</text:p>
          </table:table-cell>
          <table:table-cell office:value-type="float" office:value="-0.011432">
            <text:p>-0.011432</text:p>
          </table:table-cell>
        </table:table-row>
        <table:table-row table:style-name="ro1">
          <table:table-cell office:value-type="float" office:value="0.4558">
            <text:p>0.4558</text:p>
          </table:table-cell>
          <table:table-cell office:value-type="float" office:value="0.4799">
            <text:p>0.4799</text:p>
          </table:table-cell>
          <table:table-cell office:value-type="float" office:value="0.3468">
            <text:p>0.3468</text:p>
          </table:table-cell>
          <table:table-cell office:value-type="float" office:value="0.2101">
            <text:p>0.2101</text:p>
          </table:table-cell>
          <table:table-cell office:value-type="float" office:value="0.1476">
            <text:p>0.1476</text:p>
          </table:table-cell>
          <table:table-cell office:value-type="float" office:value="0.3633">
            <text:p>0.3633</text:p>
          </table:table-cell>
          <table:table-cell office:value-type="float" office:value="0.4567">
            <text:p>0.4567</text:p>
          </table:table-cell>
          <table:table-cell office:value-type="float" office:value="0.3327">
            <text:p>0.3327</text:p>
          </table:table-cell>
          <table:table-cell office:value-type="float" office:value="0.2121">
            <text:p>0.2121</text:p>
          </table:table-cell>
          <table:table-cell office:value-type="float" office:value="0.165">
            <text:p>0.165</text:p>
          </table:table-cell>
          <table:table-cell table:number-columns-repeated="3" office:value-type="float" office:value="4.94">
            <text:p>4.94</text:p>
          </table:table-cell>
          <table:table-cell office:value-type="float" office:value="9.16">
            <text:p>9.16</text:p>
          </table:table-cell>
          <table:table-cell office:value-type="float" office:value="73.46">
            <text:p>73.46</text:p>
          </table:table-cell>
          <table:table-cell office:value-type="float" office:value="672.02">
            <text:p>672.02</text:p>
          </table:table-cell>
          <table:table-cell office:value-type="float" office:value="-0.032624">
            <text:p>-0.032624</text:p>
          </table:table-cell>
          <table:table-cell office:value-type="float" office:value="0.045234">
            <text:p>0.045234</text:p>
          </table:table-cell>
          <table:table-cell office:value-type="float" office:value="-0.053569">
            <text:p>-0.053569</text:p>
          </table:table-cell>
          <table:table-cell office:value-type="float" office:value="0.074641">
            <text:p>0.074641</text:p>
          </table:table-cell>
          <table:table-cell office:value-type="float" office:value="-0.011302">
            <text:p>-0.011302</text:p>
          </table:table-cell>
        </table:table-row>
        <table:table-row table:style-name="ro1">
          <table:table-cell office:value-type="float" office:value="0.2863">
            <text:p>0.2863</text:p>
          </table:table-cell>
          <table:table-cell office:value-type="float" office:value="0.2809">
            <text:p>0.2809</text:p>
          </table:table-cell>
          <table:table-cell office:value-type="float" office:value="0.1845">
            <text:p>0.1845</text:p>
          </table:table-cell>
          <table:table-cell office:value-type="float" office:value="0.2322">
            <text:p>0.2322</text:p>
          </table:table-cell>
          <table:table-cell office:value-type="float" office:value="0.2895">
            <text:p>0.2895</text:p>
          </table:table-cell>
          <table:table-cell office:value-type="float" office:value="0.2077">
            <text:p>0.2077</text:p>
          </table:table-cell>
          <table:table-cell office:value-type="float" office:value="0.2065">
            <text:p>0.2065</text:p>
          </table:table-cell>
          <table:table-cell office:value-type="float" office:value="0.1441">
            <text:p>0.1441</text:p>
          </table:table-cell>
          <table:table-cell office:value-type="float" office:value="0.2466">
            <text:p>0.2466</text:p>
          </table:table-cell>
          <table:table-cell office:value-type="float" office:value="0.3172">
            <text:p>0.3172</text:p>
          </table:table-cell>
          <table:table-cell office:value-type="float" office:value="0.05">
            <text:p>0.05</text:p>
          </table:table-cell>
          <table:table-cell office:value-type="float" office:value="0.165">
            <text:p>0.16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49.873">
            <text:p>49.873</text:p>
          </table:table-cell>
          <table:table-cell office:value-type="float" office:value="0.002128">
            <text:p>0.002128</text:p>
          </table:table-cell>
          <table:table-cell office:value-type="float" office:value="0.085135">
            <text:p>0.085135</text:p>
          </table:table-cell>
          <table:table-cell office:value-type="float" office:value="-0.126094">
            <text:p>-0.126094</text:p>
          </table:table-cell>
          <table:table-cell office:value-type="float" office:value="0.006897">
            <text:p>0.006897</text:p>
          </table:table-cell>
          <table:table-cell office:value-type="float" office:value="-0.02184">
            <text:p>-0.02184</text:p>
          </table:table-cell>
        </table:table-row>
        <table:table-row table:style-name="ro1">
          <table:table-cell office:value-type="float" office:value="0.3089">
            <text:p>0.3089</text:p>
          </table:table-cell>
          <table:table-cell office:value-type="float" office:value="0.376">
            <text:p>0.376</text:p>
          </table:table-cell>
          <table:table-cell office:value-type="float" office:value="0.3105">
            <text:p>0.3105</text:p>
          </table:table-cell>
          <table:table-cell office:value-type="float" office:value="0.2803">
            <text:p>0.2803</text:p>
          </table:table-cell>
          <table:table-cell office:value-type="float" office:value="0.2528">
            <text:p>0.2528</text:p>
          </table:table-cell>
          <table:table-cell office:value-type="float" office:value="0.213">
            <text:p>0.213</text:p>
          </table:table-cell>
          <table:table-cell office:value-type="float" office:value="0.2694">
            <text:p>0.2694</text:p>
          </table:table-cell>
          <table:table-cell office:value-type="float" office:value="0.2543">
            <text:p>0.2543</text:p>
          </table:table-cell>
          <table:table-cell office:value-type="float" office:value="0.2917">
            <text:p>0.2917</text:p>
          </table:table-cell>
          <table:table-cell office:value-type="float" office:value="0.2914">
            <text:p>0.2914</text:p>
          </table:table-cell>
          <table:table-cell table:number-columns-repeated="3" office:value-type="float" office:value="0.714">
            <text:p>0.714</text:p>
          </table:table-cell>
          <table:table-cell office:value-type="float" office:value="0.643">
            <text:p>0.643</text:p>
          </table:table-cell>
          <table:table-cell office:value-type="float" office:value="0.789">
            <text:p>0.789</text:p>
          </table:table-cell>
          <table:table-cell office:value-type="float" office:value="3.14">
            <text:p>3.14</text:p>
          </table:table-cell>
          <table:table-cell office:value-type="float" office:value="0.063691">
            <text:p>0.063691</text:p>
          </table:table-cell>
          <table:table-cell office:value-type="float" office:value="0.093187">
            <text:p>0.093187</text:p>
          </table:table-cell>
          <table:table-cell office:value-type="float" office:value="-0.156878">
            <text:p>-0.156878</text:p>
          </table:table-cell>
          <table:table-cell office:value-type="float" office:value="-0.013565">
            <text:p>-0.013565</text:p>
          </table:table-cell>
          <table:table-cell office:value-type="float" office:value="-0.053141">
            <text:p>-0.053141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995">
            <text:p>0.1995</text:p>
          </table:table-cell>
          <table:table-cell office:value-type="float" office:value="0.1507">
            <text:p>0.1507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1891">
            <text:p>0.1891</text:p>
          </table:table-cell>
          <table:table-cell office:value-type="float" office:value="0.175">
            <text:p>0.175</text:p>
          </table:table-cell>
          <table:table-cell table:number-columns-repeated="3" office:value-type="float" office:value="0.714">
            <text:p>0.714</text:p>
          </table:table-cell>
          <table:table-cell office:value-type="float" office:value="0.57">
            <text:p>0.57</text:p>
          </table:table-cell>
          <table:table-cell office:value-type="float" office:value="0.643">
            <text:p>0.643</text:p>
          </table:table-cell>
          <table:table-cell office:value-type="float" office:value="1.612">
            <text:p>1.612</text:p>
          </table:table-cell>
          <table:table-cell office:value-type="string">
            <text:p><text:s text:c="7"/>NA</text:p>
          </table:table-cell>
          <table:table-cell office:value-type="float" office:value="-0.0087">
            <text:p>-0.0087</text:p>
          </table:table-cell>
          <table:table-cell office:value-type="float" office:value="-0.0712">
            <text:p>-0.0712</text:p>
          </table:table-cell>
          <table:table-cell office:value-type="float" office:value="-0.014">
            <text:p>-0.014</text:p>
          </table:table-cell>
          <table:table-cell office:value-type="float" office:value="-0.0341">
            <text:p>-0.0341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7384">
            <text:p>0.7384</text:p>
          </table:table-cell>
          <table:table-cell office:value-type="float" office:value="0.6384">
            <text:p>0.6384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6112">
            <text:p>0.6112</text:p>
          </table:table-cell>
          <table:table-cell office:value-type="float" office:value="0.5761">
            <text:p>0.5761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216">
            <text:p>0.216</text:p>
          </table:table-cell>
          <table:table-cell office:value-type="float" office:value="0.2588">
            <text:p>0.2588</text:p>
          </table:table-cell>
          <table:table-cell office:value-type="float" office:value="0.2708">
            <text:p>0.2708</text:p>
          </table:table-cell>
          <table:table-cell office:value-type="float" office:value="0.2906">
            <text:p>0.2906</text:p>
          </table:table-cell>
          <table:table-cell office:value-type="float" office:value="0.429">
            <text:p>0.429</text:p>
          </table:table-cell>
          <table:table-cell office:value-type="float" office:value="0.2682">
            <text:p>0.2682</text:p>
          </table:table-cell>
          <table:table-cell office:value-type="float" office:value="0.3083">
            <text:p>0.3083</text:p>
          </table:table-cell>
          <table:table-cell office:value-type="float" office:value="0.3249">
            <text:p>0.3249</text:p>
          </table:table-cell>
          <table:table-cell office:value-type="float" office:value="0.3559">
            <text:p>0.3559</text:p>
          </table:table-cell>
          <table:table-cell office:value-type="float" office:value="0.4705">
            <text:p>0.4705</text:p>
          </table:table-cell>
          <table:table-cell office:value-type="float" office:value="1.713">
            <text:p>1.713</text:p>
          </table:table-cell>
          <table:table-cell office:value-type="float" office:value="1.714">
            <text:p>1.714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  <table:table-cell table:number-columns-repeated="2" office:value-type="float" office:value="2.011">
            <text:p>2.011</text:p>
          </table:table-cell>
          <table:table-cell office:value-type="float" office:value="-0.001819">
            <text:p>-0.001819</text:p>
          </table:table-cell>
          <table:table-cell office:value-type="float" office:value="0.001434">
            <text:p>0.001434</text:p>
          </table:table-cell>
          <table:table-cell office:value-type="float" office:value="0.093458">
            <text:p>0.093458</text:p>
          </table:table-cell>
          <table:table-cell office:value-type="float" office:value="-0.181824">
            <text:p>-0.181824</text:p>
          </table:table-cell>
          <table:table-cell office:value-type="float" office:value="-0.054529">
            <text:p>-0.054529</text:p>
          </table:table-cell>
        </table:table-row>
        <table:table-row table:style-name="ro1">
          <table:table-cell office:value-type="float" office:value="0.1741">
            <text:p>0.1741</text:p>
          </table:table-cell>
          <table:table-cell office:value-type="float" office:value="0.1975">
            <text:p>0.1975</text:p>
          </table:table-cell>
          <table:table-cell office:value-type="float" office:value="0.2558">
            <text:p>0.2558</text:p>
          </table:table-cell>
          <table:table-cell office:value-type="float" office:value="0.2639">
            <text:p>0.2639</text:p>
          </table:table-cell>
          <table:table-cell office:value-type="float" office:value="0.2624">
            <text:p>0.2624</text:p>
          </table:table-cell>
          <table:table-cell office:value-type="float" office:value="0.175">
            <text:p>0.175</text:p>
          </table:table-cell>
          <table:table-cell office:value-type="float" office:value="0.1942">
            <text:p>0.1942</text:p>
          </table:table-cell>
          <table:table-cell office:value-type="float" office:value="0.2412">
            <text:p>0.2412</text:p>
          </table:table-cell>
          <table:table-cell office:value-type="float" office:value="0.2661">
            <text:p>0.2661</text:p>
          </table:table-cell>
          <table:table-cell office:value-type="float" office:value="0.2362">
            <text:p>0.2362</text:p>
          </table:table-cell>
          <table:table-cell office:value-type="float" office:value="0.971">
            <text:p>0.971</text:p>
          </table:table-cell>
          <table:table-cell office:value-type="float" office:value="1.082">
            <text:p>1.082</text:p>
          </table:table-cell>
          <table:table-cell office:value-type="float" office:value="1.048">
            <text:p>1.048</text:p>
          </table:table-cell>
          <table:table-cell office:value-type="float" office:value="1.017">
            <text:p>1.017</text:p>
          </table:table-cell>
          <table:table-cell office:value-type="float" office:value="1.169">
            <text:p>1.169</text:p>
          </table:table-cell>
          <table:table-cell office:value-type="float" office:value="1.365">
            <text:p>1.365</text:p>
          </table:table-cell>
          <table:table-cell office:value-type="float" office:value="-0.01004">
            <text:p>-0.01004</text:p>
          </table:table-cell>
          <table:table-cell office:value-type="float" office:value="0.010643">
            <text:p>0.010643</text:p>
          </table:table-cell>
          <table:table-cell office:value-type="float" office:value="0.018636">
            <text:p>0.018636</text:p>
          </table:table-cell>
          <table:table-cell office:value-type="float" office:value="-0.006481">
            <text:p>-0.006481</text:p>
          </table:table-cell>
          <table:table-cell office:value-type="float" office:value="-0.020026">
            <text:p>-0.020026</text:p>
          </table:table-cell>
        </table:table-row>
        <table:table-row table:style-name="ro1">
          <table:table-cell office:value-type="float" office:value="0.1265">
            <text:p>0.1265</text:p>
          </table:table-cell>
          <table:table-cell office:value-type="float" office:value="0.1263">
            <text:p>0.1263</text:p>
          </table:table-cell>
          <table:table-cell office:value-type="float" office:value="0.1526">
            <text:p>0.1526</text:p>
          </table:table-cell>
          <table:table-cell office:value-type="float" office:value="0.1697">
            <text:p>0.1697</text:p>
          </table:table-cell>
          <table:table-cell office:value-type="float" office:value="0.1585">
            <text:p>0.1585</text:p>
          </table:table-cell>
          <table:table-cell office:value-type="float" office:value="0.1496">
            <text:p>0.1496</text:p>
          </table:table-cell>
          <table:table-cell office:value-type="float" office:value="0.1577">
            <text:p>0.1577</text:p>
          </table:table-cell>
          <table:table-cell office:value-type="float" office:value="0.1976">
            <text:p>0.1976</text:p>
          </table:table-cell>
          <table:table-cell office:value-type="float" office:value="0.2144">
            <text:p>0.2144</text:p>
          </table:table-cell>
          <table:table-cell office:value-type="float" office:value="0.1742">
            <text:p>0.1742</text:p>
          </table:table-cell>
          <table:table-cell office:value-type="float" office:value="5.617">
            <text:p>5.617</text:p>
          </table:table-cell>
          <table:table-cell table:number-columns-repeated="2" office:value-type="float" office:value="6.625">
            <text:p>6.625</text:p>
          </table:table-cell>
          <table:table-cell table:number-columns-repeated="2" office:value-type="float" office:value="8.57">
            <text:p>8.57</text:p>
          </table:table-cell>
          <table:table-cell office:value-type="float" office:value="50.453">
            <text:p>50.453</text:p>
          </table:table-cell>
          <table:table-cell office:value-type="float" office:value="-0.002195">
            <text:p>-0.002195</text:p>
          </table:table-cell>
          <table:table-cell office:value-type="float" office:value="-0.02399">
            <text:p>-0.02399</text:p>
          </table:table-cell>
          <table:table-cell office:value-type="float" office:value="-0.030185">
            <text:p>-0.030185</text:p>
          </table:table-cell>
          <table:table-cell office:value-type="float" office:value="0.003478">
            <text:p>0.003478</text:p>
          </table:table-cell>
          <table:table-cell office:value-type="float" office:value="-0.021322">
            <text:p>-0.02132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float" office:value="2.7">
            <text:p>2.7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1407">
            <text:p>0.1407</text:p>
          </table:table-cell>
          <table:table-cell office:value-type="float" office:value="0.1097">
            <text:p>0.1097</text:p>
          </table:table-cell>
          <table:table-cell office:value-type="float" office:value="0.1111">
            <text:p>0.1111</text:p>
          </table:table-cell>
          <table:table-cell office:value-type="float" office:value="0.1366">
            <text:p>0.1366</text:p>
          </table:table-cell>
          <table:table-cell office:value-type="float" office:value="0.1005">
            <text:p>0.1005</text:p>
          </table:table-cell>
          <table:table-cell office:value-type="float" office:value="0.1313">
            <text:p>0.1313</text:p>
          </table:table-cell>
          <table:table-cell office:value-type="float" office:value="0.1316">
            <text:p>0.1316</text:p>
          </table:table-cell>
          <table:table-cell office:value-type="float" office:value="0.141">
            <text:p>0.141</text:p>
          </table:table-cell>
          <table:table-cell office:value-type="float" office:value="0.1627">
            <text:p>0.1627</text:p>
          </table:table-cell>
          <table:table-cell office:value-type="float" office:value="0.135">
            <text:p>0.135</text:p>
          </table:table-cell>
          <table:table-cell table:number-columns-repeated="5" office:value-type="float" office:value="1">
            <text:p>1</text:p>
          </table:table-cell>
          <table:table-cell office:value-type="float" office:value="3.113">
            <text:p>3.113</text:p>
          </table:table-cell>
          <table:table-cell office:value-type="float" office:value="0.026359">
            <text:p>0.026359</text:p>
          </table:table-cell>
          <table:table-cell office:value-type="float" office:value="-0.003256">
            <text:p>-0.003256</text:p>
          </table:table-cell>
          <table:table-cell office:value-type="float" office:value="0.133721">
            <text:p>0.133721</text:p>
          </table:table-cell>
          <table:table-cell office:value-type="float" office:value="-0.183984">
            <text:p>-0.183984</text:p>
          </table:table-cell>
          <table:table-cell office:value-type="float" office:value="-0.042931">
            <text:p>-0.042931</text:p>
          </table:table-cell>
        </table:table-row>
        <table:table-row table:style-name="ro1">
          <table:table-cell office:value-type="float" office:value="0.1211">
            <text:p>0.1211</text:p>
          </table:table-cell>
          <table:table-cell office:value-type="float" office:value="0.1161">
            <text:p>0.1161</text:p>
          </table:table-cell>
          <table:table-cell office:value-type="float" office:value="0.1148">
            <text:p>0.1148</text:p>
          </table:table-cell>
          <table:table-cell office:value-type="float" office:value="0.1577">
            <text:p>0.1577</text:p>
          </table:table-cell>
          <table:table-cell office:value-type="float" office:value="0.1328">
            <text:p>0.1328</text:p>
          </table:table-cell>
          <table:table-cell office:value-type="float" office:value="0.1308">
            <text:p>0.1308</text:p>
          </table:table-cell>
          <table:table-cell office:value-type="float" office:value="0.1301">
            <text:p>0.1301</text:p>
          </table:table-cell>
          <table:table-cell office:value-type="float" office:value="0.1244">
            <text:p>0.1244</text:p>
          </table:table-cell>
          <table:table-cell office:value-type="float" office:value="0.1693">
            <text:p>0.1693</text:p>
          </table:table-cell>
          <table:table-cell office:value-type="float" office:value="0.1555">
            <text:p>0.1555</text:p>
          </table:table-cell>
          <table:table-cell table:number-columns-repeated="5" office:value-type="float" office:value="2.5">
            <text:p>2.5</text:p>
          </table:table-cell>
          <table:table-cell office:value-type="float" office:value="3.67">
            <text:p>3.67</text:p>
          </table:table-cell>
          <table:table-cell office:value-type="float" office:value="0.003283">
            <text:p>0.003283</text:p>
          </table:table-cell>
          <table:table-cell office:value-type="float" office:value="-0.014054">
            <text:p>-0.014054</text:p>
          </table:table-cell>
          <table:table-cell office:value-type="float" office:value="-0.007018">
            <text:p>-0.007018</text:p>
          </table:table-cell>
          <table:table-cell office:value-type="float" office:value="0">
            <text:p>0</text:p>
          </table:table-cell>
          <table:table-cell office:value-type="float" office:value="-0.055251">
            <text:p>-0.055251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float" office:value="2.7">
            <text:p>2.7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0634">
            <text:p>0.0634</text:p>
          </table:table-cell>
          <table:table-cell office:value-type="float" office:value="0.0797">
            <text:p>0.0797</text:p>
          </table:table-cell>
          <table:table-cell office:value-type="float" office:value="0.0855">
            <text:p>0.0855</text:p>
          </table:table-cell>
          <table:table-cell office:value-type="float" office:value="0.1162">
            <text:p>0.1162</text:p>
          </table:table-cell>
          <table:table-cell office:value-type="float" office:value="0.0872">
            <text:p>0.0872</text:p>
          </table:table-cell>
          <table:table-cell office:value-type="float" office:value="0.0762">
            <text:p>0.0762</text:p>
          </table:table-cell>
          <table:table-cell office:value-type="float" office:value="0.0868">
            <text:p>0.0868</text:p>
          </table:table-cell>
          <table:table-cell office:value-type="float" office:value="0.0881">
            <text:p>0.0881</text:p>
          </table:table-cell>
          <table:table-cell office:value-type="float" office:value="0.1373">
            <text:p>0.1373</text:p>
          </table:table-cell>
          <table:table-cell office:value-type="float" office:value="0.1055">
            <text:p>0.1055</text:p>
          </table:table-cell>
          <table:table-cell table:number-columns-repeated="5"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-0.001747">
            <text:p>-0.001747</text:p>
          </table:table-cell>
          <table:table-cell office:value-type="float" office:value="-0.025288">
            <text:p>-0.025288</text:p>
          </table:table-cell>
          <table:table-cell office:value-type="float" office:value="-0.017594">
            <text:p>-0.017594</text:p>
          </table:table-cell>
          <table:table-cell office:value-type="float" office:value="-0.003478">
            <text:p>-0.003478</text:p>
          </table:table-cell>
          <table:table-cell office:value-type="float" office:value="-0.044629">
            <text:p>-0.044629</text:p>
          </table:table-cell>
        </table:table-row>
        <table:table-row table:style-name="ro1">
          <table:table-cell office:value-type="float" office:value="0.0471">
            <text:p>0.0471</text:p>
          </table:table-cell>
          <table:table-cell office:value-type="float" office:value="0.0364">
            <text:p>0.0364</text:p>
          </table:table-cell>
          <table:table-cell office:value-type="float" office:value="0.0371">
            <text:p>0.0371</text:p>
          </table:table-cell>
          <table:table-cell office:value-type="float" office:value="0.0567">
            <text:p>0.0567</text:p>
          </table:table-cell>
          <table:table-cell office:value-type="float" office:value="0.0595">
            <text:p>0.0595</text:p>
          </table:table-cell>
          <table:table-cell office:value-type="float" office:value="0.0559">
            <text:p>0.0559</text:p>
          </table:table-cell>
          <table:table-cell office:value-type="float" office:value="0.047">
            <text:p>0.047</text:p>
          </table:table-cell>
          <table:table-cell office:value-type="float" office:value="0.0513">
            <text:p>0.0513</text:p>
          </table:table-cell>
          <table:table-cell office:value-type="float" office:value="0.0851">
            <text:p>0.0851</text:p>
          </table:table-cell>
          <table:table-cell office:value-type="float" office:value="0.0935">
            <text:p>0.0935</text:p>
          </table:table-cell>
          <table:table-cell office:value-type="float" office:value="4.998">
            <text:p>4.998</text:p>
          </table:table-cell>
          <table:table-cell table:number-columns-repeated="5" office:value-type="float" office:value="5">
            <text:p>5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1422">
            <text:p>0.1422</text:p>
          </table:table-cell>
          <table:table-cell office:value-type="float" office:value="0.1938">
            <text:p>0.1938</text:p>
          </table:table-cell>
          <table:table-cell office:value-type="float" office:value="0.1828">
            <text:p>0.1828</text:p>
          </table:table-cell>
          <table:table-cell office:value-type="float" office:value="0.2017">
            <text:p>0.2017</text:p>
          </table:table-cell>
          <table:table-cell office:value-type="float" office:value="0.1844">
            <text:p>0.1844</text:p>
          </table:table-cell>
          <table:table-cell office:value-type="float" office:value="0.1455">
            <text:p>0.1455</text:p>
          </table:table-cell>
          <table:table-cell office:value-type="float" office:value="0.1955">
            <text:p>0.1955</text:p>
          </table:table-cell>
          <table:table-cell office:value-type="float" office:value="0.2058">
            <text:p>0.2058</text:p>
          </table:table-cell>
          <table:table-cell office:value-type="float" office:value="0.2326">
            <text:p>0.2326</text:p>
          </table:table-cell>
          <table:table-cell office:value-type="float" office:value="0.2166">
            <text:p>0.2166</text:p>
          </table:table-cell>
          <table:table-cell table:number-columns-repeated="6" office:value-type="float" office:value="2">
            <text:p>2</text:p>
          </table:table-cell>
          <table:table-cell office:value-type="float" office:value="0.025283">
            <text:p>0.025283</text:p>
          </table:table-cell>
          <table:table-cell office:value-type="float" office:value="-0.011314">
            <text:p>-0.011314</text:p>
          </table:table-cell>
          <table:table-cell office:value-type="float" office:value="-0.046222">
            <text:p>-0.046222</text:p>
          </table:table-cell>
          <table:table-cell office:value-type="float" office:value="0.03083">
            <text:p>0.03083</text:p>
          </table:table-cell>
          <table:table-cell office:value-type="float" office:value="-0.009092">
            <text:p>-0.009092</text:p>
          </table:table-cell>
        </table:table-row>
        <table:table-row table:style-name="ro1">
          <table:table-cell office:value-type="float" office:value="0.259">
            <text:p>0.259</text:p>
          </table:table-cell>
          <table:table-cell office:value-type="float" office:value="0.2641">
            <text:p>0.2641</text:p>
          </table:table-cell>
          <table:table-cell office:value-type="float" office:value="0.2351">
            <text:p>0.2351</text:p>
          </table:table-cell>
          <table:table-cell office:value-type="float" office:value="0.2718">
            <text:p>0.2718</text:p>
          </table:table-cell>
          <table:table-cell office:value-type="float" office:value="0.2599">
            <text:p>0.2599</text:p>
          </table:table-cell>
          <table:table-cell office:value-type="float" office:value="0.275">
            <text:p>0.275</text:p>
          </table:table-cell>
          <table:table-cell office:value-type="float" office:value="0.286">
            <text:p>0.286</text:p>
          </table:table-cell>
          <table:table-cell office:value-type="float" office:value="0.291">
            <text:p>0.291</text:p>
          </table:table-cell>
          <table:table-cell office:value-type="float" office:value="0.3058">
            <text:p>0.3058</text:p>
          </table:table-cell>
          <table:table-cell office:value-type="float" office:value="0.3097">
            <text:p>0.3097</text:p>
          </table:table-cell>
          <table:table-cell table:number-columns-repeated="2" office:value-type="float" office:value="0.714">
            <text:p>0.714</text:p>
          </table:table-cell>
          <table:table-cell office:value-type="float" office:value="0.833">
            <text:p>0.833</text:p>
          </table:table-cell>
          <table:table-cell office:value-type="float" office:value="0.909">
            <text:p>0.909</text:p>
          </table:table-cell>
          <table:table-cell office:value-type="float" office:value="1.781">
            <text:p>1.781</text:p>
          </table:table-cell>
          <table:table-cell office:value-type="float" office:value="5.559">
            <text:p>5.559</text:p>
          </table:table-cell>
          <table:table-cell office:value-type="float" office:value="-0.015729">
            <text:p>-0.015729</text:p>
          </table:table-cell>
          <table:table-cell office:value-type="float" office:value="-0.051647">
            <text:p>-0.051647</text:p>
          </table:table-cell>
          <table:table-cell office:value-type="float" office:value="0.099879">
            <text:p>0.099879</text:p>
          </table:table-cell>
          <table:table-cell office:value-type="float" office:value="-0.091715">
            <text:p>-0.091715</text:p>
          </table:table-cell>
          <table:table-cell office:value-type="float" office:value="-0.063691">
            <text:p>-0.063691</text:p>
          </table:table-cell>
        </table:table-row>
        <table:table-row table:style-name="ro1">
          <table:table-cell office:value-type="float" office:value="0.0342">
            <text:p>0.0342</text:p>
          </table:table-cell>
          <table:table-cell office:value-type="float" office:value="0.0327">
            <text:p>0.0327</text:p>
          </table:table-cell>
          <table:table-cell office:value-type="float" office:value="0.0335">
            <text:p>0.0335</text:p>
          </table:table-cell>
          <table:table-cell office:value-type="float" office:value="0.0412">
            <text:p>0.0412</text:p>
          </table:table-cell>
          <table:table-cell office:value-type="float" office:value="0.0703">
            <text:p>0.0703</text:p>
          </table:table-cell>
          <table:table-cell office:value-type="float" office:value="0.0428">
            <text:p>0.0428</text:p>
          </table:table-cell>
          <table:table-cell office:value-type="float" office:value="0.0412">
            <text:p>0.0412</text:p>
          </table:table-cell>
          <table:table-cell office:value-type="float" office:value="0.0444">
            <text:p>0.0444</text:p>
          </table:table-cell>
          <table:table-cell office:value-type="float" office:value="0.0526">
            <text:p>0.0526</text:p>
          </table:table-cell>
          <table:table-cell office:value-type="float" office:value="0.0572">
            <text:p>0.0572</text:p>
          </table:table-cell>
          <table:table-cell table:number-columns-repeated="2" office:value-type="float" office:value="12.499">
            <text:p>12.499</text:p>
          </table:table-cell>
          <table:table-cell table:number-columns-repeated="2" office:value-type="float" office:value="12.5">
            <text:p>12.5</text:p>
          </table:table-cell>
          <table:table-cell office:value-type="float" office:value="22.951">
            <text:p>22.951</text:p>
          </table:table-cell>
          <table:table-cell office:value-type="float" office:value="256.87">
            <text:p>256.87</text:p>
          </table:table-cell>
          <table:table-cell office:value-type="float" office:value="0.009092">
            <text:p>0.009092</text:p>
          </table:table-cell>
          <table:table-cell office:value-type="float" office:value="-0.077787">
            <text:p>-0.077787</text:p>
          </table:table-cell>
          <table:table-cell office:value-type="float" office:value="0.077787">
            <text:p>0.077787</text:p>
          </table:table-cell>
          <table:table-cell office:value-type="float" office:value="0.047935">
            <text:p>0.047935</text:p>
          </table:table-cell>
          <table:table-cell office:value-type="float" office:value="-0.00226">
            <text:p>-0.00226</text:p>
          </table:table-cell>
        </table:table-row>
        <table:table-row table:style-name="ro1">
          <table:table-cell office:value-type="float" office:value="0.0864">
            <text:p>0.0864</text:p>
          </table:table-cell>
          <table:table-cell office:value-type="float" office:value="0.0918">
            <text:p>0.0918</text:p>
          </table:table-cell>
          <table:table-cell office:value-type="float" office:value="0.1006">
            <text:p>0.1006</text:p>
          </table:table-cell>
          <table:table-cell office:value-type="float" office:value="0.1423">
            <text:p>0.1423</text:p>
          </table:table-cell>
          <table:table-cell office:value-type="float" office:value="0.0823">
            <text:p>0.0823</text:p>
          </table:table-cell>
          <table:table-cell office:value-type="float" office:value="0.0931">
            <text:p>0.0931</text:p>
          </table:table-cell>
          <table:table-cell office:value-type="float" office:value="0.1085">
            <text:p>0.1085</text:p>
          </table:table-cell>
          <table:table-cell office:value-type="float" office:value="0.1168">
            <text:p>0.1168</text:p>
          </table:table-cell>
          <table:table-cell office:value-type="float" office:value="0.1375">
            <text:p>0.1375</text:p>
          </table:table-cell>
          <table:table-cell office:value-type="float" office:value="0.1575">
            <text:p>0.1575</text:p>
          </table:table-cell>
          <table:table-cell office:value-type="float" office:value="7.001">
            <text:p>7.001</text:p>
          </table:table-cell>
          <table:table-cell table:number-columns-repeated="2" office:value-type="float" office:value="7">
            <text:p>7</text:p>
          </table:table-cell>
          <table:table-cell office:value-type="float" office:value="7.03">
            <text:p>7.03</text:p>
          </table:table-cell>
          <table:table-cell office:value-type="float" office:value="10.05">
            <text:p>10.05</text:p>
          </table:table-cell>
          <table:table-cell office:value-type="float" office:value="40">
            <text:p>40</text:p>
          </table:table-cell>
          <table:table-cell office:value-type="float" office:value="0.01163">
            <text:p>0.01163</text:p>
          </table:table-cell>
          <table:table-cell office:value-type="float" office:value="0.010079">
            <text:p>0.010079</text:p>
          </table:table-cell>
          <table:table-cell office:value-type="float" office:value="-0.044204">
            <text:p>-0.044204</text:p>
          </table:table-cell>
          <table:table-cell office:value-type="float" office:value="-0.003478">
            <text:p>-0.003478</text:p>
          </table:table-cell>
          <table:table-cell office:value-type="float" office:value="-0.06059">
            <text:p>-0.06059</text:p>
          </table:table-cell>
        </table:table-row>
        <table:table-row table:style-name="ro1">
          <table:table-cell office:value-type="float" office:value="0.258">
            <text:p>0.258</text:p>
          </table:table-cell>
          <table:table-cell office:value-type="float" office:value="0.2693">
            <text:p>0.2693</text:p>
          </table:table-cell>
          <table:table-cell office:value-type="float" office:value="0.2426">
            <text:p>0.2426</text:p>
          </table:table-cell>
          <table:table-cell office:value-type="float" office:value="0.2676">
            <text:p>0.2676</text:p>
          </table:table-cell>
          <table:table-cell office:value-type="float" office:value="0.2503">
            <text:p>0.2503</text:p>
          </table:table-cell>
          <table:table-cell office:value-type="float" office:value="0.2866">
            <text:p>0.2866</text:p>
          </table:table-cell>
          <table:table-cell office:value-type="float" office:value="0.2774">
            <text:p>0.2774</text:p>
          </table:table-cell>
          <table:table-cell office:value-type="float" office:value="0.2743">
            <text:p>0.2743</text:p>
          </table:table-cell>
          <table:table-cell office:value-type="float" office:value="0.3068">
            <text:p>0.3068</text:p>
          </table:table-cell>
          <table:table-cell office:value-type="float" office:value="0.268">
            <text:p>0.268</text:p>
          </table:table-cell>
          <table:table-cell table:number-columns-repeated="6" office:value-type="float" office:value="1">
            <text:p>1</text:p>
          </table:table-cell>
          <table:table-cell office:value-type="float" office:value="0.02265">
            <text:p>0.02265</text:p>
          </table:table-cell>
          <table:table-cell office:value-type="float" office:value="-0.121145">
            <text:p>-0.121145</text:p>
          </table:table-cell>
          <table:table-cell office:value-type="float" office:value="0.065084">
            <text:p>0.065084</text:p>
          </table:table-cell>
          <table:table-cell office:value-type="float" office:value="0.021072">
            <text:p>0.021072</text:p>
          </table:table-cell>
          <table:table-cell office:value-type="float" office:value="-0.04187">
            <text:p>-0.04187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2982">
            <text:p>0.2982</text:p>
          </table:table-cell>
          <table:table-cell office:value-type="float" office:value="0.25">
            <text:p>0.25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4874">
            <text:p>0.4874</text:p>
          </table:table-cell>
          <table:table-cell office:value-type="float" office:value="0.4024">
            <text:p>0.4024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table:number-columns-repeated="2" office:value-type="float" office:value="2.7">
            <text:p>2.7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2273">
            <text:p>0.2273</text:p>
          </table:table-cell>
          <table:table-cell office:value-type="float" office:value="0.2681">
            <text:p>0.2681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3548">
            <text:p>0.3548</text:p>
          </table:table-cell>
          <table:table-cell office:value-type="float" office:value="0.3794">
            <text:p>0.3794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table:number-columns-repeated="2" office:value-type="float" office:value="2.7">
            <text:p>2.7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377">
            <text:p>0.377</text:p>
          </table:table-cell>
          <table:table-cell office:value-type="float" office:value="0.2637">
            <text:p>0.2637</text:p>
          </table:table-cell>
          <table:table-cell office:value-type="float" office:value="0.2399">
            <text:p>0.2399</text:p>
          </table:table-cell>
          <table:table-cell office:value-type="float" office:value="0.271">
            <text:p>0.271</text:p>
          </table:table-cell>
          <table:table-cell office:value-type="float" office:value="0.252">
            <text:p>0.252</text:p>
          </table:table-cell>
          <table:table-cell office:value-type="float" office:value="0.3047">
            <text:p>0.3047</text:p>
          </table:table-cell>
          <table:table-cell office:value-type="float" office:value="0.23">
            <text:p>0.23</text:p>
          </table:table-cell>
          <table:table-cell office:value-type="float" office:value="0.2111">
            <text:p>0.2111</text:p>
          </table:table-cell>
          <table:table-cell office:value-type="float" office:value="0.2084">
            <text:p>0.2084</text:p>
          </table:table-cell>
          <table:table-cell office:value-type="float" office:value="0.253">
            <text:p>0.253</text:p>
          </table:table-cell>
          <table:table-cell table:number-columns-repeated="2" office:value-type="float" office:value="1.714">
            <text:p>1.714</text:p>
          </table:table-cell>
          <table:table-cell office:value-type="float" office:value="2">
            <text:p>2</text:p>
          </table:table-cell>
          <table:table-cell office:value-type="float" office:value="2.17">
            <text:p>2.17</text:p>
          </table:table-cell>
          <table:table-cell office:value-type="float" office:value="2.4">
            <text:p>2.4</text:p>
          </table:table-cell>
          <table:table-cell office:value-type="float" office:value="2.45">
            <text:p>2.45</text:p>
          </table:table-cell>
          <table:table-cell office:value-type="float" office:value="-0.018194">
            <text:p>-0.018194</text:p>
          </table:table-cell>
          <table:table-cell office:value-type="float" office:value="-0.057768">
            <text:p>-0.057768</text:p>
          </table:table-cell>
          <table:table-cell office:value-type="float" office:value="0.075962">
            <text:p>0.075962</text:p>
          </table:table-cell>
          <table:table-cell office:value-type="float" office:value="0.047846">
            <text:p>0.047846</text:p>
          </table:table-cell>
          <table:table-cell office:value-type="float" office:value="-0.013642">
            <text:p>-0.013642</text:p>
          </table:table-cell>
        </table:table-row>
        <table:table-row table:style-name="ro1">
          <table:table-cell office:value-type="float" office:value="0.0594">
            <text:p>0.0594</text:p>
          </table:table-cell>
          <table:table-cell office:value-type="float" office:value="0.0614">
            <text:p>0.0614</text:p>
          </table:table-cell>
          <table:table-cell office:value-type="float" office:value="0.0783">
            <text:p>0.0783</text:p>
          </table:table-cell>
          <table:table-cell office:value-type="float" office:value="0.1042">
            <text:p>0.1042</text:p>
          </table:table-cell>
          <table:table-cell office:value-type="float" office:value="0.1165">
            <text:p>0.1165</text:p>
          </table:table-cell>
          <table:table-cell office:value-type="float" office:value="0.046">
            <text:p>0.046</text:p>
          </table:table-cell>
          <table:table-cell office:value-type="float" office:value="0.053">
            <text:p>0.053</text:p>
          </table:table-cell>
          <table:table-cell office:value-type="float" office:value="0.0703">
            <text:p>0.0703</text:p>
          </table:table-cell>
          <table:table-cell office:value-type="float" office:value="0.0961">
            <text:p>0.0961</text:p>
          </table:table-cell>
          <table:table-cell office:value-type="float" office:value="0.1137">
            <text:p>0.1137</text:p>
          </table:table-cell>
          <table:table-cell table:number-columns-repeated="6" office:value-type="float" office:value="1">
            <text:p>1</text:p>
          </table:table-cell>
          <table:table-cell office:value-type="float" office:value="0.008169">
            <text:p>0.008169</text:p>
          </table:table-cell>
          <table:table-cell office:value-type="float" office:value="0.001492">
            <text:p>0.001492</text:p>
          </table:table-cell>
          <table:table-cell office:value-type="float" office:value="-0.039824">
            <text:p>-0.039824</text:p>
          </table:table-cell>
          <table:table-cell office:value-type="float" office:value="-0.039445">
            <text:p>-0.039445</text:p>
          </table:table-cell>
          <table:table-cell office:value-type="float" office:value="0.025437">
            <text:p>0.025437</text:p>
          </table:table-cell>
        </table:table-row>
        <table:table-row table:style-name="ro1">
          <table:table-cell office:value-type="float" office:value="0.0524">
            <text:p>0.0524</text:p>
          </table:table-cell>
          <table:table-cell office:value-type="float" office:value="0.0515">
            <text:p>0.0515</text:p>
          </table:table-cell>
          <table:table-cell office:value-type="float" office:value="0.0625">
            <text:p>0.0625</text:p>
          </table:table-cell>
          <table:table-cell office:value-type="float" office:value="0.086">
            <text:p>0.086</text:p>
          </table:table-cell>
          <table:table-cell office:value-type="float" office:value="0.0884">
            <text:p>0.0884</text:p>
          </table:table-cell>
          <table:table-cell office:value-type="float" office:value="0.0523">
            <text:p>0.0523</text:p>
          </table:table-cell>
          <table:table-cell office:value-type="float" office:value="0.0415">
            <text:p>0.0415</text:p>
          </table:table-cell>
          <table:table-cell office:value-type="float" office:value="0.0578">
            <text:p>0.0578</text:p>
          </table:table-cell>
          <table:table-cell office:value-type="float" office:value="0.0681">
            <text:p>0.0681</text:p>
          </table:table-cell>
          <table:table-cell office:value-type="float" office:value="0.0816">
            <text:p>0.0816</text:p>
          </table:table-cell>
          <table:table-cell office:value-type="float" office:value="0.779">
            <text:p>0.779</text:p>
          </table:table-cell>
          <table:table-cell office:value-type="float" office:value="2.119">
            <text:p>2.119</text:p>
          </table:table-cell>
          <table:table-cell office:value-type="float" office:value="3.792">
            <text:p>3.792</text:p>
          </table:table-cell>
          <table:table-cell office:value-type="float" office:value="36.603">
            <text:p>36.603</text:p>
          </table:table-cell>
          <table:table-cell office:value-type="float" office:value="1837">
            <text:p>1837</text:p>
          </table:table-cell>
          <table:table-cell office:value-type="float" office:value="6020000">
            <text:p>6020000</text:p>
          </table:table-cell>
          <table:table-cell office:value-type="float" office:value="0.007584">
            <text:p>0.007584</text:p>
          </table:table-cell>
          <table:table-cell office:value-type="float" office:value="-0.035358">
            <text:p>-0.035358</text:p>
          </table:table-cell>
          <table:table-cell office:value-type="float" office:value="0.014286">
            <text:p>0.014286</text:p>
          </table:table-cell>
          <table:table-cell office:value-type="float" office:value="-0.075362">
            <text:p>-0.075362</text:p>
          </table:table-cell>
          <table:table-cell office:value-type="float" office:value="-0.02862">
            <text:p>-0.02862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0.0845">
            <text:p>0.0845</text:p>
          </table:table-cell>
          <table:table-cell office:value-type="float" office:value="0.1071">
            <text:p>0.1071</text:p>
          </table:table-cell>
          <table:table-cell office:value-type="float" office:value="0.1331">
            <text:p>0.1331</text:p>
          </table:table-cell>
          <table:table-cell office:value-type="float" office:value="0.1668">
            <text:p>0.1668</text:p>
          </table:table-cell>
          <table:table-cell office:value-type="float" office:value="0.0826">
            <text:p>0.0826</text:p>
          </table:table-cell>
          <table:table-cell office:value-type="float" office:value="0.1017">
            <text:p>0.1017</text:p>
          </table:table-cell>
          <table:table-cell office:value-type="float" office:value="0.1028">
            <text:p>0.1028</text:p>
          </table:table-cell>
          <table:table-cell office:value-type="float" office:value="0.1554">
            <text:p>0.1554</text:p>
          </table:table-cell>
          <table:table-cell office:value-type="float" office:value="0.1243">
            <text:p>0.1243</text:p>
          </table:table-cell>
          <table:table-cell table:number-columns-repeated="2" office:value-type="float" office:value="11.879">
            <text:p>11.879</text:p>
          </table:table-cell>
          <table:table-cell office:value-type="float" office:value="11.88">
            <text:p>11.88</text:p>
          </table:table-cell>
          <table:table-cell office:value-type="float" office:value="20">
            <text:p>20</text:p>
          </table:table-cell>
          <table:table-cell office:value-type="float" office:value="24.5">
            <text:p>24.5</text:p>
          </table:table-cell>
          <table:table-cell office:value-type="float" office:value="440030">
            <text:p>440030</text:p>
          </table:table-cell>
          <table:table-cell office:value-type="float" office:value="0.086032">
            <text:p>0.086032</text:p>
          </table:table-cell>
          <table:table-cell office:value-type="float" office:value="-0.079672">
            <text:p>-0.079672</text:p>
          </table:table-cell>
          <table:table-cell office:value-type="float" office:value="0.111198">
            <text:p>0.111198</text:p>
          </table:table-cell>
          <table:table-cell office:value-type="float" office:value="0.089462">
            <text:p>0.089462</text:p>
          </table:table-cell>
          <table:table-cell office:value-type="float" office:value="-0.057536">
            <text:p>-0.057536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0.0296">
            <text:p>0.0296</text:p>
          </table:table-cell>
          <table:table-cell office:value-type="float" office:value="0.0357">
            <text:p>0.0357</text:p>
          </table:table-cell>
          <table:table-cell office:value-type="float" office:value="0.043">
            <text:p>0.043</text:p>
          </table:table-cell>
          <table:table-cell office:value-type="float" office:value="0.0517">
            <text:p>0.0517</text:p>
          </table:table-cell>
          <table:table-cell office:value-type="float" office:value="0.0275">
            <text:p>0.0275</text:p>
          </table:table-cell>
          <table:table-cell office:value-type="float" office:value="0.0274">
            <text:p>0.0274</text:p>
          </table:table-cell>
          <table:table-cell office:value-type="float" office:value="0.0466">
            <text:p>0.0466</text:p>
          </table:table-cell>
          <table:table-cell office:value-type="float" office:value="0.0551">
            <text:p>0.0551</text:p>
          </table:table-cell>
          <table:table-cell office:value-type="float" office:value="0.0485">
            <text:p>0.0485</text:p>
          </table:table-cell>
          <table:table-cell office:value-type="float" office:value="0.189">
            <text:p>0.189</text:p>
          </table:table-cell>
          <table:table-cell office:value-type="float" office:value="1.938">
            <text:p>1.938</text:p>
          </table:table-cell>
          <table:table-cell office:value-type="float" office:value="4.494">
            <text:p>4.494</text:p>
          </table:table-cell>
          <table:table-cell office:value-type="float" office:value="8.127">
            <text:p>8.127</text:p>
          </table:table-cell>
          <table:table-cell office:value-type="float" office:value="52.71">
            <text:p>52.71</text:p>
          </table:table-cell>
          <table:table-cell office:value-type="float" office:value="6200">
            <text:p>6200</text:p>
          </table:table-cell>
          <table:table-cell office:value-type="float" office:value="0.007666">
            <text:p>0.007666</text:p>
          </table:table-cell>
          <table:table-cell office:value-type="float" office:value="-0.039018">
            <text:p>-0.039018</text:p>
          </table:table-cell>
          <table:table-cell office:value-type="float" office:value="0.006002">
            <text:p>0.006002</text:p>
          </table:table-cell>
          <table:table-cell office:value-type="float" office:value="-0.065701">
            <text:p>-0.065701</text:p>
          </table:table-cell>
          <table:table-cell office:value-type="float" office:value="-0.021072">
            <text:p>-0.021072</text:p>
          </table:table-cell>
        </table:table-row>
        <table:table-row table:style-name="ro1">
          <table:table-cell office:value-type="float" office:value="0.0804">
            <text:p>0.0804</text:p>
          </table:table-cell>
          <table:table-cell office:value-type="float" office:value="0.0856">
            <text:p>0.0856</text:p>
          </table:table-cell>
          <table:table-cell office:value-type="float" office:value="0.0783">
            <text:p>0.0783</text:p>
          </table:table-cell>
          <table:table-cell office:value-type="float" office:value="0.1165">
            <text:p>0.1165</text:p>
          </table:table-cell>
          <table:table-cell office:value-type="float" office:value="0.1258">
            <text:p>0.1258</text:p>
          </table:table-cell>
          <table:table-cell office:value-type="float" office:value="0.093">
            <text:p>0.093</text:p>
          </table:table-cell>
          <table:table-cell office:value-type="float" office:value="0.079">
            <text:p>0.079</text:p>
          </table:table-cell>
          <table:table-cell office:value-type="float" office:value="0.0847">
            <text:p>0.0847</text:p>
          </table:table-cell>
          <table:table-cell office:value-type="float" office:value="0.1229">
            <text:p>0.1229</text:p>
          </table:table-cell>
          <table:table-cell office:value-type="float" office:value="0.1477">
            <text:p>0.1477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4.911">
            <text:p>4.911</text:p>
          </table:table-cell>
          <table:table-cell office:value-type="float" office:value="38.462">
            <text:p>38.462</text:p>
          </table:table-cell>
          <table:table-cell office:value-type="float" office:value="158.86">
            <text:p>158.86</text:p>
          </table:table-cell>
          <table:table-cell office:value-type="float" office:value="0.016968">
            <text:p>0.016968</text:p>
          </table:table-cell>
          <table:table-cell office:value-type="float" office:value="0.063334">
            <text:p>0.063334</text:p>
          </table:table-cell>
          <table:table-cell office:value-type="float" office:value="-0.127025">
            <text:p>-0.127025</text:p>
          </table:table-cell>
          <table:table-cell office:value-type="float" office:value="-0.042435">
            <text:p>-0.042435</text:p>
          </table:table-cell>
          <table:table-cell office:value-type="float" office:value="-0.056789">
            <text:p>-0.056789</text:p>
          </table:table-cell>
        </table:table-row>
        <table:table-row table:style-name="ro1">
          <table:table-cell office:value-type="float" office:value="0.0617">
            <text:p>0.0617</text:p>
          </table:table-cell>
          <table:table-cell office:value-type="float" office:value="0.0517">
            <text:p>0.0517</text:p>
          </table:table-cell>
          <table:table-cell office:value-type="float" office:value="0.0525">
            <text:p>0.0525</text:p>
          </table:table-cell>
          <table:table-cell office:value-type="float" office:value="0.0687">
            <text:p>0.0687</text:p>
          </table:table-cell>
          <table:table-cell office:value-type="float" office:value="0.0572">
            <text:p>0.0572</text:p>
          </table:table-cell>
          <table:table-cell office:value-type="float" office:value="0.0678">
            <text:p>0.0678</text:p>
          </table:table-cell>
          <table:table-cell office:value-type="float" office:value="0.0556">
            <text:p>0.0556</text:p>
          </table:table-cell>
          <table:table-cell office:value-type="float" office:value="0.0572">
            <text:p>0.0572</text:p>
          </table:table-cell>
          <table:table-cell office:value-type="float" office:value="0.0576">
            <text:p>0.0576</text:p>
          </table:table-cell>
          <table:table-cell office:value-type="float" office:value="0.0671">
            <text:p>0.0671</text:p>
          </table:table-cell>
          <table:table-cell office:value-type="float" office:value="6.638">
            <text:p>6.638</text:p>
          </table:table-cell>
          <table:table-cell office:value-type="float" office:value="10.479">
            <text:p>10.479</text:p>
          </table:table-cell>
          <table:table-cell office:value-type="float" office:value="18.443">
            <text:p>18.443</text:p>
          </table:table-cell>
          <table:table-cell office:value-type="float" office:value="30.929">
            <text:p>30.929</text:p>
          </table:table-cell>
          <table:table-cell office:value-type="float" office:value="47.28">
            <text:p>47.28</text:p>
          </table:table-cell>
          <table:table-cell office:value-type="float" office:value="142.31">
            <text:p>142.31</text:p>
          </table:table-cell>
          <table:table-cell office:value-type="float" office:value="0.004573">
            <text:p>0.004573</text:p>
          </table:table-cell>
          <table:table-cell office:value-type="float" office:value="0.008716">
            <text:p>0.008716</text:p>
          </table:table-cell>
          <table:table-cell office:value-type="float" office:value="-0.004592">
            <text:p>-0.004592</text:p>
          </table:table-cell>
          <table:table-cell office:value-type="float" office:value="0.03977">
            <text:p>0.03977</text:p>
          </table:table-cell>
          <table:table-cell office:value-type="float" office:value="-0.013799">
            <text:p>-0.013799</text:p>
          </table:table-cell>
        </table:table-row>
        <table:table-row table:style-name="ro1">
          <table:table-cell office:value-type="float" office:value="0.0775">
            <text:p>0.0775</text:p>
          </table:table-cell>
          <table:table-cell office:value-type="float" office:value="0.068">
            <text:p>0.068</text:p>
          </table:table-cell>
          <table:table-cell office:value-type="float" office:value="0.0906">
            <text:p>0.0906</text:p>
          </table:table-cell>
          <table:table-cell office:value-type="float" office:value="0.1215">
            <text:p>0.1215</text:p>
          </table:table-cell>
          <table:table-cell office:value-type="float" office:value="0.1174">
            <text:p>0.1174</text:p>
          </table:table-cell>
          <table:table-cell office:value-type="float" office:value="0.078">
            <text:p>0.078</text:p>
          </table:table-cell>
          <table:table-cell office:value-type="float" office:value="0.0805">
            <text:p>0.0805</text:p>
          </table:table-cell>
          <table:table-cell office:value-type="float" office:value="0.0959">
            <text:p>0.0959</text:p>
          </table:table-cell>
          <table:table-cell office:value-type="float" office:value="0.1367">
            <text:p>0.1367</text:p>
          </table:table-cell>
          <table:table-cell office:value-type="float" office:value="0.1099">
            <text:p>0.1099</text:p>
          </table:table-cell>
          <table:table-cell office:value-type="float" office:value="15.395">
            <text:p>15.395</text:p>
          </table:table-cell>
          <table:table-cell office:value-type="float" office:value="18.476">
            <text:p>18.476</text:p>
          </table:table-cell>
          <table:table-cell office:value-type="float" office:value="20.917">
            <text:p>20.917</text:p>
          </table:table-cell>
          <table:table-cell table:number-columns-repeated="2" office:value-type="float" office:value="25">
            <text:p>25</text:p>
          </table:table-cell>
          <table:table-cell office:value-type="float" office:value="91.5">
            <text:p>91.5</text:p>
          </table:table-cell>
          <table:table-cell office:value-type="float" office:value="-0.020322">
            <text:p>-0.020322</text:p>
          </table:table-cell>
          <table:table-cell office:value-type="float" office:value="-0.13061">
            <text:p>-0.13061</text:p>
          </table:table-cell>
          <table:table-cell office:value-type="float" office:value="0.191066">
            <text:p>0.191066</text:p>
          </table:table-cell>
          <table:table-cell office:value-type="float" office:value="0.099991">
            <text:p>0.099991</text:p>
          </table:table-cell>
          <table:table-cell office:value-type="float" office:value="-0.004495">
            <text:p>-0.004495</text:p>
          </table:table-cell>
        </table:table-row>
        <table:table-row table:style-name="ro1">
          <table:table-cell office:value-type="float" office:value="0.3964">
            <text:p>0.3964</text:p>
          </table:table-cell>
          <table:table-cell office:value-type="float" office:value="0.364">
            <text:p>0.364</text:p>
          </table:table-cell>
          <table:table-cell office:value-type="float" office:value="0.3356">
            <text:p>0.3356</text:p>
          </table:table-cell>
          <table:table-cell office:value-type="float" office:value="0.3055">
            <text:p>0.3055</text:p>
          </table:table-cell>
          <table:table-cell office:value-type="float" office:value="0.2666">
            <text:p>0.2666</text:p>
          </table:table-cell>
          <table:table-cell office:value-type="float" office:value="0.362">
            <text:p>0.362</text:p>
          </table:table-cell>
          <table:table-cell office:value-type="float" office:value="0.3699">
            <text:p>0.3699</text:p>
          </table:table-cell>
          <table:table-cell office:value-type="float" office:value="0.348">
            <text:p>0.348</text:p>
          </table:table-cell>
          <table:table-cell office:value-type="float" office:value="0.3486">
            <text:p>0.3486</text:p>
          </table:table-cell>
          <table:table-cell office:value-type="float" office:value="0.3351">
            <text:p>0.3351</text:p>
          </table:table-cell>
          <table:table-cell office:value-type="float" office:value="1.714">
            <text:p>1.714</text:p>
          </table:table-cell>
          <table:table-cell office:value-type="float" office:value="1.715">
            <text:p>1.715</text:p>
          </table:table-cell>
          <table:table-cell office:value-type="float" office:value="2">
            <text:p>2</text:p>
          </table:table-cell>
          <table:table-cell office:value-type="float" office:value="2.36">
            <text:p>2.36</text:p>
          </table:table-cell>
          <table:table-cell office:value-type="float" office:value="2.55">
            <text:p>2.55</text:p>
          </table:table-cell>
          <table:table-cell office:value-type="float" office:value="4.252">
            <text:p>4.252</text:p>
          </table:table-cell>
          <table:table-cell office:value-type="float" office:value="0.007274">
            <text:p>0.007274</text:p>
          </table:table-cell>
          <table:table-cell office:value-type="float" office:value="-0.007481">
            <text:p>-0.007481</text:p>
          </table:table-cell>
          <table:table-cell office:value-type="float" office:value="0.088574">
            <text:p>0.088574</text:p>
          </table:table-cell>
          <table:table-cell office:value-type="float" office:value="-0.110414">
            <text:p>-0.110414</text:p>
          </table:table-cell>
          <table:table-cell office:value-type="float" office:value="-0.06285">
            <text:p>-0.06285</text:p>
          </table:table-cell>
        </table:table-row>
        <table:table-row table:style-name="ro1">
          <table:table-cell office:value-type="float" office:value="0.0668">
            <text:p>0.0668</text:p>
          </table:table-cell>
          <table:table-cell office:value-type="float" office:value="0.0649">
            <text:p>0.0649</text:p>
          </table:table-cell>
          <table:table-cell office:value-type="float" office:value="0.0739">
            <text:p>0.0739</text:p>
          </table:table-cell>
          <table:table-cell office:value-type="float" office:value="0.1048">
            <text:p>0.1048</text:p>
          </table:table-cell>
          <table:table-cell office:value-type="float" office:value="0.0979">
            <text:p>0.0979</text:p>
          </table:table-cell>
          <table:table-cell office:value-type="float" office:value="0.0787">
            <text:p>0.0787</text:p>
          </table:table-cell>
          <table:table-cell office:value-type="float" office:value="0.0804">
            <text:p>0.0804</text:p>
          </table:table-cell>
          <table:table-cell office:value-type="float" office:value="0.0795">
            <text:p>0.0795</text:p>
          </table:table-cell>
          <table:table-cell office:value-type="float" office:value="0.1323">
            <text:p>0.1323</text:p>
          </table:table-cell>
          <table:table-cell office:value-type="float" office:value="0.1618">
            <text:p>0.1618</text:p>
          </table:table-cell>
          <table:table-cell office:value-type="float" office:value="116.27">
            <text:p>116.27</text:p>
          </table:table-cell>
          <table:table-cell office:value-type="float" office:value="125.99">
            <text:p>125.99</text:p>
          </table:table-cell>
          <table:table-cell table:number-columns-repeated="3" office:value-type="float" office:value="126">
            <text:p>126</text:p>
          </table:table-cell>
          <table:table-cell office:value-type="float" office:value="440.7">
            <text:p>440.7</text:p>
          </table:table-cell>
          <table:table-cell office:value-type="float" office:value="0.028916">
            <text:p>0.028916</text:p>
          </table:table-cell>
          <table:table-cell office:value-type="float" office:value="-0.026349">
            <text:p>-0.026349</text:p>
          </table:table-cell>
          <table:table-cell office:value-type="float" office:value="-0.031187">
            <text:p>-0.031187</text:p>
          </table:table-cell>
          <table:table-cell office:value-type="float" office:value="-0.03031">
            <text:p>-0.03031</text:p>
          </table:table-cell>
          <table:table-cell office:value-type="float" office:value="-0.006858">
            <text:p>-0.006858</text:p>
          </table:table-cell>
        </table:table-row>
        <table:table-row table:style-name="ro1">
          <table:table-cell office:value-type="float" office:value="0.0872">
            <text:p>0.0872</text:p>
          </table:table-cell>
          <table:table-cell office:value-type="float" office:value="0.0865">
            <text:p>0.0865</text:p>
          </table:table-cell>
          <table:table-cell office:value-type="float" office:value="0.0764">
            <text:p>0.0764</text:p>
          </table:table-cell>
          <table:table-cell office:value-type="float" office:value="0.0791">
            <text:p>0.0791</text:p>
          </table:table-cell>
          <table:table-cell office:value-type="float" office:value="0.0815">
            <text:p>0.0815</text:p>
          </table:table-cell>
          <table:table-cell office:value-type="float" office:value="0.0938">
            <text:p>0.0938</text:p>
          </table:table-cell>
          <table:table-cell office:value-type="float" office:value="0.0994">
            <text:p>0.0994</text:p>
          </table:table-cell>
          <table:table-cell office:value-type="float" office:value="0.0866">
            <text:p>0.0866</text:p>
          </table:table-cell>
          <table:table-cell office:value-type="float" office:value="0.0997">
            <text:p>0.0997</text:p>
          </table:table-cell>
          <table:table-cell office:value-type="float" office:value="0.0907">
            <text:p>0.0907</text:p>
          </table:table-cell>
          <table:table-cell office:value-type="float" office:value="27.4">
            <text:p>27.4</text:p>
          </table:table-cell>
          <table:table-cell office:value-type="float" office:value="26.8">
            <text:p>26.8</text:p>
          </table:table-cell>
          <table:table-cell office:value-type="float" office:value="38.7">
            <text:p>38.7</text:p>
          </table:table-cell>
          <table:table-cell office:value-type="float" office:value="40.5">
            <text:p>40.5</text:p>
          </table:table-cell>
          <table:table-cell office:value-type="float" office:value="288.86">
            <text:p>288.86</text:p>
          </table:table-cell>
          <table:table-cell office:value-type="float" office:value="10975">
            <text:p>10975</text:p>
          </table:table-cell>
          <table:table-cell office:value-type="float" office:value="0.020228">
            <text:p>0.020228</text:p>
          </table:table-cell>
          <table:table-cell office:value-type="float" office:value="0.011513">
            <text:p>0.011513</text:p>
          </table:table-cell>
          <table:table-cell office:value-type="float" office:value="-0.007018">
            <text:p>-0.007018</text:p>
          </table:table-cell>
          <table:table-cell office:value-type="float" office:value="-0.064317">
            <text:p>-0.064317</text:p>
          </table:table-cell>
          <table:table-cell office:value-type="float" office:value="-0.032369">
            <text:p>-0.032369</text:p>
          </table:table-cell>
        </table:table-row>
        <table:table-row table:style-name="ro1">
          <table:table-cell office:value-type="float" office:value="0.2791">
            <text:p>0.2791</text:p>
          </table:table-cell>
          <table:table-cell office:value-type="float" office:value="0.3125">
            <text:p>0.3125</text:p>
          </table:table-cell>
          <table:table-cell office:value-type="float" office:value="0.339">
            <text:p>0.339</text:p>
          </table:table-cell>
          <table:table-cell office:value-type="float" office:value="0.3899">
            <text:p>0.3899</text:p>
          </table:table-cell>
          <table:table-cell office:value-type="float" office:value="0.3253">
            <text:p>0.3253</text:p>
          </table:table-cell>
          <table:table-cell office:value-type="float" office:value="0.354">
            <text:p>0.354</text:p>
          </table:table-cell>
          <table:table-cell office:value-type="float" office:value="0.3224">
            <text:p>0.3224</text:p>
          </table:table-cell>
          <table:table-cell office:value-type="float" office:value="0.3141">
            <text:p>0.3141</text:p>
          </table:table-cell>
          <table:table-cell office:value-type="float" office:value="0.4089">
            <text:p>0.4089</text:p>
          </table:table-cell>
          <table:table-cell office:value-type="float" office:value="0.3909">
            <text:p>0.3909</text:p>
          </table:table-cell>
          <table:table-cell table:number-columns-repeated="3" office:value-type="float" office:value="1.886">
            <text:p>1.886</text:p>
          </table:table-cell>
          <table:table-cell table:number-columns-repeated="3" office:value-type="float" office:value="1.785">
            <text:p>1.785</text:p>
          </table:table-cell>
          <table:table-cell office:value-type="float" office:value="-0.008512">
            <text:p>-0.008512</text:p>
          </table:table-cell>
          <table:table-cell office:value-type="float" office:value="0.003859">
            <text:p>0.003859</text:p>
          </table:table-cell>
          <table:table-cell office:value-type="float" office:value="0.000352">
            <text:p>0.000352</text:p>
          </table:table-cell>
          <table:table-cell office:value-type="float" office:value="-0.020708">
            <text:p>-0.020708</text:p>
          </table:table-cell>
          <table:table-cell office:value-type="float" office:value="-0.059796">
            <text:p>-0.059796</text:p>
          </table:table-cell>
        </table:table-row>
        <table:table-row table:style-name="ro1">
          <table:table-cell office:value-type="float" office:value="0.0557">
            <text:p>0.0557</text:p>
          </table:table-cell>
          <table:table-cell office:value-type="float" office:value="0.057">
            <text:p>0.057</text:p>
          </table:table-cell>
          <table:table-cell office:value-type="float" office:value="0.0631">
            <text:p>0.0631</text:p>
          </table:table-cell>
          <table:table-cell office:value-type="float" office:value="0.0875">
            <text:p>0.0875</text:p>
          </table:table-cell>
          <table:table-cell office:value-type="float" office:value="0.101">
            <text:p>0.101</text:p>
          </table:table-cell>
          <table:table-cell office:value-type="float" office:value="0.0624">
            <text:p>0.0624</text:p>
          </table:table-cell>
          <table:table-cell office:value-type="float" office:value="0.045">
            <text:p>0.045</text:p>
          </table:table-cell>
          <table:table-cell office:value-type="float" office:value="0.0673">
            <text:p>0.0673</text:p>
          </table:table-cell>
          <table:table-cell office:value-type="float" office:value="0.1023">
            <text:p>0.1023</text:p>
          </table:table-cell>
          <table:table-cell office:value-type="float" office:value="0.1144">
            <text:p>0.1144</text:p>
          </table:table-cell>
          <table:table-cell office:value-type="float" office:value="0.011">
            <text:p>0.011</text:p>
          </table:table-cell>
          <table:table-cell office:value-type="float" office:value="0.052">
            <text:p>0.052</text:p>
          </table:table-cell>
          <table:table-cell office:value-type="float" office:value="0.249">
            <text:p>0.249</text:p>
          </table:table-cell>
          <table:table-cell office:value-type="float" office:value="2.27">
            <text:p>2.27</text:p>
          </table:table-cell>
          <table:table-cell office:value-type="float" office:value="9.099">
            <text:p>9.099</text:p>
          </table:table-cell>
          <table:table-cell office:value-type="float" office:value="101.43">
            <text:p>101.43</text:p>
          </table:table-cell>
          <table:table-cell office:value-type="float" office:value="0.013407">
            <text:p>0.013407</text:p>
          </table:table-cell>
          <table:table-cell office:value-type="float" office:value="-0.042498">
            <text:p>-0.042498</text:p>
          </table:table-cell>
          <table:table-cell office:value-type="float" office:value="-0.025567">
            <text:p>-0.025567</text:p>
          </table:table-cell>
          <table:table-cell office:value-type="float" office:value="0">
            <text:p>0</text:p>
          </table:table-cell>
          <table:table-cell office:value-type="float" office:value="-0.036025">
            <text:p>-0.036025</text:p>
          </table:table-cell>
        </table:table-row>
        <table:table-row table:style-name="ro1">
          <table:table-cell office:value-type="float" office:value="0.3178">
            <text:p>0.3178</text:p>
          </table:table-cell>
          <table:table-cell office:value-type="float" office:value="0.2245">
            <text:p>0.2245</text:p>
          </table:table-cell>
          <table:table-cell office:value-type="float" office:value="0.2131">
            <text:p>0.2131</text:p>
          </table:table-cell>
          <table:table-cell office:value-type="float" office:value="0.1882">
            <text:p>0.1882</text:p>
          </table:table-cell>
          <table:table-cell office:value-type="float" office:value="0.1997">
            <text:p>0.1997</text:p>
          </table:table-cell>
          <table:table-cell office:value-type="float" office:value="0.1583">
            <text:p>0.1583</text:p>
          </table:table-cell>
          <table:table-cell office:value-type="float" office:value="0.1467">
            <text:p>0.1467</text:p>
          </table:table-cell>
          <table:table-cell office:value-type="float" office:value="0.1437">
            <text:p>0.1437</text:p>
          </table:table-cell>
          <table:table-cell office:value-type="float" office:value="0.2021">
            <text:p>0.2021</text:p>
          </table:table-cell>
          <table:table-cell office:value-type="float" office:value="0.1565">
            <text:p>0.1565</text:p>
          </table:table-cell>
          <table:table-cell office:value-type="float" office:value="3.35">
            <text:p>3.35</text:p>
          </table:table-cell>
          <table:table-cell office:value-type="float" office:value="4.5">
            <text:p>4.5</text:p>
          </table:table-cell>
          <table:table-cell office:value-type="float" office:value="4.498">
            <text:p>4.498</text:p>
          </table:table-cell>
          <table:table-cell office:value-type="float" office:value="4.285">
            <text:p>4.285</text:p>
          </table:table-cell>
          <table:table-cell office:value-type="float" office:value="4.292">
            <text:p>4.292</text:p>
          </table:table-cell>
          <table:table-cell office:value-type="float" office:value="7.5">
            <text:p>7.5</text:p>
          </table:table-cell>
          <table:table-cell office:value-type="float" office:value="-0.024761">
            <text:p>-0.024761</text:p>
          </table:table-cell>
          <table:table-cell office:value-type="float" office:value="0.055311">
            <text:p>0.055311</text:p>
          </table:table-cell>
          <table:table-cell office:value-type="float" office:value="0.168536">
            <text:p>0.168536</text:p>
          </table:table-cell>
          <table:table-cell office:value-type="float" office:value="0.108723">
            <text:p>0.108723</text:p>
          </table:table-cell>
          <table:table-cell office:value-type="float" office:value="-0.002286">
            <text:p>-0.00228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20">
            <text:p>20</text:p>
          </table:table-cell>
          <table:table-cell office:value-type="float" office:value="44.998">
            <text:p>44.998</text:p>
          </table:table-cell>
          <table:table-cell office:value-type="float" office:value="45">
            <text:p>45</text:p>
          </table:table-cell>
          <table:table-cell office:value-type="float" office:value="44.999">
            <text:p>44.999</text:p>
          </table:table-cell>
          <table:table-cell office:value-type="float" office:value="44.164">
            <text:p>44.164</text:p>
          </table:table-cell>
          <table:table-cell office:value-type="float" office:value="50.64">
            <text:p>50.64</text:p>
          </table:table-cell>
          <table:table-cell office:value-type="float" office:value="0.008319">
            <text:p>0.008319</text:p>
          </table:table-cell>
          <table:table-cell office:value-type="float" office:value="-0.000219">
            <text:p>-0.000219</text:p>
          </table:table-cell>
          <table:table-cell office:value-type="float" office:value="0.031049">
            <text:p>0.031049</text:p>
          </table:table-cell>
          <table:table-cell office:value-type="float" office:value="-0.003419">
            <text:p>-0.003419</text:p>
          </table:table-cell>
          <table:table-cell office:value-type="float" office:value="0.044629">
            <text:p>0.044629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8">
            <text:p>0.38</text:p>
          </table:table-cell>
          <table:table-cell office:value-type="string">
            <text:p><text:s text:c="7"/>NA</text:p>
          </table:table-cell>
          <table:table-cell office:value-type="float" office:value="-0.04776">
            <text:p>-0.04776</text:p>
          </table:table-cell>
          <table:table-cell office:value-type="float" office:value="0.10304">
            <text:p>0.10304</text:p>
          </table:table-cell>
          <table:table-cell office:value-type="float" office:value="0.03558">
            <text:p>0.03558</text:p>
          </table:table-cell>
          <table:table-cell office:value-type="float" office:value="-0.00681">
            <text:p>-0.00681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0.0406">
            <text:p>0.0406</text:p>
          </table:table-cell>
          <table:table-cell office:value-type="float" office:value="0.0232">
            <text:p>0.0232</text:p>
          </table:table-cell>
          <table:table-cell office:value-type="float" office:value="0.0143">
            <text:p>0.0143</text:p>
          </table:table-cell>
          <table:table-cell office:value-type="float" office:value="0.0144">
            <text:p>0.0144</text:p>
          </table:table-cell>
          <table:table-cell office:value-type="float" office:value="0.044">
            <text:p>0.044</text:p>
          </table:table-cell>
          <table:table-cell office:value-type="float" office:value="0.0511">
            <text:p>0.0511</text:p>
          </table:table-cell>
          <table:table-cell office:value-type="float" office:value="0.0407">
            <text:p>0.0407</text:p>
          </table:table-cell>
          <table:table-cell office:value-type="float" office:value="0.0397">
            <text:p>0.0397</text:p>
          </table:table-cell>
          <table:table-cell office:value-type="float" office:value="0.0455">
            <text:p>0.0455</text:p>
          </table:table-cell>
          <table:table-cell table:number-columns-repeated="3" office:value-type="float" office:value="4.762">
            <text:p>4.762</text:p>
          </table:table-cell>
          <table:table-cell office:value-type="float" office:value="8.876">
            <text:p>8.876</text:p>
          </table:table-cell>
          <table:table-cell office:value-type="float" office:value="15.478">
            <text:p>15.478</text:p>
          </table:table-cell>
          <table:table-cell office:value-type="float" office:value="26">
            <text:p>26</text:p>
          </table:table-cell>
          <table:table-cell office:value-type="float" office:value="-0.0000000107">
            <text:p>-1.07E-008</text:p>
          </table:table-cell>
          <table:table-cell office:value-type="float" office:value="0.084064">
            <text:p>0.084064</text:p>
          </table:table-cell>
          <table:table-cell office:value-type="float" office:value="-0.084064">
            <text:p>-0.084064</text:p>
          </table:table-cell>
          <table:table-cell office:value-type="float" office:value="0.024811">
            <text:p>0.024811</text:p>
          </table:table-cell>
          <table:table-cell office:value-type="float" office:value="0.00889">
            <text:p>0.00889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3" office:value-type="float" office:value="4.762">
            <text:p>4.762</text:p>
          </table:table-cell>
          <table:table-cell office:value-type="float" office:value="6.449">
            <text:p>6.449</text:p>
          </table:table-cell>
          <table:table-cell office:value-type="float" office:value="6.607">
            <text:p>6.607</text:p>
          </table:table-cell>
          <table:table-cell office:value-type="float" office:value="8.486">
            <text:p>8.486</text:p>
          </table:table-cell>
          <table:table-cell office:value-type="string">
            <text:p><text:s text:c="7"/>NA</text:p>
          </table:table-cell>
          <table:table-cell office:value-type="float" office:value="-0.05189">
            <text:p>-0.05189</text:p>
          </table:table-cell>
          <table:table-cell office:value-type="float" office:value="-0.0332">
            <text:p>-0.0332</text:p>
          </table:table-cell>
          <table:table-cell office:value-type="float" office:value="-0.00395">
            <text:p>-0.00395</text:p>
          </table:table-cell>
          <table:table-cell office:value-type="float" office:value="-0.09415">
            <text:p>-0.09415</text:p>
          </table:table-cell>
        </table:table-row>
        <table:table-row table:style-name="ro1">
          <table:table-cell office:value-type="float" office:value="0.0199">
            <text:p>0.0199</text:p>
          </table:table-cell>
          <table:table-cell office:value-type="float" office:value="0.0151">
            <text:p>0.0151</text:p>
          </table:table-cell>
          <table:table-cell office:value-type="float" office:value="0.0132">
            <text:p>0.0132</text:p>
          </table:table-cell>
          <table:table-cell office:value-type="float" office:value="0.0155">
            <text:p>0.0155</text:p>
          </table:table-cell>
          <table:table-cell office:value-type="float" office:value="0.019">
            <text:p>0.019</text:p>
          </table:table-cell>
          <table:table-cell office:value-type="float" office:value="0.0153">
            <text:p>0.0153</text:p>
          </table:table-cell>
          <table:table-cell office:value-type="float" office:value="0.0123">
            <text:p>0.0123</text:p>
          </table:table-cell>
          <table:table-cell office:value-type="float" office:value="0.0113">
            <text:p>0.0113</text:p>
          </table:table-cell>
          <table:table-cell office:value-type="float" office:value="0.015">
            <text:p>0.015</text:p>
          </table:table-cell>
          <table:table-cell office:value-type="float" office:value="0.0171">
            <text:p>0.0171</text:p>
          </table:table-cell>
          <table:table-cell table:number-columns-repeated="3" office:value-type="float" office:value="2.462">
            <text:p>2.462</text:p>
          </table:table-cell>
          <table:table-cell office:value-type="float" office:value="1.86">
            <text:p>1.86</text:p>
          </table:table-cell>
          <table:table-cell office:value-type="float" office:value="1.498">
            <text:p>1.498</text:p>
          </table:table-cell>
          <table:table-cell office:value-type="float" office:value="2.937">
            <text:p>2.937</text:p>
          </table:table-cell>
          <table:table-cell office:value-type="string">
            <text:p><text:s text:c="7"/>NA</text:p>
          </table:table-cell>
          <table:table-cell office:value-type="float" office:value="0.03886">
            <text:p>0.03886</text:p>
          </table:table-cell>
          <table:table-cell office:value-type="float" office:value="-0.0081">
            <text:p>-0.0081</text:p>
          </table:table-cell>
          <table:table-cell office:value-type="float" office:value="0.01224">
            <text:p>0.01224</text:p>
          </table:table-cell>
          <table:table-cell office:value-type="float" office:value="-0.014">
            <text:p>-0.014</text:p>
          </table:table-cell>
        </table:table-row>
        <table:table-row table:style-name="ro1">
          <table:table-cell office:value-type="float" office:value="0.4245">
            <text:p>0.4245</text:p>
          </table:table-cell>
          <table:table-cell office:value-type="float" office:value="0.4683">
            <text:p>0.4683</text:p>
          </table:table-cell>
          <table:table-cell office:value-type="float" office:value="0.5958">
            <text:p>0.5958</text:p>
          </table:table-cell>
          <table:table-cell office:value-type="float" office:value="0.689">
            <text:p>0.689</text:p>
          </table:table-cell>
          <table:table-cell office:value-type="float" office:value="0.6535">
            <text:p>0.6535</text:p>
          </table:table-cell>
          <table:table-cell office:value-type="float" office:value="0.498">
            <text:p>0.498</text:p>
          </table:table-cell>
          <table:table-cell office:value-type="float" office:value="0.4796">
            <text:p>0.4796</text:p>
          </table:table-cell>
          <table:table-cell office:value-type="float" office:value="0.5819">
            <text:p>0.5819</text:p>
          </table:table-cell>
          <table:table-cell office:value-type="float" office:value="0.6831">
            <text:p>0.6831</text:p>
          </table:table-cell>
          <table:table-cell office:value-type="float" office:value="0.6724">
            <text:p>0.6724</text:p>
          </table:table-cell>
          <table:table-cell table:number-columns-repeated="2" office:value-type="float" office:value="5.713">
            <text:p>5.713</text:p>
          </table:table-cell>
          <table:table-cell office:value-type="float" office:value="6.061">
            <text:p>6.061</text:p>
          </table:table-cell>
          <table:table-cell office:value-type="float" office:value="4.935">
            <text:p>4.935</text:p>
          </table:table-cell>
          <table:table-cell office:value-type="float" office:value="4.976">
            <text:p>4.976</text:p>
          </table:table-cell>
          <table:table-cell office:value-type="float" office:value="7.791">
            <text:p>7.791</text:p>
          </table:table-cell>
          <table:table-cell office:value-type="string">
            <text:p><text:s text:c="7"/>NA</text:p>
          </table:table-cell>
          <table:table-cell office:value-type="string">
            <text:p><text:s text:c="5"/>NA</text:p>
          </table:table-cell>
          <table:table-cell office:value-type="float" office:value="0.021808">
            <text:p>0.021808</text:p>
          </table:table-cell>
          <table:table-cell office:value-type="float" office:value="-0.047362">
            <text:p>-0.047362</text:p>
          </table:table-cell>
          <table:table-cell office:value-type="float" office:value="0.005986">
            <text:p>0.005986</text:p>
          </table:table-cell>
        </table:table-row>
        <table:table-row table:style-name="ro1">
          <table:table-cell office:value-type="float" office:value="0.0201">
            <text:p>0.0201</text:p>
          </table:table-cell>
          <table:table-cell office:value-type="float" office:value="0.0178">
            <text:p>0.0178</text:p>
          </table:table-cell>
          <table:table-cell office:value-type="float" office:value="0.0188">
            <text:p>0.0188</text:p>
          </table:table-cell>
          <table:table-cell office:value-type="float" office:value="0.0294">
            <text:p>0.0294</text:p>
          </table:table-cell>
          <table:table-cell office:value-type="float" office:value="0.0281">
            <text:p>0.0281</text:p>
          </table:table-cell>
          <table:table-cell office:value-type="float" office:value="0.0341">
            <text:p>0.0341</text:p>
          </table:table-cell>
          <table:table-cell office:value-type="float" office:value="0.0289">
            <text:p>0.0289</text:p>
          </table:table-cell>
          <table:table-cell office:value-type="float" office:value="0.0222">
            <text:p>0.0222</text:p>
          </table:table-cell>
          <table:table-cell office:value-type="float" office:value="0.0317">
            <text:p>0.0317</text:p>
          </table:table-cell>
          <table:table-cell office:value-type="float" office:value="0.041">
            <text:p>0.041</text:p>
          </table:table-cell>
          <table:table-cell table:number-columns-repeated="2" office:value-type="float" office:value="4.762">
            <text:p>4.762</text:p>
          </table:table-cell>
          <table:table-cell office:value-type="float" office:value="7.5">
            <text:p>7.5</text:p>
          </table:table-cell>
          <table:table-cell office:value-type="float" office:value="8.653">
            <text:p>8.653</text:p>
          </table:table-cell>
          <table:table-cell office:value-type="float" office:value="7.893">
            <text:p>7.893</text:p>
          </table:table-cell>
          <table:table-cell office:value-type="float" office:value="12.237">
            <text:p>12.237</text:p>
          </table:table-cell>
          <table:table-cell office:value-type="float" office:value="-0.021656">
            <text:p>-0.021656</text:p>
          </table:table-cell>
          <table:table-cell office:value-type="float" office:value="-0.027248">
            <text:p>-0.027248</text:p>
          </table:table-cell>
          <table:table-cell office:value-type="float" office:value="-0.012443">
            <text:p>-0.012443</text:p>
          </table:table-cell>
          <table:table-cell office:value-type="float" office:value="-0.063016">
            <text:p>-0.063016</text:p>
          </table:table-cell>
          <table:table-cell office:value-type="float" office:value="-0.011176">
            <text:p>-0.011176</text:p>
          </table:table-cell>
        </table:table-row>
        <table:table-row table:style-name="ro1">
          <table:table-cell office:value-type="float" office:value="0.0298">
            <text:p>0.0298</text:p>
          </table:table-cell>
          <table:table-cell office:value-type="float" office:value="0.0272">
            <text:p>0.0272</text:p>
          </table:table-cell>
          <table:table-cell office:value-type="float" office:value="0.0682">
            <text:p>0.0682</text:p>
          </table:table-cell>
          <table:table-cell office:value-type="float" office:value="0.1162">
            <text:p>0.1162</text:p>
          </table:table-cell>
          <table:table-cell office:value-type="float" office:value="0.1077">
            <text:p>0.1077</text:p>
          </table:table-cell>
          <table:table-cell office:value-type="float" office:value="0.0297">
            <text:p>0.0297</text:p>
          </table:table-cell>
          <table:table-cell office:value-type="float" office:value="0.0406">
            <text:p>0.0406</text:p>
          </table:table-cell>
          <table:table-cell office:value-type="float" office:value="0.0608">
            <text:p>0.0608</text:p>
          </table:table-cell>
          <table:table-cell office:value-type="float" office:value="0.0989">
            <text:p>0.0989</text:p>
          </table:table-cell>
          <table:table-cell office:value-type="float" office:value="0.0897">
            <text:p>0.0897</text:p>
          </table:table-cell>
          <table:table-cell office:value-type="string">
            <text:p><text:s text:c="7"/>NA</text:p>
          </table:table-cell>
          <table:table-cell office:value-type="float" office:value="4.125">
            <text:p>4.125</text:p>
          </table:table-cell>
          <table:table-cell office:value-type="float" office:value="365">
            <text:p>365</text:p>
          </table:table-cell>
          <table:table-cell office:value-type="float" office:value="415">
            <text:p>415</text:p>
          </table:table-cell>
          <table:table-cell office:value-type="float" office:value="626.99">
            <text:p>626.99</text:p>
          </table:table-cell>
          <table:table-cell office:value-type="float" office:value="1110.6">
            <text:p>1110.6</text:p>
          </table:table-cell>
          <table:table-cell office:value-type="float" office:value="-0.054872">
            <text:p>-0.054872</text:p>
          </table:table-cell>
          <table:table-cell office:value-type="float" office:value="-0.045875">
            <text:p>-0.045875</text:p>
          </table:table-cell>
          <table:table-cell office:value-type="float" office:value="0.193016">
            <text:p>0.193016</text:p>
          </table:table-cell>
          <table:table-cell office:value-type="float" office:value="0.071335">
            <text:p>0.071335</text:p>
          </table:table-cell>
          <table:table-cell office:value-type="float" office:value="-0.004546">
            <text:p>-0.00454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3" office:value-type="float" office:value="75.752">
            <text:p>75.752</text:p>
          </table:table-cell>
          <table:table-cell office:value-type="float" office:value="67.641">
            <text:p>67.641</text:p>
          </table:table-cell>
          <table:table-cell office:value-type="float" office:value="70.622">
            <text:p>70.622</text:p>
          </table:table-cell>
          <table:table-cell office:value-type="float" office:value="91.061">
            <text:p>91.061</text:p>
          </table:table-cell>
          <table:table-cell office:value-type="float" office:value="-0.008335">
            <text:p>-0.008335</text:p>
          </table:table-cell>
          <table:table-cell office:value-type="float" office:value="-0.018234">
            <text:p>-0.018234</text:p>
          </table:table-cell>
          <table:table-cell office:value-type="float" office:value="0.283609">
            <text:p>0.283609</text:p>
          </table:table-cell>
          <table:table-cell office:value-type="float" office:value="0.13228">
            <text:p>0.13228</text:p>
          </table:table-cell>
          <table:table-cell office:value-type="float" office:value="-0.016578">
            <text:p>-0.016578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table:number-columns-repeated="3" office:value-type="float" office:value="0.357">
            <text:p>0.357</text:p>
          </table:table-cell>
          <table:table-cell table:number-columns-repeated="2" office:value-type="float" office:value="0.295">
            <text:p>0.295</text:p>
          </table:table-cell>
          <table:table-cell office:value-type="float" office:value="0.311">
            <text:p>0.311</text:p>
          </table:table-cell>
          <table:table-cell office:value-type="float" office:value="-0.012636">
            <text:p>-0.012636</text:p>
          </table:table-cell>
          <table:table-cell office:value-type="float" office:value="-0.019433">
            <text:p>-0.019433</text:p>
          </table:table-cell>
          <table:table-cell office:value-type="float" office:value="0.300815">
            <text:p>0.300815</text:p>
          </table:table-cell>
          <table:table-cell office:value-type="float" office:value="0.108723">
            <text:p>0.108723</text:p>
          </table:table-cell>
          <table:table-cell office:value-type="float" office:value="0.013338">
            <text:p>0.013338</text:p>
          </table:table-cell>
        </table:table-row>
        <table:table-row table:style-name="ro1">
          <table:table-cell office:value-type="float" office:value="0.1549">
            <text:p>0.1549</text:p>
          </table:table-cell>
          <table:table-cell office:value-type="float" office:value="0.1814">
            <text:p>0.1814</text:p>
          </table:table-cell>
          <table:table-cell office:value-type="float" office:value="0.2132">
            <text:p>0.2132</text:p>
          </table:table-cell>
          <table:table-cell office:value-type="float" office:value="0.2898">
            <text:p>0.2898</text:p>
          </table:table-cell>
          <table:table-cell office:value-type="float" office:value="0.2822">
            <text:p>0.2822</text:p>
          </table:table-cell>
          <table:table-cell office:value-type="float" office:value="0.2861">
            <text:p>0.2861</text:p>
          </table:table-cell>
          <table:table-cell office:value-type="float" office:value="0.2875">
            <text:p>0.2875</text:p>
          </table:table-cell>
          <table:table-cell office:value-type="float" office:value="0.3642">
            <text:p>0.3642</text:p>
          </table:table-cell>
          <table:table-cell office:value-type="float" office:value="0.4316">
            <text:p>0.4316</text:p>
          </table:table-cell>
          <table:table-cell office:value-type="float" office:value="0.373">
            <text:p>0.37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5.124">
            <text:p>5.124</text:p>
          </table:table-cell>
          <table:table-cell office:value-type="float" office:value="1178.8">
            <text:p>1178.8</text:p>
          </table:table-cell>
          <table:table-cell office:value-type="float" office:value="0.015572">
            <text:p>0.015572</text:p>
          </table:table-cell>
          <table:table-cell office:value-type="float" office:value="-0.0000304">
            <text:p>-0.0000304</text:p>
          </table:table-cell>
          <table:table-cell office:value-type="float" office:value="-0.031293">
            <text:p>-0.031293</text:p>
          </table:table-cell>
          <table:table-cell office:value-type="float" office:value="0.004082">
            <text:p>0.004082</text:p>
          </table:table-cell>
          <table:table-cell office:value-type="float" office:value="0.008974">
            <text:p>0.008974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0.0711">
            <text:p>0.0711</text:p>
          </table:table-cell>
          <table:table-cell office:value-type="float" office:value="0.1032">
            <text:p>0.1032</text:p>
          </table:table-cell>
          <table:table-cell office:value-type="float" office:value="0.1505">
            <text:p>0.1505</text:p>
          </table:table-cell>
          <table:table-cell office:value-type="float" office:value="0.172">
            <text:p>0.172</text:p>
          </table:table-cell>
          <table:table-cell office:value-type="float" office:value="0.0609">
            <text:p>0.0609</text:p>
          </table:table-cell>
          <table:table-cell office:value-type="float" office:value="0.0645">
            <text:p>0.0645</text:p>
          </table:table-cell>
          <table:table-cell office:value-type="float" office:value="0.0958">
            <text:p>0.0958</text:p>
          </table:table-cell>
          <table:table-cell office:value-type="float" office:value="0.1429">
            <text:p>0.1429</text:p>
          </table:table-cell>
          <table:table-cell office:value-type="float" office:value="0.1614">
            <text:p>0.1614</text:p>
          </table:table-cell>
          <table:table-cell table:number-columns-repeated="3" office:value-type="float" office:value="360">
            <text:p>360</text:p>
          </table:table-cell>
          <table:table-cell office:value-type="float" office:value="296.8">
            <text:p>296.8</text:p>
          </table:table-cell>
          <table:table-cell office:value-type="float" office:value="226.74">
            <text:p>226.74</text:p>
          </table:table-cell>
          <table:table-cell office:value-type="float" office:value="238.54">
            <text:p>238.54</text:p>
          </table:table-cell>
          <table:table-cell office:value-type="float" office:value="-0.054874">
            <text:p>-0.054874</text:p>
          </table:table-cell>
          <table:table-cell office:value-type="float" office:value="0.01839">
            <text:p>0.01839</text:p>
          </table:table-cell>
          <table:table-cell office:value-type="float" office:value="-0.057094">
            <text:p>-0.057094</text:p>
          </table:table-cell>
          <table:table-cell office:value-type="float" office:value="-0.050477">
            <text:p>-0.050477</text:p>
          </table:table-cell>
          <table:table-cell office:value-type="float" office:value="0.01437">
            <text:p>0.01437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73">
            <text:p>0.073</text:p>
          </table:table-cell>
          <table:table-cell office:value-type="float" office:value="0.2172">
            <text:p>0.2172</text:p>
          </table:table-cell>
          <table:table-cell office:value-type="float" office:value="0.2566">
            <text:p>0.2566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227">
            <text:p>0.2227</text:p>
          </table:table-cell>
          <table:table-cell office:value-type="float" office:value="0.5156">
            <text:p>0.5156</text:p>
          </table:table-cell>
          <table:table-cell office:value-type="float" office:value="0.5523">
            <text:p>0.5523</text:p>
          </table:table-cell>
          <table:table-cell table:number-columns-repeated="3" office:value-type="float" office:value="0.357">
            <text:p>0.357</text:p>
          </table:table-cell>
          <table:table-cell office:value-type="float" office:value="0.32">
            <text:p>0.32</text:p>
          </table:table-cell>
          <table:table-cell office:value-type="float" office:value="0.298">
            <text:p>0.298</text:p>
          </table:table-cell>
          <table:table-cell office:value-type="float" office:value="0.394">
            <text:p>0.394</text:p>
          </table:table-cell>
          <table:table-cell office:value-type="float" office:value="0.002906">
            <text:p>0.002906</text:p>
          </table:table-cell>
          <table:table-cell office:value-type="float" office:value="-0.078876">
            <text:p>-0.078876</text:p>
          </table:table-cell>
          <table:table-cell office:value-type="float" office:value="0.128443">
            <text:p>0.128443</text:p>
          </table:table-cell>
          <table:table-cell office:value-type="float" office:value="-0.120599">
            <text:p>-0.120599</text:p>
          </table:table-cell>
          <table:table-cell office:value-type="float" office:value="-0.011699">
            <text:p>-0.011699</text:p>
          </table:table-cell>
        </table:table-row>
        <table:table-row table:style-name="ro1">
          <table:table-cell office:value-type="float" office:value="0.0206">
            <text:p>0.0206</text:p>
          </table:table-cell>
          <table:table-cell office:value-type="float" office:value="0.0424">
            <text:p>0.0424</text:p>
          </table:table-cell>
          <table:table-cell office:value-type="float" office:value="0.0903">
            <text:p>0.0903</text:p>
          </table:table-cell>
          <table:table-cell office:value-type="float" office:value="0.1726">
            <text:p>0.1726</text:p>
          </table:table-cell>
          <table:table-cell office:value-type="float" office:value="0.2269">
            <text:p>0.2269</text:p>
          </table:table-cell>
          <table:table-cell office:value-type="float" office:value="0.0618">
            <text:p>0.0618</text:p>
          </table:table-cell>
          <table:table-cell office:value-type="float" office:value="0.0807">
            <text:p>0.0807</text:p>
          </table:table-cell>
          <table:table-cell office:value-type="float" office:value="0.1229">
            <text:p>0.1229</text:p>
          </table:table-cell>
          <table:table-cell office:value-type="float" office:value="0.1955">
            <text:p>0.1955</text:p>
          </table:table-cell>
          <table:table-cell office:value-type="float" office:value="0.2475">
            <text:p>0.2475</text:p>
          </table:table-cell>
          <table:table-cell office:value-type="float" office:value="63.636">
            <text:p>63.636</text:p>
          </table:table-cell>
          <table:table-cell office:value-type="float" office:value="265.69">
            <text:p>265.69</text:p>
          </table:table-cell>
          <table:table-cell office:value-type="float" office:value="310.57">
            <text:p>310.57</text:p>
          </table:table-cell>
          <table:table-cell office:value-type="float" office:value="484">
            <text:p>484</text:p>
          </table:table-cell>
          <table:table-cell office:value-type="float" office:value="607.43">
            <text:p>607.43</text:p>
          </table:table-cell>
          <table:table-cell office:value-type="float" office:value="870.02">
            <text:p>870.02</text:p>
          </table:table-cell>
          <table:table-cell office:value-type="float" office:value="0.018194">
            <text:p>0.018194</text:p>
          </table:table-cell>
          <table:table-cell office:value-type="float" office:value="-0.020745">
            <text:p>-0.020745</text:p>
          </table:table-cell>
          <table:table-cell office:value-type="float" office:value="0.007257">
            <text:p>0.007257</text:p>
          </table:table-cell>
          <table:table-cell office:value-type="float" office:value="-0.042435">
            <text:p>-0.042435</text:p>
          </table:table-cell>
          <table:table-cell office:value-type="float" office:value="-0.002235">
            <text:p>-0.002235</text:p>
          </table:table-cell>
        </table:table-row>
        <table:table-row table:style-name="ro1">
          <table:table-cell office:value-type="float" office:value="0.5389">
            <text:p>0.5389</text:p>
          </table:table-cell>
          <table:table-cell office:value-type="float" office:value="0.5064">
            <text:p>0.5064</text:p>
          </table:table-cell>
          <table:table-cell office:value-type="float" office:value="0.6445">
            <text:p>0.6445</text:p>
          </table:table-cell>
          <table:table-cell office:value-type="float" office:value="0.7475">
            <text:p>0.7475</text:p>
          </table:table-cell>
          <table:table-cell office:value-type="float" office:value="0.6153">
            <text:p>0.6153</text:p>
          </table:table-cell>
          <table:table-cell office:value-type="float" office:value="0.1724">
            <text:p>0.1724</text:p>
          </table:table-cell>
          <table:table-cell office:value-type="float" office:value="0.2277">
            <text:p>0.2277</text:p>
          </table:table-cell>
          <table:table-cell office:value-type="float" office:value="0.1795">
            <text:p>0.1795</text:p>
          </table:table-cell>
          <table:table-cell office:value-type="float" office:value="0.3368">
            <text:p>0.3368</text:p>
          </table:table-cell>
          <table:table-cell office:value-type="float" office:value="0.4228">
            <text:p>0.4228</text:p>
          </table:table-cell>
          <table:table-cell table:number-columns-repeated="3" office:value-type="float" office:value="0.357">
            <text:p>0.357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office:value-type="float" office:value="0.301">
            <text:p>0.301</text:p>
          </table:table-cell>
          <table:table-cell office:value-type="float" office:value="-0.012908">
            <text:p>-0.012908</text:p>
          </table:table-cell>
          <table:table-cell office:value-type="float" office:value="-0.009406">
            <text:p>-0.009406</text:p>
          </table:table-cell>
          <table:table-cell office:value-type="float" office:value="0.304068">
            <text:p>0.304068</text:p>
          </table:table-cell>
          <table:table-cell office:value-type="float" office:value="0.105471">
            <text:p>0.105471</text:p>
          </table:table-cell>
          <table:table-cell office:value-type="float" office:value="0.011176">
            <text:p>0.011176</text:p>
          </table:table-cell>
        </table:table-row>
        <table:table-row table:style-name="ro1">
          <table:table-cell office:value-type="float" office:value="0.2295">
            <text:p>0.2295</text:p>
          </table:table-cell>
          <table:table-cell office:value-type="float" office:value="0.1973">
            <text:p>0.1973</text:p>
          </table:table-cell>
          <table:table-cell office:value-type="float" office:value="0.1922">
            <text:p>0.1922</text:p>
          </table:table-cell>
          <table:table-cell office:value-type="float" office:value="0.2496">
            <text:p>0.2496</text:p>
          </table:table-cell>
          <table:table-cell office:value-type="float" office:value="0.2331">
            <text:p>0.2331</text:p>
          </table:table-cell>
          <table:table-cell office:value-type="float" office:value="0.199">
            <text:p>0.199</text:p>
          </table:table-cell>
          <table:table-cell office:value-type="float" office:value="0.1696">
            <text:p>0.1696</text:p>
          </table:table-cell>
          <table:table-cell office:value-type="float" office:value="0.1821">
            <text:p>0.1821</text:p>
          </table:table-cell>
          <table:table-cell office:value-type="float" office:value="0.2167">
            <text:p>0.2167</text:p>
          </table:table-cell>
          <table:table-cell office:value-type="float" office:value="0.2462">
            <text:p>0.2462</text:p>
          </table:table-cell>
          <table:table-cell table:number-columns-repeated="3" office:value-type="float" office:value="3.061">
            <text:p>3.061</text:p>
          </table:table-cell>
          <table:table-cell office:value-type="float" office:value="2.402">
            <text:p>2.402</text:p>
          </table:table-cell>
          <table:table-cell office:value-type="float" office:value="2.177">
            <text:p>2.177</text:p>
          </table:table-cell>
          <table:table-cell office:value-type="float" office:value="2.48">
            <text:p>2.48</text:p>
          </table:table-cell>
          <table:table-cell office:value-type="float" office:value="-0.034733">
            <text:p>-0.034733</text:p>
          </table:table-cell>
          <table:table-cell office:value-type="float" office:value="-0.076784">
            <text:p>-0.076784</text:p>
          </table:table-cell>
          <table:table-cell office:value-type="float" office:value="0.030424">
            <text:p>0.030424</text:p>
          </table:table-cell>
          <table:table-cell office:value-type="float" office:value="0.069374">
            <text:p>0.069374</text:p>
          </table:table-cell>
          <table:table-cell office:value-type="float" office:value="-0.039635">
            <text:p>-0.039635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0.0271">
            <text:p>0.0271</text:p>
          </table:table-cell>
          <table:table-cell office:value-type="float" office:value="0.0199">
            <text:p>0.0199</text:p>
          </table:table-cell>
          <table:table-cell office:value-type="float" office:value="0.0305">
            <text:p>0.0305</text:p>
          </table:table-cell>
          <table:table-cell office:value-type="float" office:value="0.0271">
            <text:p>0.0271</text:p>
          </table:table-cell>
          <table:table-cell office:value-type="string">
            <text:p><text:s text:c="4"/>NA</text:p>
          </table:table-cell>
          <table:table-cell office:value-type="float" office:value="0.0369">
            <text:p>0.0369</text:p>
          </table:table-cell>
          <table:table-cell office:value-type="float" office:value="0.0315">
            <text:p>0.0315</text:p>
          </table:table-cell>
          <table:table-cell office:value-type="float" office:value="0.0418">
            <text:p>0.0418</text:p>
          </table:table-cell>
          <table:table-cell office:value-type="float" office:value="0.0465">
            <text:p>0.0465</text:p>
          </table:table-cell>
          <table:table-cell office:value-type="float" office:value="7.5">
            <text:p>7.5</text:p>
          </table:table-cell>
          <table:table-cell office:value-type="float" office:value="7.619">
            <text:p>7.619</text:p>
          </table:table-cell>
          <table:table-cell office:value-type="float" office:value="10.125">
            <text:p>10.125</text:p>
          </table:table-cell>
          <table:table-cell office:value-type="float" office:value="10.56">
            <text:p>10.56</text:p>
          </table:table-cell>
          <table:table-cell office:value-type="float" office:value="12">
            <text:p>12</text:p>
          </table:table-cell>
          <table:table-cell office:value-type="float" office:value="17.777">
            <text:p>17.777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5982">
            <text:p>0.5982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3969">
            <text:p>0.3969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table:number-columns-repeated="2" office:value-type="float" office:value="0.345">
            <text:p>0.345</text:p>
          </table:table-cell>
          <table:table-cell office:value-type="string">
            <text:p><text:s text:c="7"/>NA</text:p>
          </table:table-cell>
          <table:table-cell office:value-type="float" office:value="-0.15419">
            <text:p>-0.15419</text:p>
          </table:table-cell>
          <table:table-cell office:value-type="float" office:value="0.26119">
            <text:p>0.26119</text:p>
          </table:table-cell>
          <table:table-cell office:value-type="float" office:value="0.13835">
            <text:p>0.13835</text:p>
          </table:table-cell>
          <table:table-cell office:value-type="float" office:value="-0.03932">
            <text:p>-0.03932</text:p>
          </table:table-cell>
        </table:table-row>
        <table:table-row table:style-name="ro1">
          <table:table-cell office:value-type="float" office:value="0.0178">
            <text:p>0.0178</text:p>
          </table:table-cell>
          <table:table-cell office:value-type="float" office:value="0.0219">
            <text:p>0.0219</text:p>
          </table:table-cell>
          <table:table-cell office:value-type="float" office:value="0.0281">
            <text:p>0.0281</text:p>
          </table:table-cell>
          <table:table-cell office:value-type="float" office:value="0.0301">
            <text:p>0.0301</text:p>
          </table:table-cell>
          <table:table-cell office:value-type="float" office:value="0.0345">
            <text:p>0.0345</text:p>
          </table:table-cell>
          <table:table-cell office:value-type="float" office:value="0.0634">
            <text:p>0.0634</text:p>
          </table:table-cell>
          <table:table-cell office:value-type="float" office:value="0.054">
            <text:p>0.054</text:p>
          </table:table-cell>
          <table:table-cell office:value-type="float" office:value="0.0459">
            <text:p>0.0459</text:p>
          </table:table-cell>
          <table:table-cell office:value-type="float" office:value="0.0607">
            <text:p>0.0607</text:p>
          </table:table-cell>
          <table:table-cell office:value-type="float" office:value="0.0654">
            <text:p>0.0654</text:p>
          </table:table-cell>
          <table:table-cell table:number-columns-repeated="3" office:value-type="float" office:value="4.762">
            <text:p>4.762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5.16">
            <text:p>15.16</text:p>
          </table:table-cell>
          <table:table-cell office:value-type="float" office:value="-0.000222">
            <text:p>-0.000222</text:p>
          </table:table-cell>
          <table:table-cell office:value-type="float" office:value="0.007539">
            <text:p>0.007539</text:p>
          </table:table-cell>
          <table:table-cell office:value-type="float" office:value="-0.012137">
            <text:p>-0.012137</text:p>
          </table:table-cell>
          <table:table-cell office:value-type="float" office:value="-0.058427">
            <text:p>-0.058427</text:p>
          </table:table-cell>
          <table:table-cell office:value-type="float" office:value="-0.016194">
            <text:p>-0.016194</text:p>
          </table:table-cell>
        </table:table-row>
        <table:table-row table:style-name="ro1">
          <table:table-cell office:value-type="float" office:value="0.0695">
            <text:p>0.0695</text:p>
          </table:table-cell>
          <table:table-cell office:value-type="float" office:value="0.072">
            <text:p>0.072</text:p>
          </table:table-cell>
          <table:table-cell office:value-type="float" office:value="0.0703">
            <text:p>0.0703</text:p>
          </table:table-cell>
          <table:table-cell office:value-type="float" office:value="0.0732">
            <text:p>0.0732</text:p>
          </table:table-cell>
          <table:table-cell office:value-type="float" office:value="0.074">
            <text:p>0.074</text:p>
          </table:table-cell>
          <table:table-cell office:value-type="float" office:value="0.0728">
            <text:p>0.0728</text:p>
          </table:table-cell>
          <table:table-cell office:value-type="float" office:value="0.0782">
            <text:p>0.0782</text:p>
          </table:table-cell>
          <table:table-cell office:value-type="float" office:value="0.0716">
            <text:p>0.0716</text:p>
          </table:table-cell>
          <table:table-cell office:value-type="float" office:value="0.0951">
            <text:p>0.0951</text:p>
          </table:table-cell>
          <table:table-cell office:value-type="float" office:value="0.0936">
            <text:p>0.0936</text:p>
          </table:table-cell>
          <table:table-cell office:value-type="float" office:value="2.071">
            <text:p>2.071</text:p>
          </table:table-cell>
          <table:table-cell office:value-type="float" office:value="4.017">
            <text:p>4.017</text:p>
          </table:table-cell>
          <table:table-cell office:value-type="float" office:value="5.904">
            <text:p>5.904</text:p>
          </table:table-cell>
          <table:table-cell office:value-type="float" office:value="7.248">
            <text:p>7.248</text:p>
          </table:table-cell>
          <table:table-cell office:value-type="float" office:value="7.511">
            <text:p>7.511</text:p>
          </table:table-cell>
          <table:table-cell office:value-type="float" office:value="18.6">
            <text:p>18.6</text:p>
          </table:table-cell>
          <table:table-cell office:value-type="float" office:value="0.033636">
            <text:p>0.033636</text:p>
          </table:table-cell>
          <table:table-cell office:value-type="float" office:value="-0.063293">
            <text:p>-0.063293</text:p>
          </table:table-cell>
          <table:table-cell office:value-type="float" office:value="0.00964">
            <text:p>0.00964</text:p>
          </table:table-cell>
          <table:table-cell office:value-type="float" office:value="-0.090733">
            <text:p>-0.090733</text:p>
          </table:table-cell>
          <table:table-cell office:value-type="float" office:value="-0.031201">
            <text:p>-0.031201</text:p>
          </table:table-cell>
        </table:table-row>
        <table:table-row table:style-name="ro1">
          <table:table-cell office:value-type="float" office:value="0.4137">
            <text:p>0.4137</text:p>
          </table:table-cell>
          <table:table-cell office:value-type="float" office:value="0.4135">
            <text:p>0.4135</text:p>
          </table:table-cell>
          <table:table-cell office:value-type="float" office:value="0.5564">
            <text:p>0.5564</text:p>
          </table:table-cell>
          <table:table-cell office:value-type="float" office:value="0.7796">
            <text:p>0.7796</text:p>
          </table:table-cell>
          <table:table-cell office:value-type="float" office:value="0.629">
            <text:p>0.629</text:p>
          </table:table-cell>
          <table:table-cell office:value-type="float" office:value="0.1674">
            <text:p>0.1674</text:p>
          </table:table-cell>
          <table:table-cell office:value-type="float" office:value="0.1968">
            <text:p>0.1968</text:p>
          </table:table-cell>
          <table:table-cell office:value-type="float" office:value="0.1647">
            <text:p>0.1647</text:p>
          </table:table-cell>
          <table:table-cell office:value-type="float" office:value="0.3688">
            <text:p>0.3688</text:p>
          </table:table-cell>
          <table:table-cell office:value-type="float" office:value="0.3957">
            <text:p>0.3957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.53">
            <text:p>3.53</text:p>
          </table:table-cell>
          <table:table-cell office:value-type="float" office:value="3.35">
            <text:p>3.35</text:p>
          </table:table-cell>
          <table:table-cell office:value-type="float" office:value="3.57">
            <text:p>3.57</text:p>
          </table:table-cell>
          <table:table-cell office:value-type="float" office:value="-0.012908">
            <text:p>-0.012908</text:p>
          </table:table-cell>
          <table:table-cell office:value-type="float" office:value="-0.032289">
            <text:p>-0.032289</text:p>
          </table:table-cell>
          <table:table-cell office:value-type="float" office:value="0.309547">
            <text:p>0.309547</text:p>
          </table:table-cell>
          <table:table-cell office:value-type="float" office:value="0.099991">
            <text:p>0.099991</text:p>
          </table:table-cell>
          <table:table-cell office:value-type="float" office:value="0.023557">
            <text:p>0.023557</text:p>
          </table:table-cell>
        </table:table-row>
        <table:table-row table:style-name="ro1">
          <table:table-cell office:value-type="float" office:value="0.7712">
            <text:p>0.7712</text:p>
          </table:table-cell>
          <table:table-cell office:value-type="float" office:value="0.6597">
            <text:p>0.6597</text:p>
          </table:table-cell>
          <table:table-cell office:value-type="float" office:value="0.747">
            <text:p>0.747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8137">
            <text:p>0.8137</text:p>
          </table:table-cell>
          <table:table-cell office:value-type="float" office:value="0.7105">
            <text:p>0.7105</text:p>
          </table:table-cell>
          <table:table-cell office:value-type="float" office:value="0.8489">
            <text:p>0.8489</text:p>
          </table:table-cell>
          <table:table-cell table:number-columns-repeated="2" office:value-type="string">
            <text:p><text:s text:c="5"/>NA</text:p>
          </table:table-cell>
          <table:table-cell table:number-columns-repeated="3" office:value-type="float" office:value="3.061">
            <text:p>3.061</text:p>
          </table:table-cell>
          <table:table-cell office:value-type="float" office:value="2.371">
            <text:p>2.371</text:p>
          </table:table-cell>
          <table:table-cell office:value-type="float" office:value="2.141">
            <text:p>2.141</text:p>
          </table:table-cell>
          <table:table-cell office:value-type="float" office:value="2.2">
            <text:p>2.2</text:p>
          </table:table-cell>
          <table:table-cell office:value-type="string">
            <text:p><text:s text:c="7"/>NA</text:p>
          </table:table-cell>
          <table:table-cell office:value-type="string">
            <text:p><text:s text:c="5"/>NA</text:p>
          </table:table-cell>
          <table:table-cell office:value-type="float" office:value="0.051395">
            <text:p>0.051395</text:p>
          </table:table-cell>
          <table:table-cell office:value-type="float" office:value="0.0123">
            <text:p>0.0123</text:p>
          </table:table-cell>
          <table:table-cell office:value-type="float" office:value="0.002542">
            <text:p>0.002542</text:p>
          </table:table-cell>
        </table:table-row>
        <table:table-row table:style-name="ro1">
          <table:table-cell office:value-type="float" office:value="0.134">
            <text:p>0.134</text:p>
          </table:table-cell>
          <table:table-cell office:value-type="float" office:value="0.0996">
            <text:p>0.0996</text:p>
          </table:table-cell>
          <table:table-cell office:value-type="float" office:value="0.0692">
            <text:p>0.0692</text:p>
          </table:table-cell>
          <table:table-cell office:value-type="float" office:value="0.0716">
            <text:p>0.0716</text:p>
          </table:table-cell>
          <table:table-cell office:value-type="float" office:value="0.0602">
            <text:p>0.0602</text:p>
          </table:table-cell>
          <table:table-cell office:value-type="float" office:value="0.1433">
            <text:p>0.1433</text:p>
          </table:table-cell>
          <table:table-cell office:value-type="float" office:value="0.1132">
            <text:p>0.1132</text:p>
          </table:table-cell>
          <table:table-cell office:value-type="float" office:value="0.0781">
            <text:p>0.0781</text:p>
          </table:table-cell>
          <table:table-cell office:value-type="float" office:value="0.0822">
            <text:p>0.0822</text:p>
          </table:table-cell>
          <table:table-cell office:value-type="float" office:value="0.0926">
            <text:p>0.0926</text:p>
          </table:table-cell>
          <table:table-cell table:number-columns-repeated="2" office:value-type="float" office:value="5.48">
            <text:p>5.48</text:p>
          </table:table-cell>
          <table:table-cell office:value-type="float" office:value="6.849">
            <text:p>6.849</text:p>
          </table:table-cell>
          <table:table-cell office:value-type="float" office:value="9">
            <text:p>9</text:p>
          </table:table-cell>
          <table:table-cell office:value-type="float" office:value="16.534">
            <text:p>16.534</text:p>
          </table:table-cell>
          <table:table-cell office:value-type="float" office:value="27.163">
            <text:p>27.163</text:p>
          </table:table-cell>
          <table:table-cell office:value-type="float" office:value="-0.081223">
            <text:p>-0.081223</text:p>
          </table:table-cell>
          <table:table-cell office:value-type="float" office:value="-0.041025">
            <text:p>-0.041025</text:p>
          </table:table-cell>
          <table:table-cell office:value-type="float" office:value="-0.018996">
            <text:p>-0.018996</text:p>
          </table:table-cell>
          <table:table-cell office:value-type="float" office:value="0.003604">
            <text:p>0.003604</text:p>
          </table:table-cell>
          <table:table-cell office:value-type="float" office:value="-0.004651">
            <text:p>-0.004651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0.0725">
            <text:p>0.0725</text:p>
          </table:table-cell>
          <table:table-cell office:value-type="float" office:value="0.0797">
            <text:p>0.0797</text:p>
          </table:table-cell>
          <table:table-cell office:value-type="float" office:value="0.0707">
            <text:p>0.0707</text:p>
          </table:table-cell>
          <table:table-cell office:value-type="float" office:value="0.0485">
            <text:p>0.0485</text:p>
          </table:table-cell>
          <table:table-cell office:value-type="float" office:value="0.0898">
            <text:p>0.0898</text:p>
          </table:table-cell>
          <table:table-cell office:value-type="float" office:value="0.0867">
            <text:p>0.0867</text:p>
          </table:table-cell>
          <table:table-cell office:value-type="float" office:value="0.1018">
            <text:p>0.1018</text:p>
          </table:table-cell>
          <table:table-cell office:value-type="float" office:value="0.1333">
            <text:p>0.1333</text:p>
          </table:table-cell>
          <table:table-cell office:value-type="float" office:value="0.0951">
            <text:p>0.0951</text:p>
          </table:table-cell>
          <table:table-cell office:value-type="float" office:value="2.977">
            <text:p>2.977</text:p>
          </table:table-cell>
          <table:table-cell table:number-columns-repeated="2" office:value-type="float" office:value="3.177">
            <text:p>3.177</text:p>
          </table:table-cell>
          <table:table-cell office:value-type="float" office:value="3.017">
            <text:p>3.017</text:p>
          </table:table-cell>
          <table:table-cell office:value-type="float" office:value="3.925">
            <text:p>3.925</text:p>
          </table:table-cell>
          <table:table-cell office:value-type="float" office:value="4.96">
            <text:p>4.96</text:p>
          </table:table-cell>
          <table:table-cell office:value-type="float" office:value="0.010162">
            <text:p>0.010162</text:p>
          </table:table-cell>
          <table:table-cell office:value-type="float" office:value="-0.148399">
            <text:p>-0.148399</text:p>
          </table:table-cell>
          <table:table-cell office:value-type="float" office:value="0.207492">
            <text:p>0.207492</text:p>
          </table:table-cell>
          <table:table-cell office:value-type="float" office:value="0.093324">
            <text:p>0.093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39.726">
            <text:p>39.726</text:p>
          </table:table-cell>
          <table:table-cell table:number-columns-repeated="2"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5.98">
            <text:p>35.98</text:p>
          </table:table-cell>
          <table:table-cell office:value-type="float" office:value="39.85">
            <text:p>39.85</text:p>
          </table:table-cell>
          <table:table-cell office:value-type="float" office:value="0.01028">
            <text:p>0.01028</text:p>
          </table:table-cell>
          <table:table-cell office:value-type="float" office:value="0.004619">
            <text:p>0.004619</text:p>
          </table:table-cell>
          <table:table-cell office:value-type="float" office:value="-0.046622">
            <text:p>-0.046622</text:p>
          </table:table-cell>
          <table:table-cell office:value-type="float" office:value="-0.035393">
            <text:p>-0.035393</text:p>
          </table:table-cell>
          <table:table-cell office:value-type="float" office:value="-0.030945">
            <text:p>-0.030945</text:p>
          </table:table-cell>
        </table:table-row>
        <table:table-row table:style-name="ro1">
          <table:table-cell office:value-type="float" office:value="0.0558">
            <text:p>0.0558</text:p>
          </table:table-cell>
          <table:table-cell office:value-type="float" office:value="0.0604">
            <text:p>0.0604</text:p>
          </table:table-cell>
          <table:table-cell office:value-type="float" office:value="0.0636">
            <text:p>0.0636</text:p>
          </table:table-cell>
          <table:table-cell office:value-type="float" office:value="0.078">
            <text:p>0.078</text:p>
          </table:table-cell>
          <table:table-cell office:value-type="float" office:value="0.0828">
            <text:p>0.0828</text:p>
          </table:table-cell>
          <table:table-cell office:value-type="float" office:value="0.0613">
            <text:p>0.0613</text:p>
          </table:table-cell>
          <table:table-cell office:value-type="float" office:value="0.0685">
            <text:p>0.0685</text:p>
          </table:table-cell>
          <table:table-cell office:value-type="float" office:value="0.0721">
            <text:p>0.0721</text:p>
          </table:table-cell>
          <table:table-cell office:value-type="float" office:value="0.096">
            <text:p>0.096</text:p>
          </table:table-cell>
          <table:table-cell office:value-type="float" office:value="0.1016">
            <text:p>0.1016</text:p>
          </table:table-cell>
          <table:table-cell office:value-type="float" office:value="21.183">
            <text:p>21.183</text:p>
          </table:table-cell>
          <table:table-cell table:number-columns-repeated="2" office:value-type="float" office:value="20.8">
            <text:p>20.8</text:p>
          </table:table-cell>
          <table:table-cell office:value-type="float" office:value="20.379">
            <text:p>20.379</text:p>
          </table:table-cell>
          <table:table-cell office:value-type="float" office:value="20.476">
            <text:p>20.476</text:p>
          </table:table-cell>
          <table:table-cell office:value-type="float" office:value="27.159">
            <text:p>27.159</text:p>
          </table:table-cell>
          <table:table-cell office:value-type="float" office:value="-0.018514">
            <text:p>-0.018514</text:p>
          </table:table-cell>
          <table:table-cell office:value-type="float" office:value="-0.041032">
            <text:p>-0.041032</text:p>
          </table:table-cell>
          <table:table-cell office:value-type="float" office:value="0.018019">
            <text:p>0.018019</text:p>
          </table:table-cell>
          <table:table-cell office:value-type="float" office:value="-0.033411">
            <text:p>-0.033411</text:p>
          </table:table-cell>
          <table:table-cell office:value-type="float" office:value="-0.04086">
            <text:p>-0.04086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8687">
            <text:p>0.8687</text:p>
          </table:table-cell>
          <table:table-cell office:value-type="float" office:value="0.8381">
            <text:p>0.8381</text:p>
          </table:table-cell>
          <table:table-cell office:value-type="float" office:value="0.8001">
            <text:p>0.8001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81">
            <text:p>0.281</text:p>
          </table:table-cell>
          <table:table-cell office:value-type="float" office:value="0.41">
            <text:p>0.41</text:p>
          </table:table-cell>
          <table:table-cell office:value-type="float" office:value="0.419">
            <text:p>0.419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float" office:value="4.813">
            <text:p>4.813</text:p>
          </table:table-cell>
          <table:table-cell office:value-type="float" office:value="3.961">
            <text:p>3.961</text:p>
          </table:table-cell>
          <table:table-cell office:value-type="float" office:value="3.707">
            <text:p>3.707</text:p>
          </table:table-cell>
          <table:table-cell office:value-type="float" office:value="3.671">
            <text:p>3.671</text:p>
          </table:table-cell>
          <table:table-cell office:value-type="string">
            <text:p><text:s text:c="7"/>NA</text:p>
          </table:table-cell>
          <table:table-cell office:value-type="float" office:value="-0.0116">
            <text:p>-0.0116</text:p>
          </table:table-cell>
          <table:table-cell office:value-type="float" office:value="0.240115">
            <text:p>0.240115</text:p>
          </table:table-cell>
          <table:table-cell office:value-type="float" office:value="0.104438">
            <text:p>0.104438</text:p>
          </table:table-cell>
          <table:table-cell office:value-type="float" office:value="0.002235">
            <text:p>0.002235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062">
            <text:p>0.0062</text:p>
          </table:table-cell>
          <table:table-cell office:value-type="float" office:value="0.0133">
            <text:p>0.0133</text:p>
          </table:table-cell>
          <table:table-cell office:value-type="float" office:value="0.0229">
            <text:p>0.022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654">
            <text:p>0.0654</text:p>
          </table:table-cell>
          <table:table-cell office:value-type="float" office:value="0.1624">
            <text:p>0.1624</text:p>
          </table:table-cell>
          <table:table-cell office:value-type="float" office:value="0.2175">
            <text:p>0.2175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float" office:value="5.456">
            <text:p>5.456</text:p>
          </table:table-cell>
          <table:table-cell office:value-type="float" office:value="4.566">
            <text:p>4.566</text:p>
          </table:table-cell>
          <table:table-cell office:value-type="float" office:value="4.563">
            <text:p>4.563</text:p>
          </table:table-cell>
          <table:table-cell office:value-type="float" office:value="7.268">
            <text:p>7.268</text:p>
          </table:table-cell>
          <table:table-cell office:value-type="string">
            <text:p><text:s text:c="7"/>NA</text:p>
          </table:table-cell>
          <table:table-cell office:value-type="float" office:value="-0.0426">
            <text:p>-0.0426</text:p>
          </table:table-cell>
          <table:table-cell office:value-type="float" office:value="-0.0634">
            <text:p>-0.0634</text:p>
          </table:table-cell>
          <table:table-cell office:value-type="float" office:value="0.0181">
            <text:p>0.0181</text:p>
          </table:table-cell>
          <table:table-cell office:value-type="float" office:value="-0.0149">
            <text:p>-0.0149</text:p>
          </table:table-cell>
        </table:table-row>
        <table:table-row table:style-name="ro1">
          <table:table-cell office:value-type="float" office:value="0.1687">
            <text:p>0.1687</text:p>
          </table:table-cell>
          <table:table-cell office:value-type="float" office:value="0.1899">
            <text:p>0.1899</text:p>
          </table:table-cell>
          <table:table-cell office:value-type="float" office:value="0.2753">
            <text:p>0.2753</text:p>
          </table:table-cell>
          <table:table-cell office:value-type="float" office:value="0.3904">
            <text:p>0.3904</text:p>
          </table:table-cell>
          <table:table-cell office:value-type="float" office:value="0.3897">
            <text:p>0.3897</text:p>
          </table:table-cell>
          <table:table-cell office:value-type="float" office:value="0.1635">
            <text:p>0.1635</text:p>
          </table:table-cell>
          <table:table-cell office:value-type="float" office:value="0.1925">
            <text:p>0.1925</text:p>
          </table:table-cell>
          <table:table-cell office:value-type="float" office:value="0.2718">
            <text:p>0.2718</text:p>
          </table:table-cell>
          <table:table-cell office:value-type="float" office:value="0.3994">
            <text:p>0.3994</text:p>
          </table:table-cell>
          <table:table-cell office:value-type="float" office:value="0.3917">
            <text:p>0.3917</text:p>
          </table:table-cell>
          <table:table-cell table:number-columns-repeated="3" office:value-type="float" office:value="26">
            <text:p>26</text:p>
          </table:table-cell>
          <table:table-cell office:value-type="float" office:value="17.417">
            <text:p>17.417</text:p>
          </table:table-cell>
          <table:table-cell office:value-type="float" office:value="12.938">
            <text:p>12.938</text:p>
          </table:table-cell>
          <table:table-cell office:value-type="float" office:value="20.689">
            <text:p>20.689</text:p>
          </table:table-cell>
          <table:table-cell office:value-type="float" office:value="0.010943">
            <text:p>0.010943</text:p>
          </table:table-cell>
          <table:table-cell office:value-type="float" office:value="0.003756">
            <text:p>0.003756</text:p>
          </table:table-cell>
          <table:table-cell office:value-type="float" office:value="-0.000697">
            <text:p>-0.000697</text:p>
          </table:table-cell>
          <table:table-cell office:value-type="float" office:value="-0.018426">
            <text:p>-0.018426</text:p>
          </table:table-cell>
          <table:table-cell office:value-type="float" office:value="-0.002729">
            <text:p>-0.002729</text:p>
          </table:table-cell>
        </table:table-row>
        <table:table-row table:style-name="ro1">
          <table:table-cell office:value-type="float" office:value="0.2629">
            <text:p>0.2629</text:p>
          </table:table-cell>
          <table:table-cell office:value-type="float" office:value="0.3165">
            <text:p>0.3165</text:p>
          </table:table-cell>
          <table:table-cell office:value-type="float" office:value="0.4529">
            <text:p>0.4529</text:p>
          </table:table-cell>
          <table:table-cell office:value-type="float" office:value="0.665">
            <text:p>0.665</text:p>
          </table:table-cell>
          <table:table-cell office:value-type="float" office:value="0.6602">
            <text:p>0.6602</text:p>
          </table:table-cell>
          <table:table-cell office:value-type="float" office:value="0.2698">
            <text:p>0.2698</text:p>
          </table:table-cell>
          <table:table-cell office:value-type="float" office:value="0.3165">
            <text:p>0.3165</text:p>
          </table:table-cell>
          <table:table-cell office:value-type="float" office:value="0.4343">
            <text:p>0.4343</text:p>
          </table:table-cell>
          <table:table-cell office:value-type="float" office:value="0.6752">
            <text:p>0.6752</text:p>
          </table:table-cell>
          <table:table-cell office:value-type="float" office:value="0.6707">
            <text:p>0.6707</text:p>
          </table:table-cell>
          <table:table-cell table:number-columns-repeated="3" office:value-type="float" office:value="50">
            <text:p>50</text:p>
          </table:table-cell>
          <table:table-cell office:value-type="float" office:value="36.779">
            <text:p>36.779</text:p>
          </table:table-cell>
          <table:table-cell office:value-type="float" office:value="29.243">
            <text:p>29.243</text:p>
          </table:table-cell>
          <table:table-cell office:value-type="float" office:value="59.378">
            <text:p>59.378</text:p>
          </table:table-cell>
          <table:table-cell office:value-type="float" office:value="-0.001521">
            <text:p>-0.001521</text:p>
          </table:table-cell>
          <table:table-cell office:value-type="float" office:value="0.00852">
            <text:p>0.00852</text:p>
          </table:table-cell>
          <table:table-cell office:value-type="float" office:value="-0.009905">
            <text:p>-0.009905</text:p>
          </table:table-cell>
          <table:table-cell office:value-type="float" office:value="-0.010383">
            <text:p>-0.010383</text:p>
          </table:table-cell>
          <table:table-cell office:value-type="float" office:value="-0.009852">
            <text:p>-0.009852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2826">
            <text:p>0.2826</text:p>
          </table:table-cell>
          <table:table-cell office:value-type="float" office:value="0.3152">
            <text:p>0.3152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4044">
            <text:p>0.4044</text:p>
          </table:table-cell>
          <table:table-cell office:value-type="float" office:value="0.4054">
            <text:p>0.4054</text:p>
          </table:table-cell>
          <table:table-cell table:number-columns-repeated="2" office:value-type="float" office:value="0.354">
            <text:p>0.354</text:p>
          </table:table-cell>
          <table:table-cell office:value-type="float" office:value="0.413">
            <text:p>0.413</text:p>
          </table:table-cell>
          <table:table-cell office:value-type="float" office:value="0.369">
            <text:p>0.369</text:p>
          </table:table-cell>
          <table:table-cell office:value-type="float" office:value="0.353">
            <text:p>0.353</text:p>
          </table:table-cell>
          <table:table-cell office:value-type="float" office:value="0.609">
            <text:p>0.609</text:p>
          </table:table-cell>
          <table:table-cell office:value-type="float" office:value="0.004882">
            <text:p>0.004882</text:p>
          </table:table-cell>
          <table:table-cell office:value-type="float" office:value="0.028685">
            <text:p>0.028685</text:p>
          </table:table-cell>
          <table:table-cell office:value-type="float" office:value="-0.024474">
            <text:p>-0.024474</text:p>
          </table:table-cell>
          <table:table-cell office:value-type="float" office:value="-0.067795">
            <text:p>-0.067795</text:p>
          </table:table-cell>
          <table:table-cell office:value-type="float" office:value="-0.034654">
            <text:p>-0.034654</text:p>
          </table:table-cell>
        </table:table-row>
        <table:table-row table:style-name="ro1">
          <table:table-cell office:value-type="float" office:value="0.2201">
            <text:p>0.2201</text:p>
          </table:table-cell>
          <table:table-cell office:value-type="float" office:value="0.2389">
            <text:p>0.2389</text:p>
          </table:table-cell>
          <table:table-cell office:value-type="float" office:value="0.3055">
            <text:p>0.3055</text:p>
          </table:table-cell>
          <table:table-cell office:value-type="float" office:value="0.4243">
            <text:p>0.4243</text:p>
          </table:table-cell>
          <table:table-cell office:value-type="float" office:value="0.4153">
            <text:p>0.4153</text:p>
          </table:table-cell>
          <table:table-cell office:value-type="float" office:value="0.2311">
            <text:p>0.2311</text:p>
          </table:table-cell>
          <table:table-cell office:value-type="float" office:value="0.2535">
            <text:p>0.2535</text:p>
          </table:table-cell>
          <table:table-cell office:value-type="float" office:value="0.3255">
            <text:p>0.3255</text:p>
          </table:table-cell>
          <table:table-cell office:value-type="float" office:value="0.4657">
            <text:p>0.4657</text:p>
          </table:table-cell>
          <table:table-cell office:value-type="float" office:value="0.4091">
            <text:p>0.4091</text:p>
          </table:table-cell>
          <table:table-cell table:number-columns-repeated="2" office:value-type="float" office:value="6.907">
            <text:p>6.907</text:p>
          </table:table-cell>
          <table:table-cell office:value-type="float" office:value="7.5">
            <text:p>7.5</text:p>
          </table:table-cell>
          <table:table-cell office:value-type="float" office:value="5.746">
            <text:p>5.746</text:p>
          </table:table-cell>
          <table:table-cell office:value-type="float" office:value="5.636">
            <text:p>5.636</text:p>
          </table:table-cell>
          <table:table-cell office:value-type="float" office:value="10.596">
            <text:p>10.596</text:p>
          </table:table-cell>
          <table:table-cell office:value-type="float" office:value="0.005181">
            <text:p>0.005181</text:p>
          </table:table-cell>
          <table:table-cell office:value-type="float" office:value="0.000214">
            <text:p>0.000214</text:p>
          </table:table-cell>
          <table:table-cell office:value-type="float" office:value="-0.010955">
            <text:p>-0.010955</text:p>
          </table:table-cell>
          <table:table-cell office:value-type="float" office:value="-0.02184">
            <text:p>-0.02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769">
            <text:p>0.1769</text:p>
          </table:table-cell>
          <table:table-cell office:value-type="float" office:value="0.1923">
            <text:p>0.1923</text:p>
          </table:table-cell>
          <table:table-cell office:value-type="float" office:value="0.2438">
            <text:p>0.2438</text:p>
          </table:table-cell>
          <table:table-cell office:value-type="float" office:value="0.3413">
            <text:p>0.3413</text:p>
          </table:table-cell>
          <table:table-cell office:value-type="float" office:value="0.3542">
            <text:p>0.3542</text:p>
          </table:table-cell>
          <table:table-cell office:value-type="float" office:value="0.185">
            <text:p>0.185</text:p>
          </table:table-cell>
          <table:table-cell office:value-type="float" office:value="0.196">
            <text:p>0.196</text:p>
          </table:table-cell>
          <table:table-cell office:value-type="float" office:value="0.2578">
            <text:p>0.2578</text:p>
          </table:table-cell>
          <table:table-cell office:value-type="float" office:value="0.3425">
            <text:p>0.3425</text:p>
          </table:table-cell>
          <table:table-cell office:value-type="float" office:value="0.345">
            <text:p>0.345</text:p>
          </table:table-cell>
          <table:table-cell table:number-columns-repeated="2" office:value-type="float" office:value="3.2">
            <text:p>3.2</text:p>
          </table:table-cell>
          <table:table-cell office:value-type="float" office:value="4.2">
            <text:p>4.2</text:p>
          </table:table-cell>
          <table:table-cell office:value-type="float" office:value="3.679">
            <text:p>3.679</text:p>
          </table:table-cell>
          <table:table-cell office:value-type="float" office:value="3.73">
            <text:p>3.73</text:p>
          </table:table-cell>
          <table:table-cell office:value-type="float" office:value="6.198">
            <text:p>6.198</text:p>
          </table:table-cell>
          <table:table-cell office:value-type="float" office:value="0.014803">
            <text:p>0.014803</text:p>
          </table:table-cell>
          <table:table-cell office:value-type="float" office:value="-0.007512">
            <text:p>-0.007512</text:p>
          </table:table-cell>
          <table:table-cell office:value-type="float" office:value="0.012423">
            <text:p>0.012423</text:p>
          </table:table-cell>
          <table:table-cell office:value-type="float" office:value="-0.030726">
            <text:p>-0.030726</text:p>
          </table:table-cell>
          <table:table-cell office:value-type="float" office:value="0.003652">
            <text:p>0.003652</text:p>
          </table:table-cell>
        </table:table-row>
        <table:table-row table:style-name="ro1">
          <table:table-cell office:value-type="float" office:value="0.1099">
            <text:p>0.1099</text:p>
          </table:table-cell>
          <table:table-cell office:value-type="float" office:value="0.1191">
            <text:p>0.1191</text:p>
          </table:table-cell>
          <table:table-cell office:value-type="float" office:value="0.1662">
            <text:p>0.1662</text:p>
          </table:table-cell>
          <table:table-cell office:value-type="float" office:value="0.2423">
            <text:p>0.2423</text:p>
          </table:table-cell>
          <table:table-cell office:value-type="float" office:value="0.2334">
            <text:p>0.2334</text:p>
          </table:table-cell>
          <table:table-cell office:value-type="float" office:value="0.102">
            <text:p>0.102</text:p>
          </table:table-cell>
          <table:table-cell office:value-type="float" office:value="0.1167">
            <text:p>0.1167</text:p>
          </table:table-cell>
          <table:table-cell office:value-type="float" office:value="0.1617">
            <text:p>0.1617</text:p>
          </table:table-cell>
          <table:table-cell office:value-type="float" office:value="0.2361">
            <text:p>0.2361</text:p>
          </table:table-cell>
          <table:table-cell office:value-type="float" office:value="0.2418">
            <text:p>0.2418</text:p>
          </table:table-cell>
          <table:table-cell table:number-columns-repeated="2" office:value-type="float" office:value="4.937">
            <text:p>4.937</text:p>
          </table:table-cell>
          <table:table-cell office:value-type="float" office:value="5.554">
            <text:p>5.554</text:p>
          </table:table-cell>
          <table:table-cell office:value-type="float" office:value="4.286">
            <text:p>4.286</text:p>
          </table:table-cell>
          <table:table-cell office:value-type="float" office:value="4.226">
            <text:p>4.226</text:p>
          </table:table-cell>
          <table:table-cell office:value-type="float" office:value="8.985">
            <text:p>8.985</text:p>
          </table:table-cell>
          <table:table-cell office:value-type="float" office:value="0.008913">
            <text:p>0.008913</text:p>
          </table:table-cell>
          <table:table-cell office:value-type="float" office:value="0.00742">
            <text:p>0.00742</text:p>
          </table:table-cell>
          <table:table-cell office:value-type="float" office:value="-0.006642">
            <text:p>-0.006642</text:p>
          </table:table-cell>
          <table:table-cell office:value-type="float" office:value="-0.011853">
            <text:p>-0.011853</text:p>
          </table:table-cell>
          <table:table-cell office:value-type="float" office:value="0.006498">
            <text:p>0.006498</text:p>
          </table:table-cell>
        </table:table-row>
        <table:table-row table:style-name="ro1">
          <table:table-cell office:value-type="float" office:value="0.1472">
            <text:p>0.1472</text:p>
          </table:table-cell>
          <table:table-cell office:value-type="float" office:value="0.1753">
            <text:p>0.1753</text:p>
          </table:table-cell>
          <table:table-cell office:value-type="float" office:value="0.2597">
            <text:p>0.2597</text:p>
          </table:table-cell>
          <table:table-cell office:value-type="float" office:value="0.3624">
            <text:p>0.3624</text:p>
          </table:table-cell>
          <table:table-cell office:value-type="float" office:value="0.3484">
            <text:p>0.3484</text:p>
          </table:table-cell>
          <table:table-cell office:value-type="float" office:value="0.1332">
            <text:p>0.1332</text:p>
          </table:table-cell>
          <table:table-cell office:value-type="float" office:value="0.1553">
            <text:p>0.1553</text:p>
          </table:table-cell>
          <table:table-cell office:value-type="float" office:value="0.2288">
            <text:p>0.2288</text:p>
          </table:table-cell>
          <table:table-cell table:number-columns-repeated="2" office:value-type="float" office:value="0.3316">
            <text:p>0.3316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66">
            <text:p>3.66</text:p>
          </table:table-cell>
          <table:table-cell office:value-type="float" office:value="2.46">
            <text:p>2.46</text:p>
          </table:table-cell>
          <table:table-cell office:value-type="float" office:value="1.818">
            <text:p>1.818</text:p>
          </table:table-cell>
          <table:table-cell office:value-type="float" office:value="2.944">
            <text:p>2.944</text:p>
          </table:table-cell>
          <table:table-cell office:value-type="float" office:value="0.035536">
            <text:p>0.035536</text:p>
          </table:table-cell>
          <table:table-cell office:value-type="float" office:value="0.007385">
            <text:p>0.007385</text:p>
          </table:table-cell>
          <table:table-cell office:value-type="float" office:value="-0.003241">
            <text:p>-0.003241</text:p>
          </table:table-cell>
          <table:table-cell office:value-type="float" office:value="-0.0277">
            <text:p>-0.0277</text:p>
          </table:table-cell>
          <table:table-cell office:value-type="float" office:value="-0.00503">
            <text:p>-0.00503</text:p>
          </table:table-cell>
        </table:table-row>
        <table:table-row table:style-name="ro1">
          <table:table-cell office:value-type="float" office:value="0.0712">
            <text:p>0.0712</text:p>
          </table:table-cell>
          <table:table-cell office:value-type="float" office:value="0.0799">
            <text:p>0.0799</text:p>
          </table:table-cell>
          <table:table-cell office:value-type="float" office:value="0.1044">
            <text:p>0.1044</text:p>
          </table:table-cell>
          <table:table-cell office:value-type="float" office:value="0.1646">
            <text:p>0.1646</text:p>
          </table:table-cell>
          <table:table-cell office:value-type="float" office:value="0.1598">
            <text:p>0.1598</text:p>
          </table:table-cell>
          <table:table-cell office:value-type="float" office:value="0.1308">
            <text:p>0.1308</text:p>
          </table:table-cell>
          <table:table-cell office:value-type="float" office:value="0.1496">
            <text:p>0.1496</text:p>
          </table:table-cell>
          <table:table-cell office:value-type="float" office:value="0.1796">
            <text:p>0.1796</text:p>
          </table:table-cell>
          <table:table-cell office:value-type="float" office:value="0.2434">
            <text:p>0.2434</text:p>
          </table:table-cell>
          <table:table-cell office:value-type="float" office:value="0.2224">
            <text:p>0.2224</text:p>
          </table:table-cell>
          <table:table-cell table:number-columns-repeated="3" office:value-type="float" office:value="30">
            <text:p>30</text:p>
          </table:table-cell>
          <table:table-cell office:value-type="float" office:value="32.051">
            <text:p>32.051</text:p>
          </table:table-cell>
          <table:table-cell office:value-type="float" office:value="42.617">
            <text:p>42.617</text:p>
          </table:table-cell>
          <table:table-cell office:value-type="float" office:value="138.12">
            <text:p>138.12</text:p>
          </table:table-cell>
          <table:table-cell office:value-type="float" office:value="0.022097">
            <text:p>0.022097</text:p>
          </table:table-cell>
          <table:table-cell office:value-type="float" office:value="-0.006812">
            <text:p>-0.006812</text:p>
          </table:table-cell>
          <table:table-cell office:value-type="float" office:value="-0.034352">
            <text:p>-0.034352</text:p>
          </table:table-cell>
          <table:table-cell office:value-type="float" office:value="-0.014912">
            <text:p>-0.014912</text:p>
          </table:table-cell>
          <table:table-cell office:value-type="float" office:value="-0.00383">
            <text:p>-0.00383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1655">
            <text:p>0.1655</text:p>
          </table:table-cell>
          <table:table-cell office:value-type="float" office:value="0.1944">
            <text:p>0.1944</text:p>
          </table:table-cell>
          <table:table-cell office:value-type="float" office:value="0.1744">
            <text:p>0.174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1713">
            <text:p>0.1713</text:p>
          </table:table-cell>
          <table:table-cell office:value-type="float" office:value="0.2216">
            <text:p>0.2216</text:p>
          </table:table-cell>
          <table:table-cell office:value-type="float" office:value="0.1731">
            <text:p>0.1731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float" office:value="60">
            <text:p>60</text:p>
          </table:table-cell>
          <table:table-cell office:value-type="float" office:value="43.971">
            <text:p>43.971</text:p>
          </table:table-cell>
          <table:table-cell office:value-type="float" office:value="32.532">
            <text:p>32.532</text:p>
          </table:table-cell>
          <table:table-cell office:value-type="float" office:value="50.119">
            <text:p>50.119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4121">
            <text:p>0.4121</text:p>
          </table:table-cell>
          <table:table-cell office:value-type="float" office:value="0.4026">
            <text:p>0.4026</text:p>
          </table:table-cell>
          <table:table-cell office:value-type="float" office:value="0.4427">
            <text:p>0.4427</text:p>
          </table:table-cell>
          <table:table-cell office:value-type="float" office:value="0.5231">
            <text:p>0.5231</text:p>
          </table:table-cell>
          <table:table-cell office:value-type="float" office:value="0.4614">
            <text:p>0.4614</text:p>
          </table:table-cell>
          <table:table-cell office:value-type="float" office:value="0.408">
            <text:p>0.408</text:p>
          </table:table-cell>
          <table:table-cell office:value-type="float" office:value="0.4293">
            <text:p>0.4293</text:p>
          </table:table-cell>
          <table:table-cell office:value-type="float" office:value="0.4863">
            <text:p>0.4863</text:p>
          </table:table-cell>
          <table:table-cell office:value-type="float" office:value="0.5263">
            <text:p>0.5263</text:p>
          </table:table-cell>
          <table:table-cell office:value-type="float" office:value="0.4656">
            <text:p>0.4656</text:p>
          </table:table-cell>
          <table:table-cell office:value-type="float" office:value="0.349">
            <text:p>0.349</text:p>
          </table:table-cell>
          <table:table-cell office:value-type="float" office:value="0.43">
            <text:p>0.43</text:p>
          </table:table-cell>
          <table:table-cell office:value-type="float" office:value="0.88">
            <text:p>0.88</text:p>
          </table:table-cell>
          <table:table-cell office:value-type="float" office:value="1.537">
            <text:p>1.537</text:p>
          </table:table-cell>
          <table:table-cell office:value-type="float" office:value="4.798">
            <text:p>4.798</text:p>
          </table:table-cell>
          <table:table-cell office:value-type="float" office:value="41.508">
            <text:p>41.508</text:p>
          </table:table-cell>
          <table:table-cell office:value-type="float" office:value="0.062677">
            <text:p>0.062677</text:p>
          </table:table-cell>
          <table:table-cell office:value-type="float" office:value="0.009787">
            <text:p>0.009787</text:p>
          </table:table-cell>
          <table:table-cell office:value-type="float" office:value="-0.004171">
            <text:p>-0.004171</text:p>
          </table:table-cell>
          <table:table-cell office:value-type="float" office:value="0.013383">
            <text:p>0.013383</text:p>
          </table:table-cell>
          <table:table-cell office:value-type="float" office:value="0.009439">
            <text:p>0.009439</text:p>
          </table:table-cell>
        </table:table-row>
        <table:table-row table:style-name="ro1">
          <table:table-cell office:value-type="float" office:value="0.2195">
            <text:p>0.2195</text:p>
          </table:table-cell>
          <table:table-cell office:value-type="float" office:value="0.2593">
            <text:p>0.2593</text:p>
          </table:table-cell>
          <table:table-cell office:value-type="float" office:value="0.2866">
            <text:p>0.2866</text:p>
          </table:table-cell>
          <table:table-cell office:value-type="float" office:value="0.4234">
            <text:p>0.4234</text:p>
          </table:table-cell>
          <table:table-cell office:value-type="float" office:value="0.4795">
            <text:p>0.4795</text:p>
          </table:table-cell>
          <table:table-cell office:value-type="float" office:value="0.2614">
            <text:p>0.2614</text:p>
          </table:table-cell>
          <table:table-cell office:value-type="float" office:value="0.3047">
            <text:p>0.3047</text:p>
          </table:table-cell>
          <table:table-cell office:value-type="float" office:value="0.35">
            <text:p>0.35</text:p>
          </table:table-cell>
          <table:table-cell office:value-type="float" office:value="0.5164">
            <text:p>0.5164</text:p>
          </table:table-cell>
          <table:table-cell office:value-type="float" office:value="0.5594">
            <text:p>0.5594</text:p>
          </table:table-cell>
          <table:table-cell table:number-columns-repeated="2" office:value-type="float" office:value="0.357">
            <text:p>0.357</text:p>
          </table:table-cell>
          <table:table-cell office:value-type="float" office:value="0.417">
            <text:p>0.417</text:p>
          </table:table-cell>
          <table:table-cell office:value-type="float" office:value="0.452">
            <text:p>0.452</text:p>
          </table:table-cell>
          <table:table-cell office:value-type="float" office:value="0.487">
            <text:p>0.487</text:p>
          </table:table-cell>
          <table:table-cell office:value-type="float" office:value="0.946">
            <text:p>0.946</text:p>
          </table:table-cell>
          <table:table-cell office:value-type="float" office:value="0.004606">
            <text:p>0.004606</text:p>
          </table:table-cell>
          <table:table-cell office:value-type="float" office:value="0.006581">
            <text:p>0.006581</text:p>
          </table:table-cell>
          <table:table-cell office:value-type="float" office:value="-0.00166">
            <text:p>-0.00166</text:p>
          </table:table-cell>
          <table:table-cell office:value-type="float" office:value="-0.017402">
            <text:p>-0.017402</text:p>
          </table:table-cell>
          <table:table-cell office:value-type="float" office:value="0.008382">
            <text:p>0.008382</text:p>
          </table:table-cell>
        </table:table-row>
        <table:table-row table:style-name="ro1">
          <table:table-cell office:value-type="float" office:value="0.0752">
            <text:p>0.0752</text:p>
          </table:table-cell>
          <table:table-cell office:value-type="float" office:value="0.1023">
            <text:p>0.1023</text:p>
          </table:table-cell>
          <table:table-cell office:value-type="float" office:value="0.1296">
            <text:p>0.1296</text:p>
          </table:table-cell>
          <table:table-cell office:value-type="float" office:value="0.1811">
            <text:p>0.1811</text:p>
          </table:table-cell>
          <table:table-cell office:value-type="float" office:value="0.1698">
            <text:p>0.1698</text:p>
          </table:table-cell>
          <table:table-cell office:value-type="float" office:value="0.0842">
            <text:p>0.0842</text:p>
          </table:table-cell>
          <table:table-cell office:value-type="float" office:value="0.0974">
            <text:p>0.0974</text:p>
          </table:table-cell>
          <table:table-cell office:value-type="float" office:value="0.1458">
            <text:p>0.1458</text:p>
          </table:table-cell>
          <table:table-cell office:value-type="float" office:value="0.1876">
            <text:p>0.1876</text:p>
          </table:table-cell>
          <table:table-cell office:value-type="float" office:value="0.1921">
            <text:p>0.1921</text:p>
          </table:table-cell>
          <table:table-cell table:number-columns-repeated="3" office:value-type="float" office:value="625">
            <text:p>625</text:p>
          </table:table-cell>
          <table:table-cell office:value-type="float" office:value="652.85">
            <text:p>652.85</text:p>
          </table:table-cell>
          <table:table-cell office:value-type="float" office:value="856.45">
            <text:p>856.45</text:p>
          </table:table-cell>
          <table:table-cell office:value-type="float" office:value="1909.4">
            <text:p>1909.4</text:p>
          </table:table-cell>
          <table:table-cell office:value-type="float" office:value="-0.009181">
            <text:p>-0.009181</text:p>
          </table:table-cell>
          <table:table-cell office:value-type="float" office:value="0.00056">
            <text:p>0.00056</text:p>
          </table:table-cell>
          <table:table-cell office:value-type="float" office:value="-0.046278">
            <text:p>-0.046278</text:p>
          </table:table-cell>
          <table:table-cell office:value-type="float" office:value="-0.013222">
            <text:p>-0.013222</text:p>
          </table:table-cell>
          <table:table-cell office:value-type="float" office:value="-0.001966">
            <text:p>-0.001966</text:p>
          </table:table-cell>
        </table:table-row>
        <table:table-row table:style-name="ro1">
          <table:table-cell office:value-type="float" office:value="0.6355">
            <text:p>0.6355</text:p>
          </table:table-cell>
          <table:table-cell office:value-type="float" office:value="0.6917">
            <text:p>0.6917</text:p>
          </table:table-cell>
          <table:table-cell office:value-type="float" office:value="0.8947">
            <text:p>0.8947</text:p>
          </table:table-cell>
          <table:table-cell office:value-type="float" office:value="1.1103">
            <text:p>1.1103</text:p>
          </table:table-cell>
          <table:table-cell office:value-type="float" office:value="0.9056">
            <text:p>0.9056</text:p>
          </table:table-cell>
          <table:table-cell office:value-type="float" office:value="0.6066">
            <text:p>0.6066</text:p>
          </table:table-cell>
          <table:table-cell office:value-type="float" office:value="0.6282">
            <text:p>0.6282</text:p>
          </table:table-cell>
          <table:table-cell office:value-type="float" office:value="0.7817">
            <text:p>0.7817</text:p>
          </table:table-cell>
          <table:table-cell office:value-type="float" office:value="1.0647">
            <text:p>1.0647</text:p>
          </table:table-cell>
          <table:table-cell office:value-type="float" office:value="0.9167">
            <text:p>0.9167</text:p>
          </table:table-cell>
          <table:table-cell office:value-type="float" office:value="50.005">
            <text:p>50.005</text:p>
          </table:table-cell>
          <table:table-cell table:number-columns-repeated="2" office:value-type="float" office:value="50">
            <text:p>50</text:p>
          </table:table-cell>
          <table:table-cell office:value-type="float" office:value="36.779">
            <text:p>36.779</text:p>
          </table:table-cell>
          <table:table-cell office:value-type="float" office:value="29.243">
            <text:p>29.243</text:p>
          </table:table-cell>
          <table:table-cell office:value-type="float" office:value="59.378">
            <text:p>59.378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4145">
            <text:p>0.4145</text:p>
          </table:table-cell>
          <table:table-cell office:value-type="float" office:value="0.362">
            <text:p>0.362</text:p>
          </table:table-cell>
          <table:table-cell office:value-type="float" office:value="0.3874">
            <text:p>0.3874</text:p>
          </table:table-cell>
          <table:table-cell office:value-type="float" office:value="0.5801">
            <text:p>0.5801</text:p>
          </table:table-cell>
          <table:table-cell office:value-type="float" office:value="0.5044">
            <text:p>0.5044</text:p>
          </table:table-cell>
          <table:table-cell office:value-type="float" office:value="0.5109">
            <text:p>0.5109</text:p>
          </table:table-cell>
          <table:table-cell office:value-type="float" office:value="0.4909">
            <text:p>0.4909</text:p>
          </table:table-cell>
          <table:table-cell office:value-type="float" office:value="0.5473">
            <text:p>0.5473</text:p>
          </table:table-cell>
          <table:table-cell office:value-type="float" office:value="0.6494">
            <text:p>0.6494</text:p>
          </table:table-cell>
          <table:table-cell office:value-type="float" office:value="0.5795">
            <text:p>0.5795</text:p>
          </table:table-cell>
          <table:table-cell table:number-columns-repeated="2" office:value-type="float" office:value="0.357">
            <text:p>0.357</text:p>
          </table:table-cell>
          <table:table-cell office:value-type="float" office:value="0.417">
            <text:p>0.417</text:p>
          </table:table-cell>
          <table:table-cell office:value-type="float" office:value="0.385">
            <text:p>0.385</text:p>
          </table:table-cell>
          <table:table-cell office:value-type="float" office:value="0.345">
            <text:p>0.345</text:p>
          </table:table-cell>
          <table:table-cell office:value-type="float" office:value="0.468">
            <text:p>0.468</text:p>
          </table:table-cell>
          <table:table-cell office:value-type="string">
            <text:p><text:s text:c="7"/>NA</text:p>
          </table:table-cell>
          <table:table-cell office:value-type="float" office:value="0.002241">
            <text:p>0.002241</text:p>
          </table:table-cell>
          <table:table-cell office:value-type="float" office:value="-0.044876">
            <text:p>-0.044876</text:p>
          </table:table-cell>
          <table:table-cell office:value-type="float" office:value="-0.015089">
            <text:p>-0.015089</text:p>
          </table:table-cell>
          <table:table-cell office:value-type="float" office:value="-0.011373">
            <text:p>-0.011373</text:p>
          </table:table-cell>
        </table:table-row>
        <table:table-row table:style-name="ro1">
          <table:table-cell office:value-type="float" office:value="0.2816">
            <text:p>0.2816</text:p>
          </table:table-cell>
          <table:table-cell office:value-type="float" office:value="0.2998">
            <text:p>0.2998</text:p>
          </table:table-cell>
          <table:table-cell office:value-type="float" office:value="0.4407">
            <text:p>0.4407</text:p>
          </table:table-cell>
          <table:table-cell office:value-type="float" office:value="0.6158">
            <text:p>0.6158</text:p>
          </table:table-cell>
          <table:table-cell office:value-type="float" office:value="0.596">
            <text:p>0.596</text:p>
          </table:table-cell>
          <table:table-cell office:value-type="float" office:value="0.2827">
            <text:p>0.2827</text:p>
          </table:table-cell>
          <table:table-cell office:value-type="float" office:value="0.3042">
            <text:p>0.3042</text:p>
          </table:table-cell>
          <table:table-cell office:value-type="float" office:value="0.4257">
            <text:p>0.4257</text:p>
          </table:table-cell>
          <table:table-cell office:value-type="float" office:value="0.5984">
            <text:p>0.5984</text:p>
          </table:table-cell>
          <table:table-cell office:value-type="float" office:value="0.5656">
            <text:p>0.5656</text:p>
          </table:table-cell>
          <table:table-cell office:value-type="float" office:value="3.8">
            <text:p>3.8</text:p>
          </table:table-cell>
          <table:table-cell table:number-columns-repeated="2" office:value-type="float" office:value="3.62">
            <text:p>3.62</text:p>
          </table:table-cell>
          <table:table-cell office:value-type="float" office:value="2.529">
            <text:p>2.529</text:p>
          </table:table-cell>
          <table:table-cell office:value-type="float" office:value="1.988">
            <text:p>1.988</text:p>
          </table:table-cell>
          <table:table-cell office:value-type="float" office:value="3.321">
            <text:p>3.321</text:p>
          </table:table-cell>
          <table:table-cell office:value-type="float" office:value="0.002372">
            <text:p>0.002372</text:p>
          </table:table-cell>
          <table:table-cell office:value-type="float" office:value="-0.005812">
            <text:p>-0.005812</text:p>
          </table:table-cell>
          <table:table-cell office:value-type="float" office:value="-0.011883">
            <text:p>-0.011883</text:p>
          </table:table-cell>
          <table:table-cell office:value-type="float" office:value="-0.007535">
            <text:p>-0.007535</text:p>
          </table:table-cell>
          <table:table-cell office:value-type="float" office:value="0.009256">
            <text:p>0.009256</text:p>
          </table:table-cell>
        </table:table-row>
        <table:table-row table:style-name="ro1">
          <table:table-cell office:value-type="float" office:value="0.3229">
            <text:p>0.3229</text:p>
          </table:table-cell>
          <table:table-cell office:value-type="float" office:value="0.3729">
            <text:p>0.3729</text:p>
          </table:table-cell>
          <table:table-cell office:value-type="float" office:value="0.4724">
            <text:p>0.4724</text:p>
          </table:table-cell>
          <table:table-cell office:value-type="float" office:value="0.598">
            <text:p>0.598</text:p>
          </table:table-cell>
          <table:table-cell office:value-type="float" office:value="0.5681">
            <text:p>0.5681</text:p>
          </table:table-cell>
          <table:table-cell office:value-type="float" office:value="0.3448">
            <text:p>0.3448</text:p>
          </table:table-cell>
          <table:table-cell office:value-type="float" office:value="0.3732">
            <text:p>0.3732</text:p>
          </table:table-cell>
          <table:table-cell office:value-type="float" office:value="0.4885">
            <text:p>0.4885</text:p>
          </table:table-cell>
          <table:table-cell office:value-type="float" office:value="0.6707">
            <text:p>0.6707</text:p>
          </table:table-cell>
          <table:table-cell office:value-type="float" office:value="0.4801">
            <text:p>0.4801</text:p>
          </table:table-cell>
          <table:table-cell table:number-columns-repeated="3" office:value-type="float" office:value="7.143">
            <text:p>7.143</text:p>
          </table:table-cell>
          <table:table-cell office:value-type="float" office:value="5.227">
            <text:p>5.227</text:p>
          </table:table-cell>
          <table:table-cell office:value-type="float" office:value="4.939">
            <text:p>4.939</text:p>
          </table:table-cell>
          <table:table-cell office:value-type="float" office:value="8.597">
            <text:p>8.597</text:p>
          </table:table-cell>
          <table:table-cell office:value-type="float" office:value="0.007208">
            <text:p>0.007208</text:p>
          </table:table-cell>
          <table:table-cell office:value-type="float" office:value="0.000941">
            <text:p>0.000941</text:p>
          </table:table-cell>
          <table:table-cell office:value-type="float" office:value="0.013451">
            <text:p>0.013451</text:p>
          </table:table-cell>
          <table:table-cell office:value-type="float" office:value="0.031999">
            <text:p>0.031999</text:p>
          </table:table-cell>
          <table:table-cell office:value-type="float" office:value="0.028273">
            <text:p>0.028273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1119">
            <text:p>0.1119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1097">
            <text:p>0.1097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float" office:value="44.28">
            <text:p>44.28</text:p>
          </table:table-cell>
          <table:table-cell office:value-type="float" office:value="147.14">
            <text:p>147.14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float" office:value="0.1037">
            <text:p>0.1037</text:p>
          </table:table-cell>
          <table:table-cell office:value-type="float" office:value="0.1553">
            <text:p>0.1553</text:p>
          </table:table-cell>
          <table:table-cell office:value-type="float" office:value="0.1669">
            <text:p>0.1669</text:p>
          </table:table-cell>
          <table:table-cell office:value-type="float" office:value="0.1418">
            <text:p>0.1418</text:p>
          </table:table-cell>
          <table:table-cell office:value-type="float" office:value="0.166">
            <text:p>0.166</text:p>
          </table:table-cell>
          <table:table-cell office:value-type="float" office:value="0.1375">
            <text:p>0.1375</text:p>
          </table:table-cell>
          <table:table-cell office:value-type="float" office:value="0.1787">
            <text:p>0.1787</text:p>
          </table:table-cell>
          <table:table-cell office:value-type="float" office:value="0.2201">
            <text:p>0.2201</text:p>
          </table:table-cell>
          <table:table-cell office:value-type="float" office:value="0.23">
            <text:p>0.23</text:p>
          </table:table-cell>
          <table:table-cell office:value-type="float" office:value="0.2509">
            <text:p>0.2509</text:p>
          </table:table-cell>
          <table:table-cell table:number-columns-repeated="3" office:value-type="float" office:value="28.75">
            <text:p>28.75</text:p>
          </table:table-cell>
          <table:table-cell office:value-type="float" office:value="25.553">
            <text:p>25.553</text:p>
          </table:table-cell>
          <table:table-cell office:value-type="float" office:value="50.062">
            <text:p>50.062</text:p>
          </table:table-cell>
          <table:table-cell office:value-type="float" office:value="170.39">
            <text:p>170.39</text:p>
          </table:table-cell>
          <table:table-cell office:value-type="string">
            <text:p><text:s text:c="7"/>NA</text:p>
          </table:table-cell>
          <table:table-cell office:value-type="string">
            <text:p><text:s text:c="5"/>NA</text:p>
          </table:table-cell>
          <table:table-cell office:value-type="float" office:value="-0.03908">
            <text:p>-0.03908</text:p>
          </table:table-cell>
          <table:table-cell office:value-type="float" office:value="-0.015699">
            <text:p>-0.015699</text:p>
          </table:table-cell>
          <table:table-cell office:value-type="float" office:value="-0.032608">
            <text:p>-0.032608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0.0613">
            <text:p>0.0613</text:p>
          </table:table-cell>
          <table:table-cell office:value-type="float" office:value="0.092">
            <text:p>0.092</text:p>
          </table:table-cell>
          <table:table-cell office:value-type="float" office:value="0.1272">
            <text:p>0.1272</text:p>
          </table:table-cell>
          <table:table-cell office:value-type="float" office:value="0.1564">
            <text:p>0.1564</text:p>
          </table:table-cell>
          <table:table-cell office:value-type="float" office:value="0.0492">
            <text:p>0.0492</text:p>
          </table:table-cell>
          <table:table-cell office:value-type="float" office:value="0.0754">
            <text:p>0.0754</text:p>
          </table:table-cell>
          <table:table-cell office:value-type="float" office:value="0.1004">
            <text:p>0.1004</text:p>
          </table:table-cell>
          <table:table-cell office:value-type="float" office:value="0.1416">
            <text:p>0.1416</text:p>
          </table:table-cell>
          <table:table-cell office:value-type="float" office:value="0.1656">
            <text:p>0.1656</text:p>
          </table:table-cell>
          <table:table-cell office:value-type="float" office:value="60.004">
            <text:p>60.004</text:p>
          </table:table-cell>
          <table:table-cell office:value-type="float" office:value="59.997">
            <text:p>59.997</text:p>
          </table:table-cell>
          <table:table-cell office:value-type="float" office:value="70">
            <text:p>70</text:p>
          </table:table-cell>
          <table:table-cell office:value-type="float" office:value="57.407">
            <text:p>57.407</text:p>
          </table:table-cell>
          <table:table-cell office:value-type="float" office:value="71.702">
            <text:p>71.702</text:p>
          </table:table-cell>
          <table:table-cell office:value-type="float" office:value="170.04">
            <text:p>170.04</text:p>
          </table:table-cell>
          <table:table-cell office:value-type="float" office:value="0.009702">
            <text:p>0.009702</text:p>
          </table:table-cell>
          <table:table-cell office:value-type="float" office:value="-0.001042">
            <text:p>-0.001042</text:p>
          </table:table-cell>
          <table:table-cell office:value-type="float" office:value="-0.050311">
            <text:p>-0.050311</text:p>
          </table:table-cell>
          <table:table-cell office:value-type="float" office:value="-0.013535">
            <text:p>-0.013535</text:p>
          </table:table-cell>
          <table:table-cell office:value-type="float" office:value="-0.014929">
            <text:p>-0.014929</text:p>
          </table:table-cell>
        </table:table-row>
        <table:table-row table:style-name="ro1">
          <table:table-cell office:value-type="float" office:value="0.2064">
            <text:p>0.2064</text:p>
          </table:table-cell>
          <table:table-cell office:value-type="float" office:value="0.228">
            <text:p>0.228</text:p>
          </table:table-cell>
          <table:table-cell office:value-type="float" office:value="0.3238">
            <text:p>0.3238</text:p>
          </table:table-cell>
          <table:table-cell office:value-type="float" office:value="0.4253">
            <text:p>0.4253</text:p>
          </table:table-cell>
          <table:table-cell office:value-type="float" office:value="0.4013">
            <text:p>0.4013</text:p>
          </table:table-cell>
          <table:table-cell office:value-type="float" office:value="0.2053">
            <text:p>0.2053</text:p>
          </table:table-cell>
          <table:table-cell office:value-type="float" office:value="0.2327">
            <text:p>0.2327</text:p>
          </table:table-cell>
          <table:table-cell office:value-type="float" office:value="0.3134">
            <text:p>0.3134</text:p>
          </table:table-cell>
          <table:table-cell office:value-type="float" office:value="0.4358">
            <text:p>0.4358</text:p>
          </table:table-cell>
          <table:table-cell office:value-type="float" office:value="0.3982">
            <text:p>0.3982</text:p>
          </table:table-cell>
          <table:table-cell table:number-columns-repeated="3" office:value-type="float" office:value="5.173">
            <text:p>5.173</text:p>
          </table:table-cell>
          <table:table-cell office:value-type="float" office:value="4.152">
            <text:p>4.152</text:p>
          </table:table-cell>
          <table:table-cell office:value-type="float" office:value="4.23">
            <text:p>4.23</text:p>
          </table:table-cell>
          <table:table-cell office:value-type="float" office:value="8.604">
            <text:p>8.604</text:p>
          </table:table-cell>
          <table:table-cell office:value-type="float" office:value="-0.000185">
            <text:p>-0.000185</text:p>
          </table:table-cell>
          <table:table-cell office:value-type="float" office:value="0.00157">
            <text:p>0.00157</text:p>
          </table:table-cell>
          <table:table-cell office:value-type="float" office:value="0.005175">
            <text:p>0.005175</text:p>
          </table:table-cell>
          <table:table-cell office:value-type="float" office:value="-0.021567">
            <text:p>-0.021567</text:p>
          </table:table-cell>
          <table:table-cell office:value-type="float" office:value="0.002706">
            <text:p>0.002706</text:p>
          </table:table-cell>
        </table:table-row>
        <table:table-row table:style-name="ro1">
          <table:table-cell office:value-type="float" office:value="0.1734">
            <text:p>0.1734</text:p>
          </table:table-cell>
          <table:table-cell office:value-type="float" office:value="0.2102">
            <text:p>0.2102</text:p>
          </table:table-cell>
          <table:table-cell office:value-type="float" office:value="0.2871">
            <text:p>0.2871</text:p>
          </table:table-cell>
          <table:table-cell office:value-type="float" office:value="0.4666">
            <text:p>0.4666</text:p>
          </table:table-cell>
          <table:table-cell office:value-type="float" office:value="0.443">
            <text:p>0.443</text:p>
          </table:table-cell>
          <table:table-cell office:value-type="float" office:value="0.1898">
            <text:p>0.1898</text:p>
          </table:table-cell>
          <table:table-cell office:value-type="float" office:value="0.2065">
            <text:p>0.2065</text:p>
          </table:table-cell>
          <table:table-cell office:value-type="float" office:value="0.3001">
            <text:p>0.3001</text:p>
          </table:table-cell>
          <table:table-cell office:value-type="float" office:value="0.4393">
            <text:p>0.4393</text:p>
          </table:table-cell>
          <table:table-cell office:value-type="float" office:value="0.4557">
            <text:p>0.4557</text:p>
          </table:table-cell>
          <table:table-cell table:number-columns-repeated="3" office:value-type="float" office:value="4.373">
            <text:p>4.373</text:p>
          </table:table-cell>
          <table:table-cell office:value-type="float" office:value="2.581">
            <text:p>2.581</text:p>
          </table:table-cell>
          <table:table-cell office:value-type="float" office:value="1.675">
            <text:p>1.675</text:p>
          </table:table-cell>
          <table:table-cell office:value-type="float" office:value="2.457">
            <text:p>2.457</text:p>
          </table:table-cell>
          <table:table-cell office:value-type="float" office:value="0.013973">
            <text:p>0.013973</text:p>
          </table:table-cell>
          <table:table-cell office:value-type="float" office:value="0.005996">
            <text:p>0.005996</text:p>
          </table:table-cell>
          <table:table-cell office:value-type="float" office:value="0.006283">
            <text:p>0.006283</text:p>
          </table:table-cell>
          <table:table-cell office:value-type="float" office:value="-0.006283">
            <text:p>-0.006283</text:p>
          </table:table-cell>
          <table:table-cell office:value-type="float" office:value="0.014117">
            <text:p>0.014117</text:p>
          </table:table-cell>
        </table:table-row>
        <table:table-row table:style-name="ro1">
          <table:table-cell office:value-type="float" office:value="0.0268">
            <text:p>0.0268</text:p>
          </table:table-cell>
          <table:table-cell office:value-type="float" office:value="0.0273">
            <text:p>0.0273</text:p>
          </table:table-cell>
          <table:table-cell office:value-type="float" office:value="0.0314">
            <text:p>0.0314</text:p>
          </table:table-cell>
          <table:table-cell office:value-type="float" office:value="0.0302">
            <text:p>0.0302</text:p>
          </table:table-cell>
          <table:table-cell office:value-type="float" office:value="0.0533">
            <text:p>0.0533</text:p>
          </table:table-cell>
          <table:table-cell office:value-type="float" office:value="0.0367">
            <text:p>0.0367</text:p>
          </table:table-cell>
          <table:table-cell office:value-type="float" office:value="0.0327">
            <text:p>0.0327</text:p>
          </table:table-cell>
          <table:table-cell office:value-type="float" office:value="0.0467">
            <text:p>0.0467</text:p>
          </table:table-cell>
          <table:table-cell office:value-type="float" office:value="0.0643">
            <text:p>0.0643</text:p>
          </table:table-cell>
          <table:table-cell office:value-type="float" office:value="0.0757">
            <text:p>0.0757</text:p>
          </table:table-cell>
          <table:table-cell office:value-type="float" office:value="4.928">
            <text:p>4.928</text:p>
          </table:table-cell>
          <table:table-cell office:value-type="float" office:value="9.097">
            <text:p>9.097</text:p>
          </table:table-cell>
          <table:table-cell office:value-type="float" office:value="11.5">
            <text:p>11.5</text:p>
          </table:table-cell>
          <table:table-cell office:value-type="float" office:value="14.442">
            <text:p>14.442</text:p>
          </table:table-cell>
          <table:table-cell office:value-type="float" office:value="76.038">
            <text:p>76.038</text:p>
          </table:table-cell>
          <table:table-cell office:value-type="float" office:value="521.98">
            <text:p>521.98</text:p>
          </table:table-cell>
          <table:table-cell office:value-type="string">
            <text:p><text:s text:c="7"/>NA</text:p>
          </table:table-cell>
          <table:table-cell office:value-type="string">
            <text:p><text:s text:c="5"/>NA</text:p>
          </table:table-cell>
          <table:table-cell office:value-type="float" office:value="-0.030852">
            <text:p>-0.030852</text:p>
          </table:table-cell>
          <table:table-cell office:value-type="float" office:value="-0.062643">
            <text:p>-0.062643</text:p>
          </table:table-cell>
          <table:table-cell office:value-type="float" office:value="-0.007906">
            <text:p>-0.007906</text:p>
          </table:table-cell>
        </table:table-row>
        <table:table-row table:style-name="ro1">
          <table:table-cell office:value-type="float" office:value="0.1518">
            <text:p>0.1518</text:p>
          </table:table-cell>
          <table:table-cell office:value-type="float" office:value="0.1537">
            <text:p>0.1537</text:p>
          </table:table-cell>
          <table:table-cell office:value-type="float" office:value="0.1845">
            <text:p>0.1845</text:p>
          </table:table-cell>
          <table:table-cell office:value-type="float" office:value="0.2479">
            <text:p>0.2479</text:p>
          </table:table-cell>
          <table:table-cell office:value-type="float" office:value="0.2627">
            <text:p>0.2627</text:p>
          </table:table-cell>
          <table:table-cell office:value-type="float" office:value="0.1576">
            <text:p>0.1576</text:p>
          </table:table-cell>
          <table:table-cell office:value-type="float" office:value="0.1571">
            <text:p>0.1571</text:p>
          </table:table-cell>
          <table:table-cell office:value-type="float" office:value="0.194">
            <text:p>0.194</text:p>
          </table:table-cell>
          <table:table-cell office:value-type="float" office:value="0.25">
            <text:p>0.25</text:p>
          </table:table-cell>
          <table:table-cell office:value-type="float" office:value="0.2473">
            <text:p>0.2473</text:p>
          </table:table-cell>
          <table:table-cell table:number-columns-repeated="2" office:value-type="float" office:value="0.357">
            <text:p>0.357</text:p>
          </table:table-cell>
          <table:table-cell office:value-type="float" office:value="0.417">
            <text:p>0.417</text:p>
          </table:table-cell>
          <table:table-cell office:value-type="float" office:value="0.452">
            <text:p>0.452</text:p>
          </table:table-cell>
          <table:table-cell office:value-type="float" office:value="0.43">
            <text:p>0.43</text:p>
          </table:table-cell>
          <table:table-cell office:value-type="float" office:value="0.779">
            <text:p>0.779</text:p>
          </table:table-cell>
          <table:table-cell office:value-type="float" office:value="0.011117">
            <text:p>0.011117</text:p>
          </table:table-cell>
          <table:table-cell office:value-type="float" office:value="0.002311">
            <text:p>0.002311</text:p>
          </table:table-cell>
          <table:table-cell office:value-type="float" office:value="-0.029551">
            <text:p>-0.029551</text:p>
          </table:table-cell>
          <table:table-cell office:value-type="float" office:value="0.028042">
            <text:p>0.028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024">
            <text:p>0.2024</text:p>
          </table:table-cell>
          <table:table-cell office:value-type="float" office:value="0.1231">
            <text:p>0.1231</text:p>
          </table:table-cell>
          <table:table-cell office:value-type="float" office:value="0.1247">
            <text:p>0.1247</text:p>
          </table:table-cell>
          <table:table-cell office:value-type="float" office:value="0.1431">
            <text:p>0.1431</text:p>
          </table:table-cell>
          <table:table-cell office:value-type="float" office:value="0.1464">
            <text:p>0.1464</text:p>
          </table:table-cell>
          <table:table-cell office:value-type="float" office:value="0.2405">
            <text:p>0.2405</text:p>
          </table:table-cell>
          <table:table-cell office:value-type="float" office:value="0.1292">
            <text:p>0.1292</text:p>
          </table:table-cell>
          <table:table-cell office:value-type="float" office:value="0.1585">
            <text:p>0.1585</text:p>
          </table:table-cell>
          <table:table-cell office:value-type="float" office:value="0.1892">
            <text:p>0.1892</text:p>
          </table:table-cell>
          <table:table-cell office:value-type="float" office:value="0.1569">
            <text:p>0.1569</text:p>
          </table:table-cell>
          <table:table-cell office:value-type="float" office:value="3">
            <text:p>3</text:p>
          </table:table-cell>
          <table:table-cell office:value-type="float" office:value="6.958">
            <text:p>6.958</text:p>
          </table:table-cell>
          <table:table-cell office:value-type="float" office:value="12.5">
            <text:p>12.5</text:p>
          </table:table-cell>
          <table:table-cell office:value-type="float" office:value="17.344">
            <text:p>17.344</text:p>
          </table:table-cell>
          <table:table-cell office:value-type="float" office:value="24.639">
            <text:p>24.639</text:p>
          </table:table-cell>
          <table:table-cell office:value-type="float" office:value="270.16">
            <text:p>270.16</text:p>
          </table:table-cell>
          <table:table-cell office:value-type="string">
            <text:p><text:s text:c="7"/>NA</text:p>
          </table:table-cell>
          <table:table-cell office:value-type="string">
            <text:p><text:s text:c="5"/>NA</text:p>
          </table:table-cell>
          <table:table-cell office:value-type="float" office:value="0.059783">
            <text:p>0.059783</text:p>
          </table:table-cell>
          <table:table-cell office:value-type="float" office:value="-0.066801">
            <text:p>-0.066801</text:p>
          </table:table-cell>
          <table:table-cell office:value-type="float" office:value="-0.00678">
            <text:p>-0.00678</text:p>
          </table:table-cell>
        </table:table-row>
        <table:table-row table:style-name="ro1">
          <table:table-cell office:value-type="float" office:value="0.1095">
            <text:p>0.1095</text:p>
          </table:table-cell>
          <table:table-cell office:value-type="float" office:value="0.1086">
            <text:p>0.1086</text:p>
          </table:table-cell>
          <table:table-cell office:value-type="float" office:value="0.135">
            <text:p>0.135</text:p>
          </table:table-cell>
          <table:table-cell office:value-type="float" office:value="0.1707">
            <text:p>0.1707</text:p>
          </table:table-cell>
          <table:table-cell office:value-type="float" office:value="0.1634">
            <text:p>0.1634</text:p>
          </table:table-cell>
          <table:table-cell office:value-type="float" office:value="0.1109">
            <text:p>0.1109</text:p>
          </table:table-cell>
          <table:table-cell office:value-type="float" office:value="0.1175">
            <text:p>0.1175</text:p>
          </table:table-cell>
          <table:table-cell office:value-type="float" office:value="0.1294">
            <text:p>0.1294</text:p>
          </table:table-cell>
          <table:table-cell office:value-type="float" office:value="0.1729">
            <text:p>0.1729</text:p>
          </table:table-cell>
          <table:table-cell office:value-type="float" office:value="0.1853">
            <text:p>0.1853</text:p>
          </table:table-cell>
          <table:table-cell table:number-columns-repeated="3" office:value-type="float" office:value="0.893">
            <text:p>0.893</text:p>
          </table:table-cell>
          <table:table-cell office:value-type="float" office:value="0.732">
            <text:p>0.732</text:p>
          </table:table-cell>
          <table:table-cell office:value-type="float" office:value="0.898">
            <text:p>0.898</text:p>
          </table:table-cell>
          <table:table-cell office:value-type="float" office:value="1.304">
            <text:p>1.304</text:p>
          </table:table-cell>
          <table:table-cell office:value-type="float" office:value="0.006048">
            <text:p>0.006048</text:p>
          </table:table-cell>
          <table:table-cell office:value-type="float" office:value="-0.020617">
            <text:p>-0.020617</text:p>
          </table:table-cell>
          <table:table-cell office:value-type="float" office:value="-0.011635">
            <text:p>-0.011635</text:p>
          </table:table-cell>
          <table:table-cell office:value-type="float" office:value="-0.041363">
            <text:p>-0.041363</text:p>
          </table:table-cell>
          <table:table-cell office:value-type="float" office:value="-0.022058">
            <text:p>-0.022058</text:p>
          </table:table-cell>
        </table:table-row>
        <table:table-row table:style-name="ro1">
          <table:table-cell office:value-type="float" office:value="0.1712">
            <text:p>0.1712</text:p>
          </table:table-cell>
          <table:table-cell office:value-type="float" office:value="0.189">
            <text:p>0.189</text:p>
          </table:table-cell>
          <table:table-cell office:value-type="float" office:value="0.2201">
            <text:p>0.2201</text:p>
          </table:table-cell>
          <table:table-cell office:value-type="float" office:value="0.2251">
            <text:p>0.2251</text:p>
          </table:table-cell>
          <table:table-cell office:value-type="float" office:value="0.2273">
            <text:p>0.2273</text:p>
          </table:table-cell>
          <table:table-cell office:value-type="float" office:value="0.1787">
            <text:p>0.1787</text:p>
          </table:table-cell>
          <table:table-cell office:value-type="float" office:value="0.2123">
            <text:p>0.2123</text:p>
          </table:table-cell>
          <table:table-cell office:value-type="float" office:value="0.2568">
            <text:p>0.2568</text:p>
          </table:table-cell>
          <table:table-cell office:value-type="float" office:value="0.2439">
            <text:p>0.2439</text:p>
          </table:table-cell>
          <table:table-cell office:value-type="float" office:value="0.261">
            <text:p>0.261</text:p>
          </table:table-cell>
          <table:table-cell table:number-columns-repeated="2" office:value-type="float" office:value="0.793">
            <text:p>0.793</text:p>
          </table:table-cell>
          <table:table-cell office:value-type="float" office:value="0.871">
            <text:p>0.871</text:p>
          </table:table-cell>
          <table:table-cell office:value-type="float" office:value="0.824">
            <text:p>0.824</text:p>
          </table:table-cell>
          <table:table-cell office:value-type="float" office:value="0.817">
            <text:p>0.817</text:p>
          </table:table-cell>
          <table:table-cell office:value-type="float" office:value="1.153">
            <text:p>1.153</text:p>
          </table:table-cell>
          <table:table-cell office:value-type="string">
            <text:p><text:s text:c="7"/>NA</text:p>
          </table:table-cell>
          <table:table-cell office:value-type="float" office:value="-0.0039">
            <text:p>-0.0039</text:p>
          </table:table-cell>
          <table:table-cell office:value-type="float" office:value="0.09377">
            <text:p>0.09377</text:p>
          </table:table-cell>
          <table:table-cell office:value-type="float" office:value="-0.06036">
            <text:p>-0.06036</text:p>
          </table:table-cell>
          <table:table-cell office:value-type="float" office:value="-0.05688">
            <text:p>-0.05688</text:p>
          </table:table-cell>
        </table:table-row>
        <table:table-row table:style-name="ro1">
          <table:table-cell office:value-type="float" office:value="0.1694">
            <text:p>0.1694</text:p>
          </table:table-cell>
          <table:table-cell office:value-type="float" office:value="0.1607">
            <text:p>0.1607</text:p>
          </table:table-cell>
          <table:table-cell office:value-type="float" office:value="0.1876">
            <text:p>0.1876</text:p>
          </table:table-cell>
          <table:table-cell office:value-type="float" office:value="0.2216">
            <text:p>0.2216</text:p>
          </table:table-cell>
          <table:table-cell office:value-type="float" office:value="0.244">
            <text:p>0.244</text:p>
          </table:table-cell>
          <table:table-cell office:value-type="float" office:value="0.1688">
            <text:p>0.1688</text:p>
          </table:table-cell>
          <table:table-cell office:value-type="float" office:value="0.1562">
            <text:p>0.1562</text:p>
          </table:table-cell>
          <table:table-cell office:value-type="float" office:value="0.2007">
            <text:p>0.2007</text:p>
          </table:table-cell>
          <table:table-cell office:value-type="float" office:value="0.2447">
            <text:p>0.2447</text:p>
          </table:table-cell>
          <table:table-cell office:value-type="float" office:value="0.2657">
            <text:p>0.2657</text:p>
          </table:table-cell>
          <table:table-cell office:value-type="float" office:value="0.714">
            <text:p>0.714</text:p>
          </table:table-cell>
          <table:table-cell office:value-type="float" office:value="0.719">
            <text:p>0.719</text:p>
          </table:table-cell>
          <table:table-cell office:value-type="float" office:value="0.893">
            <text:p>0.893</text:p>
          </table:table-cell>
          <table:table-cell office:value-type="float" office:value="0.886">
            <text:p>0.886</text:p>
          </table:table-cell>
          <table:table-cell office:value-type="float" office:value="1.036">
            <text:p>1.036</text:p>
          </table:table-cell>
          <table:table-cell office:value-type="float" office:value="1.955">
            <text:p>1.955</text:p>
          </table:table-cell>
          <table:table-cell office:value-type="float" office:value="0.02292">
            <text:p>0.02292</text:p>
          </table:table-cell>
          <table:table-cell office:value-type="float" office:value="-0.048208">
            <text:p>-0.048208</text:p>
          </table:table-cell>
          <table:table-cell office:value-type="float" office:value="-0.036482">
            <text:p>-0.036482</text:p>
          </table:table-cell>
          <table:table-cell office:value-type="float" office:value="0.019195">
            <text:p>0.019195</text:p>
          </table:table-cell>
          <table:table-cell office:value-type="float" office:value="-0.012453">
            <text:p>-0.012453</text:p>
          </table:table-cell>
        </table:table-row>
        <table:table-row table:style-name="ro1">
          <table:table-cell office:value-type="float" office:value="0.0611">
            <text:p>0.0611</text:p>
          </table:table-cell>
          <table:table-cell office:value-type="float" office:value="0.0634">
            <text:p>0.0634</text:p>
          </table:table-cell>
          <table:table-cell office:value-type="float" office:value="0.1427">
            <text:p>0.1427</text:p>
          </table:table-cell>
          <table:table-cell office:value-type="float" office:value="0.2087">
            <text:p>0.2087</text:p>
          </table:table-cell>
          <table:table-cell office:value-type="float" office:value="0.1873">
            <text:p>0.1873</text:p>
          </table:table-cell>
          <table:table-cell office:value-type="float" office:value="0.1011">
            <text:p>0.1011</text:p>
          </table:table-cell>
          <table:table-cell office:value-type="float" office:value="0.1352">
            <text:p>0.1352</text:p>
          </table:table-cell>
          <table:table-cell office:value-type="float" office:value="0.1817">
            <text:p>0.1817</text:p>
          </table:table-cell>
          <table:table-cell office:value-type="float" office:value="0.2183">
            <text:p>0.2183</text:p>
          </table:table-cell>
          <table:table-cell office:value-type="float" office:value="0.2691">
            <text:p>0.2691</text:p>
          </table:table-cell>
          <table:table-cell table:number-columns-repeated="3" office:value-type="float" office:value="0.893">
            <text:p>0.893</text:p>
          </table:table-cell>
          <table:table-cell office:value-type="float" office:value="0.764">
            <text:p>0.764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-0.02455">
            <text:p>-0.02455</text:p>
          </table:table-cell>
          <table:table-cell office:value-type="float" office:value="-0.07675">
            <text:p>-0.07675</text:p>
          </table:table-cell>
          <table:table-cell office:value-type="float" office:value="-0.02457">
            <text:p>-0.02457</text:p>
          </table:table-cell>
          <table:table-cell office:value-type="float" office:value="-0.01812">
            <text:p>-0.01812</text:p>
          </table:table-cell>
          <table:table-cell office:value-type="float" office:value="0.01557">
            <text:p>0.01557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005">
            <text:p>0.2005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2676">
            <text:p>0.2676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float" office:value="0.83">
            <text:p>0.83</text:p>
          </table:table-cell>
          <table:table-cell office:value-type="float" office:value="1.48">
            <text:p>1.48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float" office:value="1.304">
            <text:p>1.304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string">
            <text:p><text:s text:c="5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float" office:value="106.03">
            <text:p>106.03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216">
            <text:p>0.1216</text:p>
          </table:table-cell>
          <table:table-cell office:value-type="float" office:value="0.0975">
            <text:p>0.0975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4374">
            <text:p>0.4374</text:p>
          </table:table-cell>
          <table:table-cell office:value-type="float" office:value="0.2641">
            <text:p>0.2641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string">
            <text:p><text:s text:c="7"/>NA</text:p>
          </table:table-cell>
          <table:table-cell office:value-type="string">
            <text:p><text:s text:c="6"/>NA</text:p>
          </table:table-cell>
          <table:table-cell office:value-type="float" office:value="0.919">
            <text:p>0.919</text:p>
          </table:table-cell>
          <table:table-cell office:value-type="float" office:value="2.244">
            <text:p>2.244</text:p>
          </table:table-cell>
          <table:table-cell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</table:table-row>
        <table:table-row table:style-name="ro1">
          <table:table-cell office:value-type="string">
            <text:p/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2-25T23:01:58</dc:date>
    <dc:creator>Till Rohrmann</dc:creator>
    <meta:editing-duration>P0D</meta:editing-duration>
    <meta:editing-cycles>1</meta:editing-cycles>
    <meta:document-statistic meta:table-count="1" meta:cell-count="2909" meta:object-count="0"/>
  </office:meta>
</office:document-meta>
</file>